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Times New Roman" svg:font-family="'Times New Roman'" style:font-family-generic="roman" style:font-pitch="variable"/>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185" style:family="table-column">
      <style:table-column-properties fo:break-before="auto" style:column-width="1.8335in"/>
    </style:style>
    <style:style style:name="co10" style:family="table-column">
      <style:table-column-properties fo:break-before="auto" style:column-width="0.5728in"/>
    </style:style>
    <style:style style:name="co186" style:family="table-column">
      <style:table-column-properties fo:break-before="auto" style:column-width="1.8437in"/>
    </style:style>
    <style:style style:name="co12" style:family="table-column">
      <style:table-column-properties fo:break-before="auto" style:column-width="0.6252in"/>
    </style:style>
    <style:style style:name="co187" style:family="table-column">
      <style:table-column-properties fo:break-before="auto" style:column-width="3.6354in"/>
    </style:style>
    <style:style style:name="co188" style:family="table-column">
      <style:table-column-properties fo:break-before="auto" style:column-width="1.1398in"/>
    </style:style>
    <style:style style:name="co15" style:family="table-column">
      <style:table-column-properties fo:break-before="auto" style:column-width="0.8335in"/>
    </style:style>
    <style:style style:name="co189" style:family="table-column">
      <style:table-column-properties fo:break-before="auto" style:column-width="0.948in"/>
    </style:style>
    <style:style style:name="co190" style:family="table-column">
      <style:table-column-properties fo:break-before="auto" style:column-width="0.8264in"/>
    </style:style>
    <style:style style:name="co191" style:family="table-column">
      <style:table-column-properties fo:break-before="auto" style:column-width="1.072in"/>
    </style:style>
    <style:style style:name="co192" style:family="table-column">
      <style:table-column-properties fo:break-before="auto" style:column-width="0.6925in"/>
    </style:style>
    <style:style style:name="co193" style:family="table-column">
      <style:table-column-properties fo:break-before="auto" style:column-width="0.748in"/>
    </style:style>
    <style:style style:name="co1" style:family="table-column">
      <style:table-column-properties fo:break-before="auto" style:column-width="0.7189in"/>
    </style:style>
    <style:style style:name="co194" style:family="table-column">
      <style:table-column-properties fo:break-before="auto" style:column-width="1.9028in"/>
    </style:style>
    <style:style style:name="co200" style:family="table-column">
      <style:table-column-properties fo:break-before="auto" style:column-width="1.7472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26" style:family="table-column">
      <style:table-column-properties fo:break-before="auto" style:column-width="5.0417in"/>
    </style:style>
    <style:style style:name="co27" style:family="table-column">
      <style:table-column-properties fo:break-before="auto" style:column-width="1.2709in"/>
    </style:style>
    <style:style style:name="co28" style:family="table-column">
      <style:table-column-properties fo:break-before="auto" style:column-width="1.0626in"/>
    </style:style>
    <style:style style:name="co29" style:family="table-column">
      <style:table-column-properties fo:break-before="auto" style:column-width="0.9075in"/>
    </style:style>
    <style:style style:name="co30" style:family="table-column">
      <style:table-column-properties fo:break-before="auto" style:column-width="1.552in"/>
    </style:style>
    <style:style style:name="co31" style:family="table-column">
      <style:table-column-properties fo:break-before="auto" style:column-width="2.1665in"/>
    </style:style>
    <style:style style:name="co32" style:family="table-column">
      <style:table-column-properties fo:break-before="auto" style:column-width="0.8925in"/>
    </style:style>
    <style:style style:name="co33" style:family="table-column">
      <style:table-column-properties fo:break-before="auto" style:column-width="2.3752in"/>
    </style:style>
    <style:style style:name="co34" style:family="table-column">
      <style:table-column-properties fo:break-before="auto" style:column-width="0.8957in"/>
    </style:style>
    <style:style style:name="co35" style:family="table-column">
      <style:table-column-properties fo:break-before="auto" style:column-width="3.6252in"/>
    </style:style>
    <style:style style:name="co36" style:family="table-column">
      <style:table-column-properties fo:break-before="auto" style:column-width="1.5189in"/>
    </style:style>
    <style:style style:name="co37" style:family="table-column">
      <style:table-column-properties fo:break-before="auto" style:column-width="1.1252in"/>
    </style:style>
    <style:style style:name="co38" style:family="table-column">
      <style:table-column-properties fo:break-before="auto" style:column-width="1.4181in"/>
    </style:style>
    <style:style style:name="co39" style:family="table-column">
      <style:table-column-properties fo:break-before="auto" style:column-width="0.7083in"/>
    </style:style>
    <style:style style:name="co40" style:family="table-column">
      <style:table-column-properties fo:break-before="auto" style:column-width="1.8543in"/>
    </style:style>
    <style:style style:name="co41" style:family="table-column">
      <style:table-column-properties fo:break-before="auto" style:column-width="1.7201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6457in"/>
    </style:style>
    <style:style style:name="co45" style:family="table-column">
      <style:table-column-properties fo:break-before="auto" style:column-width="2.3126in"/>
    </style:style>
    <style:style style:name="co46" style:family="table-column">
      <style:table-column-properties fo:break-before="auto" style:column-width="0.7917in"/>
    </style:style>
    <style:style style:name="co47" style:family="table-column">
      <style:table-column-properties fo:break-before="auto" style:column-width="1.9791in"/>
    </style:style>
    <style:style style:name="co48" style:family="table-column">
      <style:table-column-properties fo:break-before="auto" style:column-width="2.2118in"/>
    </style:style>
    <style:style style:name="co49" style:family="table-column">
      <style:table-column-properties fo:break-before="auto" style:column-width="2.1252in"/>
    </style:style>
    <style:style style:name="co50" style:family="table-column">
      <style:table-column-properties fo:break-before="auto" style:column-width="3.2291in"/>
    </style:style>
    <style:style style:name="co51" style:family="table-column">
      <style:table-column-properties fo:break-before="auto" style:column-width="0.6563in"/>
    </style:style>
    <style:style style:name="co52" style:family="table-column">
      <style:table-column-properties fo:break-before="auto" style:column-width="3.7819in"/>
    </style:style>
    <style:style style:name="co53" style:family="table-column">
      <style:table-column-properties fo:break-before="auto" style:column-width="1.0311in"/>
    </style:style>
    <style:style style:name="co54" style:family="table-column">
      <style:table-column-properties fo:break-before="auto" style:column-width="0.802in"/>
    </style:style>
    <style:style style:name="co55" style:family="table-column">
      <style:table-column-properties fo:break-before="auto" style:column-width="0.8752in"/>
    </style:style>
    <style:style style:name="co56" style:family="table-column">
      <style:table-column-properties fo:break-before="auto" style:column-width="1.8563in"/>
    </style:style>
    <style:style style:name="co57" style:family="table-column">
      <style:table-column-properties fo:break-before="auto" style:column-width="1.7256in"/>
    </style:style>
    <style:style style:name="co58" style:family="table-column">
      <style:table-column-properties fo:break-before="auto" style:column-width="1.1043in"/>
    </style:style>
    <style:style style:name="co59" style:family="table-column">
      <style:table-column-properties fo:break-before="auto" style:column-width="0.7602in"/>
    </style:style>
    <style:style style:name="co60" style:family="table-column">
      <style:table-column-properties fo:break-before="auto" style:column-width="3.1665in"/>
    </style:style>
    <style:style style:name="co61" style:family="table-column">
      <style:table-column-properties fo:break-before="auto" style:column-width="0.5937in"/>
    </style:style>
    <style:style style:name="co62" style:family="table-column">
      <style:table-column-properties fo:break-before="auto" style:column-width="4.8228in"/>
    </style:style>
    <style:style style:name="co63" style:family="table-column">
      <style:table-column-properties fo:break-before="auto" style:column-width="0.8543in"/>
    </style:style>
    <style:style style:name="co64" style:family="table-column">
      <style:table-column-properties fo:break-before="auto" style:column-width="3.6043in"/>
    </style:style>
    <style:style style:name="co65" style:family="table-column">
      <style:table-column-properties fo:break-before="auto" style:column-width="1.1874in"/>
    </style:style>
    <style:style style:name="co66" style:family="table-column">
      <style:table-column-properties fo:break-before="auto" style:column-width="0.6354in"/>
    </style:style>
    <style:style style:name="co67" style:family="table-column">
      <style:table-column-properties fo:break-before="auto" style:column-width="0.9898in"/>
    </style:style>
    <style:style style:name="co68" style:family="table-column">
      <style:table-column-properties fo:break-before="auto" style:column-width="0.7398in"/>
    </style:style>
    <style:style style:name="co69" style:family="table-column">
      <style:table-column-properties fo:break-before="auto" style:column-width="0.8437in"/>
    </style:style>
    <style:style style:name="co70" style:family="table-column">
      <style:table-column-properties fo:break-before="auto" style:column-width="0.75in"/>
    </style:style>
    <style:style style:name="co71" style:family="table-column">
      <style:table-column-properties fo:break-before="auto" style:column-width="1.8646in"/>
    </style:style>
    <style:style style:name="co72" style:family="table-column">
      <style:table-column-properties fo:break-before="auto" style:column-width="1.7236in"/>
    </style:style>
    <style:style style:name="co73" style:family="table-column">
      <style:table-column-properties fo:break-before="auto" style:column-width="1.4063in"/>
    </style:style>
    <style:style style:name="co74" style:family="table-column">
      <style:table-column-properties fo:break-before="auto" style:column-width="0.7291in"/>
    </style:style>
    <style:style style:name="co75" style:family="table-column">
      <style:table-column-properties fo:break-before="auto" style:column-width="1.6043in"/>
    </style:style>
    <style:style style:name="co76" style:family="table-column">
      <style:table-column-properties fo:break-before="auto" style:column-width="3.8854in"/>
    </style:style>
    <style:style style:name="co77" style:family="table-column">
      <style:table-column-properties fo:break-before="auto" style:column-width="3.0728in"/>
    </style:style>
    <style:style style:name="co78" style:family="table-column">
      <style:table-column-properties fo:break-before="auto" style:column-width="1.1563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3.2811in"/>
    </style:style>
    <style:style style:name="co83" style:family="table-column">
      <style:table-column-properties fo:break-before="auto" style:column-width="2.8543in"/>
    </style:style>
    <style:style style:name="co84" style:family="table-column">
      <style:table-column-properties fo:break-before="auto" style:column-width="0.6043in"/>
    </style:style>
    <style:style style:name="co85" style:family="table-column">
      <style:table-column-properties fo:break-before="auto" style:column-width="1.8547in"/>
    </style:style>
    <style:style style:name="co86" style:family="table-column">
      <style:table-column-properties fo:break-before="auto" style:column-width="1.7264in"/>
    </style:style>
    <style:style style:name="co87" style:family="table-column">
      <style:table-column-properties fo:break-before="auto" style:column-width="1.5937in"/>
    </style:style>
    <style:style style:name="co88" style:family="table-column">
      <style:table-column-properties fo:break-before="auto" style:column-width="1.6252in"/>
    </style:style>
    <style:style style:name="co89" style:family="table-column">
      <style:table-column-properties fo:break-before="auto" style:column-width="0.539in"/>
    </style:style>
    <style:style style:name="co90" style:family="table-column">
      <style:table-column-properties fo:break-before="auto" style:column-width="3.0937in"/>
    </style:style>
    <style:style style:name="co91" style:family="table-column">
      <style:table-column-properties fo:break-before="auto" style:column-width="0.9244in"/>
    </style:style>
    <style:style style:name="co92" style:family="table-column">
      <style:table-column-properties fo:break-before="auto" style:column-width="0.7984in"/>
    </style:style>
    <style:style style:name="co93" style:family="table-column">
      <style:table-column-properties fo:break-before="auto" style:column-width="1.198in"/>
    </style:style>
    <style:style style:name="co94" style:family="table-column">
      <style:table-column-properties fo:break-before="auto" style:column-width="0.7366in"/>
    </style:style>
    <style:style style:name="co95" style:family="table-column">
      <style:table-column-properties fo:break-before="auto" style:column-width="1.7244in"/>
    </style:style>
    <style:style style:name="co96" style:family="table-column">
      <style:table-column-properties fo:break-before="auto" style:column-width="2.9165in"/>
    </style:style>
    <style:style style:name="co97" style:family="table-column">
      <style:table-column-properties fo:break-before="auto" style:column-width="3.4583in"/>
    </style:style>
    <style:style style:name="co98" style:family="table-column">
      <style:table-column-properties fo:break-before="auto" style:column-width="2.2709in"/>
    </style:style>
    <style:style style:name="co99" style:family="table-column">
      <style:table-column-properties fo:break-before="auto" style:column-width="1.2354in"/>
    </style:style>
    <style:style style:name="co100" style:family="table-column">
      <style:table-column-properties fo:break-before="auto" style:column-width="0.7165in"/>
    </style:style>
    <style:style style:name="co101" style:family="table-column">
      <style:table-column-properties fo:break-before="auto" style:column-width="1.1256in"/>
    </style:style>
    <style:style style:name="co102" style:family="table-column">
      <style:table-column-properties fo:break-before="auto" style:column-width="0.6839in"/>
    </style:style>
    <style:style style:name="co103" style:family="table-column">
      <style:table-column-properties fo:break-before="auto" style:column-width="0.7547in"/>
    </style:style>
    <style:style style:name="co104" style:family="table-column">
      <style:table-column-properties fo:break-before="auto" style:column-width="2.1874in"/>
    </style:style>
    <style:style style:name="co105" style:family="table-column">
      <style:table-column-properties fo:break-before="auto" style:column-width="2.0398in"/>
    </style:style>
    <style:style style:name="co106" style:family="table-column">
      <style:table-column-properties fo:break-before="auto" style:column-width="0.9598in"/>
    </style:style>
    <style:style style:name="co107" style:family="table-column">
      <style:table-column-properties fo:break-before="auto" style:column-width="1.6146in"/>
    </style:style>
    <style:style style:name="co108" style:family="table-column">
      <style:table-column-properties fo:break-before="auto" style:column-width="2.5728in"/>
    </style:style>
    <style:style style:name="co109" style:family="table-column">
      <style:table-column-properties fo:break-before="auto" style:column-width="1.861in"/>
    </style:style>
    <style:style style:name="co110" style:family="table-column">
      <style:table-column-properties fo:break-before="auto" style:column-width="1.7319in"/>
    </style:style>
    <style:style style:name="co111" style:family="table-column">
      <style:table-column-properties fo:break-before="auto" style:column-width="1.052in"/>
    </style:style>
    <style:style style:name="co112" style:family="table-column">
      <style:table-column-properties fo:break-before="auto" style:column-width="2.7709in"/>
    </style:style>
    <style:style style:name="co113" style:family="table-column">
      <style:table-column-properties fo:break-before="auto" style:column-width="0.6146in"/>
    </style:style>
    <style:style style:name="co114" style:family="table-column">
      <style:table-column-properties fo:break-before="auto" style:column-width="2.9272in"/>
    </style:style>
    <style:style style:name="co115" style:family="table-column">
      <style:table-column-properties fo:break-before="auto" style:column-width="2.9063in"/>
    </style:style>
    <style:style style:name="co116" style:family="table-column">
      <style:table-column-properties fo:break-before="auto" style:column-width="1.0102in"/>
    </style:style>
    <style:style style:name="co117" style:family="table-column">
      <style:table-column-properties fo:break-before="auto" style:column-width="1.0516in"/>
    </style:style>
    <style:style style:name="co118" style:family="table-column">
      <style:table-column-properties fo:break-before="auto" style:column-width="1.3681in"/>
    </style:style>
    <style:style style:name="co119" style:family="table-column">
      <style:table-column-properties fo:break-before="auto" style:column-width="1.0307in"/>
    </style:style>
    <style:style style:name="co120" style:family="table-column">
      <style:table-column-properties fo:break-before="auto" style:column-width="1.1654in"/>
    </style:style>
    <style:style style:name="co121" style:family="table-column">
      <style:table-column-properties fo:break-before="auto" style:column-width="0.1256in"/>
    </style:style>
    <style:style style:name="co122" style:family="table-column">
      <style:table-column-properties fo:break-before="auto" style:column-width="1.8583in"/>
    </style:style>
    <style:style style:name="co123" style:family="table-column">
      <style:table-column-properties fo:break-before="auto" style:column-width="1.7252in"/>
    </style:style>
    <style:style style:name="co124" style:family="table-column">
      <style:table-column-properties fo:break-before="auto" style:column-width="1.8854in"/>
    </style:style>
    <style:style style:name="co125" style:family="table-column">
      <style:table-column-properties fo:break-before="auto" style:column-width="2.8335in"/>
    </style:style>
    <style:style style:name="co126" style:family="table-column">
      <style:table-column-properties fo:break-before="auto" style:column-width="2.9374in"/>
    </style:style>
    <style:style style:name="co127" style:family="table-column">
      <style:table-column-properties fo:break-before="auto" style:column-width="1.2083in"/>
    </style:style>
    <style:style style:name="co128" style:family="table-column">
      <style:table-column-properties fo:break-before="auto" style:column-width="3.5102in"/>
    </style:style>
    <style:style style:name="co129" style:family="table-column">
      <style:table-column-properties fo:break-before="auto" style:column-width="1.6457in"/>
    </style:style>
    <style:style style:name="co130" style:family="table-column">
      <style:table-column-properties fo:break-before="auto" style:column-width="0.8126in"/>
    </style:style>
    <style:style style:name="co131" style:family="table-column">
      <style:table-column-properties fo:break-before="auto" style:column-width="2.3228in"/>
    </style:style>
    <style:style style:name="co132" style:family="table-column">
      <style:table-column-properties fo:break-before="auto" style:column-width="3.2917in"/>
    </style:style>
    <style:style style:name="co133" style:family="table-column">
      <style:table-column-properties fo:break-before="auto" style:column-width="1.0835in"/>
    </style:style>
    <style:style style:name="co134" style:family="table-column">
      <style:table-column-properties fo:break-before="auto" style:column-width="0.9063in"/>
    </style:style>
    <style:style style:name="co135" style:family="table-column">
      <style:table-column-properties fo:break-before="auto" style:column-width="0.7811in"/>
    </style:style>
    <style:style style:name="co136" style:family="table-column">
      <style:table-column-properties fo:break-before="auto" style:column-width="1.6563in"/>
    </style:style>
    <style:style style:name="co137" style:family="table-column">
      <style:table-column-properties fo:break-before="auto" style:column-width="1.8228in"/>
    </style:style>
    <style:style style:name="co138" style:family="table-column">
      <style:table-column-properties fo:break-before="auto" style:column-width="2.2602in"/>
    </style:style>
    <style:style style:name="co139" style:family="table-column">
      <style:table-column-properties fo:break-before="auto" style:column-width="0.9346in"/>
    </style:style>
    <style:style style:name="ro5" style:family="table-row">
      <style:table-row-properties style:row-height="0.9535in" fo:break-before="auto" style:use-optimal-row-height="true"/>
    </style:style>
    <style:style style:name="ro125" style:family="table-row">
      <style:table-row-properties style:row-height="0.8472in" fo:break-before="auto" style:use-optimal-row-height="false"/>
    </style:style>
    <style:style style:name="ro126" style:family="table-row">
      <style:table-row-properties style:row-height="1.3827in" fo:break-before="auto" style:use-optimal-row-height="false"/>
    </style:style>
    <style:style style:name="ro127" style:family="table-row">
      <style:table-row-properties style:row-height="1.5055in" fo:break-before="auto" style:use-optimal-row-height="false"/>
    </style:style>
    <style:style style:name="ro128"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51"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2" style:family="table-row">
      <style:table-row-properties style:row-height="0.9957in" fo:break-before="auto" style:use-optimal-row-height="false"/>
    </style:style>
    <style:style style:name="ro192" style:family="table-row">
      <style:table-row-properties style:row-height="1.7752in" fo:break-before="auto" style:use-optimal-row-height="false"/>
    </style:style>
    <style:style style:name="ro155" style:family="table-row">
      <style:table-row-properties style:row-height="1.1602in" fo:break-before="auto" style:use-optimal-row-height="false"/>
    </style:style>
    <style:style style:name="ro181"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63" style:family="table-row">
      <style:table-row-properties style:row-height="0.7665in" fo:break-before="auto" style:use-optimal-row-height="true"/>
    </style:style>
    <style:style style:name="ro2" style:family="table-row">
      <style:table-row-properties style:row-height="0.1953in" fo:break-before="auto" style:use-optimal-row-height="true"/>
    </style:style>
    <style:style style:name="ro73" style:family="table-row">
      <style:table-row-properties style:row-height="0.1917in" fo:break-before="auto" style:use-optimal-row-height="true"/>
    </style:style>
    <style:style style:name="ro23" style:family="table-row">
      <style:table-row-properties style:row-height="0.2118in" fo:break-before="auto" style:use-optimal-row-height="true"/>
    </style:style>
    <style:style style:name="ro24" style:family="table-row">
      <style:table-row-properties style:row-height="0.2173in" fo:break-before="auto" style:use-optimal-row-height="true"/>
    </style:style>
    <style:style style:name="ro25" style:family="table-row">
      <style:table-row-properties style:row-height="1.25in" fo:break-before="auto" style:use-optimal-row-height="false"/>
    </style:style>
    <style:style style:name="ro26" style:family="table-row">
      <style:table-row-properties style:row-height="0.85in" fo:break-before="auto" style:use-optimal-row-height="false"/>
    </style:style>
    <style:style style:name="ro27" style:family="table-row">
      <style:table-row-properties style:row-height="0.9665in" fo:break-before="auto" style:use-optimal-row-height="false"/>
    </style:style>
    <style:style style:name="ro28" style:family="table-row">
      <style:table-row-properties style:row-height="0.9083in" fo:break-before="auto" style:use-optimal-row-height="false"/>
    </style:style>
    <style:style style:name="ro29" style:family="table-row">
      <style:table-row-properties style:row-height="0.7917in" fo:break-before="auto" style:use-optimal-row-height="false"/>
    </style:style>
    <style:style style:name="ro30" style:family="table-row">
      <style:table-row-properties style:row-height="0.8165in" fo:break-before="auto" style:use-optimal-row-height="false"/>
    </style:style>
    <style:style style:name="ro31" style:family="table-row">
      <style:table-row-properties style:row-height="1.2in" fo:break-before="auto" style:use-optimal-row-height="false"/>
    </style:style>
    <style:style style:name="ro32" style:family="table-row">
      <style:table-row-properties style:row-height="1.05in" fo:break-before="auto" style:use-optimal-row-height="false"/>
    </style:style>
    <style:style style:name="ro33" style:family="table-row">
      <style:table-row-properties style:row-height="1.2252in" fo:break-before="auto" style:use-optimal-row-height="false"/>
    </style:style>
    <style:style style:name="ro34" style:family="table-row">
      <style:table-row-properties style:row-height="0.6543in" fo:break-before="auto" style:use-optimal-row-height="false"/>
    </style:style>
    <style:style style:name="ro35" style:family="table-row">
      <style:table-row-properties style:row-height="1.5543in" fo:break-before="auto" style:use-optimal-row-height="false"/>
    </style:style>
    <style:style style:name="ro36" style:family="table-row">
      <style:table-row-properties style:row-height="1.4811in" fo:break-before="auto" style:use-optimal-row-height="false"/>
    </style:style>
    <style:style style:name="ro37" style:family="table-row">
      <style:table-row-properties style:row-height="1.502in" fo:break-before="auto" style:use-optimal-row-height="false"/>
    </style:style>
    <style:style style:name="ro38" style:family="table-row">
      <style:table-row-properties style:row-height="1.4189in" fo:break-before="auto" style:use-optimal-row-height="false"/>
    </style:style>
    <style:style style:name="ro39" style:family="table-row">
      <style:table-row-properties style:row-height="1.4291in" fo:break-before="auto" style:use-optimal-row-height="false"/>
    </style:style>
    <style:style style:name="ro40" style:family="table-row">
      <style:table-row-properties style:row-height="1.1in" fo:break-before="auto" style:use-optimal-row-height="false"/>
    </style:style>
    <style:style style:name="ro41" style:family="table-row">
      <style:table-row-properties style:row-height="1.4083in" fo:break-before="auto" style:use-optimal-row-height="false"/>
    </style:style>
    <style:style style:name="ro42" style:family="table-row">
      <style:table-row-properties style:row-height="2.1in" fo:break-before="auto" style:use-optimal-row-height="false"/>
    </style:style>
    <style:style style:name="ro43" style:family="table-row">
      <style:table-row-properties style:row-height="2.1835in" fo:break-before="auto" style:use-optimal-row-height="false"/>
    </style:style>
    <style:style style:name="ro44" style:family="table-row">
      <style:table-row-properties style:row-height="1.9in" fo:break-before="auto" style:use-optimal-row-height="false"/>
    </style:style>
    <style:style style:name="ro45" style:family="table-row">
      <style:table-row-properties style:row-height="2.0752in" fo:break-before="auto" style:use-optimal-row-height="false"/>
    </style:style>
    <style:style style:name="ro46" style:family="table-row">
      <style:table-row-properties style:row-height="0.8063in" fo:break-before="auto" style:use-optimal-row-height="false"/>
    </style:style>
    <style:style style:name="ro47" style:family="table-row">
      <style:table-row-properties style:row-height="1.5665in" fo:break-before="auto" style:use-optimal-row-height="false"/>
    </style:style>
    <style:style style:name="ro48" style:family="table-row">
      <style:table-row-properties style:row-height="1.0457in" fo:break-before="auto" style:use-optimal-row-height="false"/>
    </style:style>
    <style:style style:name="ro49" style:family="table-row">
      <style:table-row-properties style:row-height="1.098in" fo:break-before="auto" style:use-optimal-row-height="false"/>
    </style:style>
    <style:style style:name="ro50" style:family="table-row">
      <style:table-row-properties style:row-height="1.5126in" fo:break-before="auto" style:use-optimal-row-height="false"/>
    </style:style>
    <style:style style:name="ro51" style:family="table-row">
      <style:table-row-properties style:row-height="2in" fo:break-before="auto" style:use-optimal-row-height="false"/>
    </style:style>
    <style:style style:name="ro52" style:family="table-row">
      <style:table-row-properties style:row-height="1.6665in" fo:break-before="auto" style:use-optimal-row-height="false"/>
    </style:style>
    <style:style style:name="ro53" style:family="table-row">
      <style:table-row-properties style:row-height="1.35in" fo:break-before="auto" style:use-optimal-row-height="false"/>
    </style:style>
    <style:style style:name="ro54" style:family="table-row">
      <style:table-row-properties style:row-height="1.5752in" fo:break-before="auto" style:use-optimal-row-height="false"/>
    </style:style>
    <style:style style:name="ro55" style:family="table-row">
      <style:table-row-properties style:row-height="1.55in" fo:break-before="auto" style:use-optimal-row-height="false"/>
    </style:style>
    <style:style style:name="ro56" style:family="table-row">
      <style:table-row-properties style:row-height="1.2583in" fo:break-before="auto" style:use-optimal-row-height="false"/>
    </style:style>
    <style:style style:name="ro57" style:family="table-row">
      <style:table-row-properties style:row-height="1.3252in" fo:break-before="auto" style:use-optimal-row-height="false"/>
    </style:style>
    <style:style style:name="ro58" style:family="table-row">
      <style:table-row-properties style:row-height="1.2752in" fo:break-before="auto" style:use-optimal-row-height="false"/>
    </style:style>
    <style:style style:name="ro59" style:family="table-row">
      <style:table-row-properties style:row-height="1.9083in" fo:break-before="auto" style:use-optimal-row-height="false"/>
    </style:style>
    <style:style style:name="ro60" style:family="table-row">
      <style:table-row-properties style:row-height="1.65in" fo:break-before="auto" style:use-optimal-row-height="false"/>
    </style:style>
    <style:style style:name="ro61" style:family="table-row">
      <style:table-row-properties style:row-height="1.3264in" fo:break-before="auto" style:use-optimal-row-height="true"/>
    </style:style>
    <style:style style:name="ro62" style:family="table-row">
      <style:table-row-properties style:row-height="1.3665in" fo:break-before="auto" style:use-optimal-row-height="false"/>
    </style:style>
    <style:style style:name="ro64" style:family="table-row">
      <style:table-row-properties style:row-height="1.4709in" fo:break-before="auto" style:use-optimal-row-height="false"/>
    </style:style>
    <style:style style:name="ro65" style:family="table-row">
      <style:table-row-properties style:row-height="1.4752in" fo:break-before="auto" style:use-optimal-row-height="false"/>
    </style:style>
    <style:style style:name="ro66" style:family="table-row">
      <style:table-row-properties style:row-height="1.2543in" fo:break-before="auto" style:use-optimal-row-height="false"/>
    </style:style>
    <style:style style:name="ro67" style:family="table-row">
      <style:table-row-properties style:row-height="2.1252in" fo:break-before="auto" style:use-optimal-row-height="false"/>
    </style:style>
    <style:style style:name="ro68" style:family="table-row">
      <style:table-row-properties style:row-height="2.248in" fo:break-before="auto" style:use-optimal-row-height="false"/>
    </style:style>
    <style:style style:name="ro69" style:family="table-row">
      <style:table-row-properties style:row-height="1.8083in" fo:break-before="auto" style:use-optimal-row-height="false"/>
    </style:style>
    <style:style style:name="ro70" style:family="table-row">
      <style:table-row-properties style:row-height="0.8028in" fo:break-before="auto" style:use-optimal-row-height="false"/>
    </style:style>
    <style:style style:name="ro71" style:family="table-row">
      <style:table-row-properties style:row-height="1.6992in" fo:break-before="auto" style:use-optimal-row-height="true"/>
    </style:style>
    <style:style style:name="ro72" style:family="table-row">
      <style:table-row-properties style:row-height="1.9835in" fo:break-before="auto" style:use-optimal-row-height="false"/>
    </style:style>
    <style:style style:name="ro74" style:family="table-row">
      <style:table-row-properties style:row-height="1.8862in" fo:break-before="auto" style:use-optimal-row-height="true"/>
    </style:style>
    <style:style style:name="ro75" style:family="table-row">
      <style:table-row-properties style:row-height="3.0055in" fo:break-before="auto" style:use-optimal-row-height="true"/>
    </style:style>
    <style:style style:name="ro76" style:family="table-row">
      <style:table-row-properties style:row-height="2.5909in" fo:break-before="auto" style:use-optimal-row-height="false"/>
    </style:style>
    <style:style style:name="ro77" style:family="table-row">
      <style:table-row-properties style:row-height="3.1925in" fo:break-before="auto" style:use-optimal-row-height="true"/>
    </style:style>
    <style:style style:name="ro78" style:family="table-row">
      <style:table-row-properties style:row-height="3.2252in" fo:break-before="auto" style:use-optimal-row-height="false"/>
    </style:style>
    <style:style style:name="ro79" style:family="table-row">
      <style:table-row-properties style:row-height="2.6327in" fo:break-before="auto" style:use-optimal-row-height="true"/>
    </style:style>
    <style:style style:name="ro80" style:family="table-row">
      <style:table-row-properties style:row-height="2.0728in" fo:break-before="auto" style:use-optimal-row-height="true"/>
    </style:style>
    <style:style style:name="ro81" style:family="table-row">
      <style:table-row-properties style:row-height="2.7583in" fo:break-before="auto" style:use-optimal-row-height="false"/>
    </style:style>
    <style:style style:name="ro82" style:family="table-row">
      <style:table-row-properties style:row-height="1.4835in" fo:break-before="auto" style:use-optimal-row-height="false"/>
    </style:style>
    <style:style style:name="ro83" style:family="table-row">
      <style:table-row-properties style:row-height="1.1917in" fo:break-before="auto" style:use-optimal-row-height="false"/>
    </style:style>
    <style:style style:name="ro84" style:family="table-row">
      <style:table-row-properties style:row-height="1.4665in" fo:break-before="auto" style:use-optimal-row-height="false"/>
    </style:style>
    <style:style style:name="ro85" style:family="table-row">
      <style:table-row-properties style:row-height="1.8665in" fo:break-before="auto" style:use-optimal-row-height="false"/>
    </style:style>
    <style:style style:name="ro86" style:family="table-row">
      <style:table-row-properties style:row-height="2.15in" fo:break-before="auto" style:use-optimal-row-height="false"/>
    </style:style>
    <style:style style:name="ro87" style:family="table-row">
      <style:table-row-properties style:row-height="2.7835in" fo:break-before="auto" style:use-optimal-row-height="false"/>
    </style:style>
    <style:style style:name="ro88" style:family="table-row">
      <style:table-row-properties style:row-height="0.8362in" fo:break-before="auto" style:use-optimal-row-height="false"/>
    </style:style>
    <style:style style:name="ro89" style:family="table-row">
      <style:table-row-properties style:row-height="1in" fo:break-before="auto" style:use-optimal-row-height="false"/>
    </style:style>
    <style:style style:name="ro90" style:family="table-row">
      <style:table-row-properties style:row-height="1.0354in" fo:break-before="auto" style:use-optimal-row-height="false"/>
    </style:style>
    <style:style style:name="ro91" style:family="table-row">
      <style:table-row-properties style:row-height="0.9583in" fo:break-before="auto" style:use-optimal-row-height="false"/>
    </style:style>
    <style:style style:name="ro92" style:family="table-row">
      <style:table-row-properties style:row-height="0.75in" fo:break-before="auto" style:use-optimal-row-height="false"/>
    </style:style>
    <style:style style:name="ro93" style:family="table-row">
      <style:table-row-properties style:row-height="1.6417in" fo:break-before="auto" style:use-optimal-row-height="false"/>
    </style:style>
    <style:style style:name="ro94" style:family="table-row">
      <style:table-row-properties style:row-height="0.2071in" fo:break-before="auto" style:use-optimal-row-height="true"/>
    </style:style>
    <style:style style:name="ro95" style:family="table-row">
      <style:table-row-properties style:row-height="1.8854in" fo:break-before="auto" style:use-optimal-row-height="false"/>
    </style:style>
    <style:style style:name="ro96" style:family="table-row">
      <style:table-row-properties style:row-height="2.0228in" fo:break-before="auto" style:use-optimal-row-height="false"/>
    </style:style>
    <style:style style:name="ro97" style:family="table-row">
      <style:table-row-properties style:row-height="1.6689in" fo:break-before="auto" style:use-optimal-row-height="false"/>
    </style:style>
    <style:style style:name="ro98" style:family="table-row">
      <style:table-row-properties style:row-height="2.2591in" fo:break-before="auto" style:use-optimal-row-height="true"/>
    </style:style>
    <style:style style:name="ro99" style:family="table-row">
      <style:table-row-properties style:row-height="2.4457in" fo:break-before="auto" style:use-optimal-row-height="true"/>
    </style:style>
    <style:style style:name="ro100" style:family="table-row">
      <style:table-row-properties style:row-height="1.4209in" fo:break-before="auto" style:use-optimal-row-height="false"/>
    </style:style>
    <style:style style:name="ro101" style:family="table-row">
      <style:table-row-properties style:row-height="1.0791in" fo:break-before="auto" style:use-optimal-row-height="false"/>
    </style:style>
    <style:style style:name="ro102" style:family="table-row">
      <style:table-row-properties style:row-height="0.3937in" fo:break-before="auto" style:use-optimal-row-height="true"/>
    </style:style>
    <style:style style:name="ro103" style:family="table-row">
      <style:table-row-properties style:row-height="2.1346in" fo:break-before="auto" style:use-optimal-row-height="true"/>
    </style:style>
    <style:style style:name="ro104" style:family="table-row">
      <style:table-row-properties style:row-height="1.0917in" fo:break-before="auto" style:use-optimal-row-height="false"/>
    </style:style>
    <style:style style:name="ro105" style:family="table-row">
      <style:table-row-properties style:row-height="1.5236in" fo:break-before="auto" style:use-optimal-row-height="false"/>
    </style:style>
    <style:style style:name="ro106" style:family="table-row">
      <style:table-row-properties style:row-height="1.8957in" fo:break-before="auto" style:use-optimal-row-height="false"/>
    </style:style>
    <style:style style:name="ro107" style:family="table-row">
      <style:table-row-properties style:row-height="0.1957in" fo:break-before="auto" style:use-optimal-row-height="false"/>
    </style:style>
    <style:style style:name="ro108" style:family="table-row">
      <style:table-row-properties style:row-height="0.9327in" fo:break-before="auto" style:use-optimal-row-height="false"/>
    </style:style>
    <style:style style:name="ro109" style:family="table-row">
      <style:table-row-properties style:row-height="1.4in" fo:break-before="auto" style:use-optimal-row-height="false"/>
    </style:style>
    <style:style style:name="ro110" style:family="table-row">
      <style:table-row-properties style:row-height="1.5417in" fo:break-before="auto" style:use-optimal-row-height="false"/>
    </style:style>
    <style:style style:name="ro111" style:family="table-row">
      <style:table-row-properties style:row-height="1.6083in" fo:break-before="auto" style:use-optimal-row-height="false"/>
    </style:style>
    <style:style style:name="ro112" style:family="table-row">
      <style:table-row-properties style:row-height="1.3354in" fo:break-before="auto" style:use-optimal-row-height="false"/>
    </style:style>
    <style:style style:name="ro113" style:family="table-row">
      <style:table-row-properties style:row-height="2.5252in" fo:break-before="auto" style:use-optimal-row-height="false"/>
    </style:style>
    <style:style style:name="ro114" style:family="table-row">
      <style:table-row-properties style:row-height="2.2335in" fo:break-before="auto" style:use-optimal-row-height="false"/>
    </style:style>
    <style:style style:name="ro115" style:family="table-row">
      <style:table-row-properties style:row-height="2.2835in" fo:break-before="auto" style:use-optimal-row-height="false"/>
    </style:style>
    <style:style style:name="ro116" style:family="table-row">
      <style:table-row-properties style:row-height="2.2583in" fo:break-before="auto" style:use-optimal-row-height="false"/>
    </style:style>
    <style:style style:name="ro117" style:family="table-row">
      <style:table-row-properties style:row-height="2.2126in" fo:break-before="auto" style:use-optimal-row-height="false"/>
    </style:style>
    <style:style style:name="ro118" style:family="table-row">
      <style:table-row-properties style:row-height="1.3in" fo:break-before="auto" style:use-optimal-row-height="false"/>
    </style:style>
    <style:style style:name="ro119" style:family="table-row">
      <style:table-row-properties style:row-height="1.6165in" fo:break-before="auto" style:use-optimal-row-height="false"/>
    </style:style>
    <style:style style:name="ro120" style:family="table-row">
      <style:table-row-properties style:row-height="1.5272in" fo:break-before="auto" style:use-optimal-row-height="false"/>
    </style:style>
    <style:style style:name="ro121" style:family="table-row">
      <style:table-row-properties style:row-height="1.3417in" fo:break-before="auto" style:use-optimal-row-height="false"/>
    </style:style>
    <style:style style:name="ro122" style:family="table-row">
      <style:table-row-properties style:row-height="2.75in" fo:break-before="auto" style:use-optimal-row-height="false"/>
    </style:style>
    <style:style style:name="ro123" style:family="table-row">
      <style:table-row-properties style:row-height="1.2083in" fo:break-before="auto" style:use-optimal-row-height="false"/>
    </style:style>
    <style:style style:name="ro124" style:family="table-row">
      <style:table-row-properties style:row-height="2.8083in" fo:break-before="auto" style:use-optimal-row-height="false"/>
    </style:style>
    <style:style style:name="ro129" style:family="table-row">
      <style:table-row-properties style:row-height="2.6425in" fo:break-before="auto" style:use-optimal-row-height="false"/>
    </style:style>
    <style:style style:name="ro130" style:family="table-row">
      <style:table-row-properties style:row-height="2.4457in" fo:break-before="auto" style:use-optimal-row-height="false"/>
    </style:style>
    <style:style style:name="ro131" style:family="table-row">
      <style:table-row-properties style:row-height="3.0161in" fo:break-before="auto" style:use-optimal-row-height="false"/>
    </style:style>
    <style:style style:name="ro132" style:family="table-row">
      <style:table-row-properties style:row-height="3.3783in" fo:break-before="auto" style:use-optimal-row-height="true"/>
    </style:style>
    <style:style style:name="ro133" style:family="table-row">
      <style:table-row-properties style:row-height="2.2902in" fo:break-before="auto" style:use-optimal-row-height="false"/>
    </style:style>
    <style:style style:name="ro134" style:family="table-row">
      <style:table-row-properties style:row-height="3.7516in" fo:break-before="auto" style:use-optimal-row-height="true"/>
    </style:style>
    <style:style style:name="ro135" style:family="table-row">
      <style:table-row-properties style:row-height="3.7311in" fo:break-before="auto" style:use-optimal-row-height="false"/>
    </style:style>
    <style:style style:name="ro136" style:family="table-row">
      <style:table-row-properties style:row-height="4.1252in" fo:break-before="auto" style:use-optimal-row-height="true"/>
    </style:style>
    <style:style style:name="ro137" style:family="table-row">
      <style:table-row-properties style:row-height="2.3217in" fo:break-before="auto" style:use-optimal-row-height="false"/>
    </style:style>
    <style:style style:name="ro138" style:family="table-row">
      <style:table-row-properties style:row-height="1.0835in" fo:break-before="auto" style:use-optimal-row-height="false"/>
    </style:style>
    <style:style style:name="ro139" style:family="table-row">
      <style:table-row-properties style:row-height="1.3583in" fo:break-before="auto" style:use-optimal-row-height="false"/>
    </style:style>
    <style:style style:name="ro140" style:family="table-row">
      <style:table-row-properties style:row-height="1.2665in" fo:break-before="auto" style:use-optimal-row-height="false"/>
    </style:style>
    <style:style style:name="ro141" style:family="table-row">
      <style:table-row-properties style:row-height="1.252in" fo:break-before="auto" style:use-optimal-row-height="false"/>
    </style:style>
    <style:style style:name="ro142" style:family="table-row">
      <style:table-row-properties style:row-height="0.1583in" fo:break-before="auto" style:use-optimal-row-height="false"/>
    </style:style>
    <style:style style:name="ro143" style:family="table-row">
      <style:table-row-properties style:row-height="1.5209in" fo:break-before="auto" style:use-optimal-row-height="false"/>
    </style:style>
    <style:style style:name="ro144" style:family="table-row">
      <style:table-row-properties style:row-height="1.7083in" fo:break-before="auto" style:use-optimal-row-height="false"/>
    </style:style>
    <style:style style:name="ro145" style:family="table-row">
      <style:table-row-properties style:row-height="1.3854in" fo:break-before="auto" style:use-optimal-row-height="false"/>
    </style:style>
    <style:style style:name="ro146" style:family="table-row">
      <style:table-row-properties style:row-height="0.5102in" fo:break-before="auto" style:use-optimal-row-height="false"/>
    </style:style>
    <style:style style:name="ro147" style:family="table-row">
      <style:table-row-properties style:row-height="1.0209in" fo:break-before="auto" style:use-optimal-row-height="false"/>
    </style:style>
    <style:style style:name="ro148" style:family="table-row">
      <style:table-row-properties style:row-height="0.8854in" fo:break-before="auto" style:use-optimal-row-height="false"/>
    </style:style>
    <style:style style:name="ro149" style:family="table-row">
      <style:table-row-properties style:row-height="0.906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2"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Default" style:data-style-name="N0">
      <style:table-cell-properties style:text-align-source="fix" style:repeat-content="false" fo:background-color="transparent" style:vertical-align="automatic"/>
      <style:paragraph-properties fo:text-align="justify"/>
    </style:style>
    <style:style style:name="ce19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20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4" style:family="table-cell" style:parent-style-name="Default" style:data-style-name="N0"/>
    <style:style style:name="ce252"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253"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5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2"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 style:family="table-cell" style:parent-style-name="Default" style:data-style-name="N0">
      <style:text-properties fo:font-size="12pt" style:font-size-asian="12pt" style:font-size-complex="12pt"/>
    </style:style>
    <style:style style:name="ce2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3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3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3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34"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35" style:family="table-cell" style:parent-style-name="Default" style:data-style-name="N0">
      <style:text-properties style:font-name="Calibri2" style:font-name-asian="Calibri2" style:font-name-complex="Calibri2"/>
    </style:style>
    <style:style style:name="ce3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4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42" style:family="table-cell" style:parent-style-name="Default" style:data-style-name="N0">
      <style:table-cell-properties fo:background-color="#cccccc"/>
    </style:style>
    <style:style style:name="ce4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44" style:family="table-cell" style:parent-style-name="Default" style:data-style-name="N0">
      <style:table-cell-properties fo:background-color="#00ffff"/>
    </style:style>
    <style:style style:name="ce46" style:family="table-cell" style:parent-style-name="Default" style:data-style-name="N0">
      <style:table-cell-properties fo:background-color="#ccccff"/>
    </style:style>
    <style:style style:name="ce4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4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50"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5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5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5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5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6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6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style:style>
    <style:style style:name="ce85" style:family="table-cell" style:parent-style-name="Default" style:data-style-name="N0">
      <style:table-cell-properties fo:background-color="#ff0000"/>
      <style:text-properties fo:color="#000000"/>
    </style:style>
    <style:style style:name="ce86" style:family="table-cell" style:parent-style-name="Default" style:data-style-name="N0">
      <style:table-cell-properties fo:background-color="#ff0000"/>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style:text-align-source="fix" style:repeat-content="false"/>
      <style:paragraph-properties fo:text-align="justify" fo:margin-left="0in"/>
    </style:style>
    <style:style style:name="ce8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4" style:family="table-cell" style:parent-style-name="Default">
      <style:table-cell-properties fo:background-color="#ff0000"/>
    </style:style>
    <style:style style:name="ce95"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7"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3"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Default" style:data-style-name="N0">
      <style:table-cell-properties style:vertical-align="automatic"/>
      <style:text-properties style:font-name="Calibri" style:font-name-asian="Calibri" style:font-name-complex="Calibri"/>
    </style:style>
    <style:style style:name="ce1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7"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8" style:family="table-cell" style:parent-style-name="Default" style:data-style-name="N0">
      <style:table-cell-properties fo:background-color="#ffff66"/>
    </style:style>
    <style:style style:name="ce109"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0"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1"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1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1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1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1" style:family="table-cell" style:parent-style-name="Default">
      <style:text-properties style:font-name="Calibri5"/>
    </style:style>
    <style:style style:name="ce122" style:family="table-cell" style:parent-style-name="Default">
      <style:table-cell-properties style:text-align-source="fix" style:repeat-content="false"/>
      <style:paragraph-properties fo:text-align="justify" fo:margin-left="0in"/>
      <style:text-properties style:font-name="Calibri5"/>
    </style:style>
    <style:style style:name="ce123"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5"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6"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2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Default">
      <style:text-properties style:font-name="Calibri5" fo:font-size="10.5pt" style:font-size-asian="10.5pt" style:font-size-complex="10.5pt"/>
    </style:style>
    <style:style style:name="ce129"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0" style:family="table-cell" style:parent-style-name="Excel_20_Built-in_20_Normal">
      <style:table-cell-properties fo:background-color="#ff0000" style:text-align-source="fix" style:repeat-content="false"/>
      <style:paragraph-properties fo:text-align="justify" fo:margin-left="0in"/>
    </style:style>
    <style:style style:name="ce131"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2"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3"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4"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5" style:family="table-cell" style:parent-style-name="Default" style:data-style-name="N0">
      <style:table-cell-properties fo:background-color="#bfbfbf" style:text-align-source="fix" style:repeat-content="false" style:vertical-align="automatic"/>
      <style:paragraph-properties fo:text-align="justify"/>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37" style:family="table-cell" style:parent-style-name="Default" style:data-style-name="N0">
      <style:table-cell-properties fo:background-color="#ff0000" style:text-align-source="fix" style:repeat-content="false"/>
      <style:paragraph-properties fo:text-align="justify"/>
    </style:style>
    <style:style style:name="ce1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9"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0"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2"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3"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4" style:family="table-cell" style:parent-style-name="Excel_20_Built-in_20_Normal">
      <style:table-cell-properties fo:background-color="#ccffff" style:text-align-source="fix" style:repeat-content="false"/>
      <style:paragraph-properties fo:text-align="justify" fo:margin-left="0in"/>
    </style:style>
    <style:style style:name="ce145" style:family="table-cell" style:parent-style-name="Excel_20_Built-in_20_Normal">
      <style:table-cell-properties style:text-align-source="fix" style:repeat-content="false" fo:background-color="transparent"/>
      <style:paragraph-properties fo:text-align="justify" fo:margin-left="0in"/>
    </style:style>
    <style:style style:name="ce146"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47" style:family="table-cell" style:parent-style-name="Default" style:data-style-name="N0">
      <style:table-cell-properties fo:background-color="#ff0000" style:vertical-align="automatic"/>
      <style:text-properties style:font-name="Calibri" style:font-name-asian="Calibri" style:font-name-complex="Calibri"/>
    </style:style>
    <style:style style:name="ce14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49"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1" style:family="table-cell" style:parent-style-name="Default" style:data-style-name="N0">
      <style:table-cell-properties fo:background-color="#ccffff"/>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data-style-name="N0">
      <style:table-cell-properties fo:background-color="transparent"/>
      <style:text-properties style:font-name="Calibri5" style:font-name-asian="Arial2" style:font-name-complex="Arial2"/>
    </style:style>
    <style:style style:name="ce156" style:family="table-cell" style:parent-style-name="Default" style:data-style-name="N0">
      <style:table-cell-properties fo:background-color="#ff0000"/>
      <style:text-properties style:font-name="Calibri5" style:font-name-asian="Arial2" style:font-name-complex="Arial2"/>
    </style:style>
    <style:style style:name="ce157" style:family="table-cell" style:parent-style-name="Default" style:data-style-name="N0">
      <style:table-cell-properties fo:background-color="#ff0000"/>
      <style:text-properties style:font-name="Arial2" style:font-name-asian="Arial2" style:font-name-complex="Arial2"/>
    </style:style>
    <style:style style:name="ce158" style:family="table-cell" style:parent-style-name="Default" style:data-style-name="N0">
      <style:table-cell-properties fo:background-color="#ff0000"/>
      <style:text-properties style:use-window-font-color="true" style:font-name="Arial2" style:font-name-asian="Arial2" style:font-name-complex="Arial2"/>
    </style:style>
    <style:style style:name="ce159" style:family="table-cell" style:parent-style-name="Excel_20_Built-in_20_Normal">
      <style:table-cell-properties style:text-align-source="fix" style:repeat-content="false"/>
      <style:paragraph-properties fo:text-align="justify" fo:margin-left="0in"/>
      <style:text-properties style:font-name="Calibri5"/>
    </style:style>
    <style:style style:name="ce160" style:family="table-cell" style:parent-style-name="Default" style:data-style-name="N0">
      <style:text-properties style:font-name="Arial2" style:font-name-asian="Arial2" style:font-name-complex="Arial2"/>
    </style:style>
    <style:style style:name="ce161" style:family="table-cell" style:parent-style-name="Default" style:data-style-name="N0">
      <style:text-properties style:font-name="Calibri5" style:font-name-asian="Arial2" style:font-name-complex="Arial2"/>
    </style:style>
    <style:style style:name="ce162"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3"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4" style:family="table-cell" style:parent-style-name="Default">
      <style:table-cell-properties fo:background-color="#ff0000"/>
      <style:text-properties style:font-name="Calibri5"/>
    </style:style>
    <style:style style:name="ce165"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6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7" style:family="table-cell" style:parent-style-name="Default" style:data-style-name="N0">
      <style:table-cell-properties fo:background-color="#cccccc" style:vertical-align="automatic"/>
      <style:text-properties style:font-name="Calibri" style:font-name-asian="Calibri" style:font-name-complex="Calibri"/>
    </style:style>
    <style:style style:name="ce168" style:family="table-cell" style:parent-style-name="Default" style:data-style-name="N0">
      <style:table-cell-properties fo:background-color="#ffff66" style:vertical-align="automatic"/>
      <style:text-properties style:font-name="Calibri" style:font-name-asian="Calibri" style:font-name-complex="Calibri"/>
    </style:style>
    <style:style style:name="ce169" style:family="table-cell" style:parent-style-name="Default">
      <style:table-cell-properties style:text-align-source="fix" style:repeat-content="false"/>
      <style:paragraph-properties fo:text-align="justify" fo:margin-left="0in"/>
    </style:style>
    <style:style style:name="ce170" style:family="table-cell" style:parent-style-name="Default" style:data-style-name="N0">
      <style:table-cell-properties fo:background-color="transparent"/>
      <style:text-properties style:font-name="Arial2" style:font-name-asian="Arial2" style:font-name-complex="Arial2"/>
    </style:style>
    <style:style style:name="ce17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72" style:family="table-cell" style:parent-style-name="Default" style:data-style-name="N0">
      <style:table-cell-properties fo:background-color="#cccccc"/>
      <style:text-properties style:font-name="Arial2" style:font-name-asian="Arial2" style:font-name-complex="Arial2"/>
    </style:style>
    <style:style style:name="ce173" style:family="table-cell" style:parent-style-name="Default" style:data-style-name="N0">
      <style:table-cell-properties fo:background-color="#ffff66"/>
      <style:text-properties style:font-name="Arial2" style:font-name-asian="Arial2" style:font-name-complex="Arial2"/>
    </style:style>
    <style:style style:name="ce17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75" style:family="table-cell" style:parent-style-name="Default">
      <style:table-cell-properties fo:background-color="#cccccc"/>
    </style:style>
    <style:style style:name="ce176"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77"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26" table:default-cell-style-name="ce1"/>
        <table:table-column table:style-name="co1" table:default-cell-style-name="ce1"/>
        <table:table-column table:style-name="co27" table:default-cell-style-name="ce1"/>
        <table:table-column table:style-name="co1" table:number-columns-repeated="13" table:default-cell-style-name="ce1"/>
        <table:table-column table:style-name="co28" table:default-cell-style-name="ce1"/>
        <table:table-column table:style-name="co29"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23">
          <table:table-cell table:number-columns-repeated="2"/>
          <table:table-cell table:style-name="ce22" office:value-type="string">
            <text:p>Mind-Alliance Channels Functional Test</text:p>
          </table:table-cell>
          <table:table-cell table:number-columns-repeated="2"/>
          <table:table-cell office:value-type="string">
            <text:p>Date</text:p>
          </table:table-cell>
          <table:table-cell table:style-name="ce34"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23">
          <table:table-cell/>
          <table:table-cell table:style-name="ce20"/>
          <table:table-cell table:style-name="ce20" office:value-type="string">
            <text:p>Category</text:p>
          </table:table-cell>
          <table:table-cell office:value-type="string">
            <text:p>Priority</text:p>
          </table:table-cell>
          <table:table-cell table:style-name="ce26" office:value-type="string">
            <text:p>Total Test Cases</text:p>
          </table:table-cell>
          <table:table-cell table:style-name="ce31" office:value-type="string">
            <text:p>Pass</text:p>
          </table:table-cell>
          <table:table-cell table:style-name="ce31" office:value-type="string">
            <text:p>Fail</text:p>
          </table:table-cell>
          <table:table-cell table:style-name="ce31" office:value-type="string">
            <text:p>Not Run</text:p>
          </table:table-cell>
          <table:table-cell table:style-name="ce3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3">
          <table:table-cell/>
          <table:table-cell table:style-name="ce21"/>
          <table:table-cell table:style-name="ce21" office:value-type="string">
            <text:p>Channels Login</text:p>
          </table:table-cell>
          <table:table-cell table:style-name="ce21"/>
          <table:table-cell table:style-name="ce27"/>
          <table:table-cell table:style-name="ce3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3">
          <table:table-cell/>
          <table:table-cell table:style-name="ce20" table:number-columns-repeated="2"/>
          <table:table-cell table:style-name="ce20" office:value-type="string">
            <text:p>L0</text:p>
          </table:table-cell>
          <table:table-cell table:style-name="ce28" table:formula="of:=COUNTIF([Channels_Login.B2:.B150];&quot;L0&quot;)" office:value-type="float" office:value="7">
            <text:p>7</text:p>
          </table:table-cell>
          <table:table-cell table:style-name="ce33" office:value-type="float" office:value="4">
            <text:p>4</text:p>
          </table:table-cell>
          <table:table-cell table:style-name="ce33" office:value-type="float" office:value="3">
            <text:p>3</text:p>
          </table:table-cell>
          <table:table-cell table:style-name="ce33" office:value-type="float" office:value="0">
            <text:p>0</text:p>
          </table:table-cell>
          <table:table-cell table:style-name="ce20"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3">
          <table:table-cell/>
          <table:table-cell table:style-name="ce20" table:number-columns-repeated="2"/>
          <table:table-cell table:style-name="ce20" office:value-type="string">
            <text:p>L1</text:p>
          </table:table-cell>
          <table:table-cell table:style-name="ce28" table:formula="of:=COUNTIF([Channels_Login.B2:.B150];&quot;L1&quot;)" office:value-type="float" office:value="4">
            <text:p>4</text:p>
          </table:table-cell>
          <table:table-cell table:style-name="ce33" office:value-type="float" office:value="4">
            <text:p>4</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3">
          <table:table-cell/>
          <table:table-cell table:style-name="ce20" table:number-columns-repeated="2"/>
          <table:table-cell table:style-name="ce20" office:value-type="string">
            <text:p>L2</text:p>
          </table:table-cell>
          <table:table-cell table:style-name="ce29" table:formula="of:=COUNTIF([Channels_Login.B2:.B150];&quot;L2&quot;)" office:value-type="float" office:value="7">
            <text:p>7</text:p>
          </table:table-cell>
          <table:table-cell table:style-name="ce33" office:value-type="float" office:value="7">
            <text:p>7</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3</text:p>
          </table:table-cell>
          <table:table-cell table:style-name="ce28" table:formula="of:=COUNTIF([Channels_Login.B2:.B150];&quot;L3&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2"/>
          <table:table-cell office:value-type="string">
            <text:p>Defect</text:p>
          </table:table-cell>
          <table:table-cell table:style-name="ce40"/>
          <table:table-cell table:number-columns-repeated="1011"/>
        </table:table-row>
        <table:table-row table:style-name="ro23">
          <table:table-cell/>
          <table:table-cell table:style-name="ce20" table:number-columns-repeated="2"/>
          <table:table-cell table:style-name="ce20" office:value-type="string">
            <text:p>L4</text:p>
          </table:table-cell>
          <table:table-cell table:style-name="ce28" table:formula="of:=COUNTIF([Channels_Login.B2:.B150];&quot;L4&quot;)" office:value-type="float" office:value="7">
            <text:p>7</text:p>
          </table:table-cell>
          <table:table-cell table:style-name="ce20" office:value-type="float" office:value="6">
            <text:p>6</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number-columns-repeated="2"/>
          <table:table-cell office:value-type="string">
            <text:p>Enhancements</text:p>
          </table:table-cell>
          <table:table-cell table:style-name="ce27"/>
          <table:table-cell table:number-columns-repeated="1011"/>
        </table:table-row>
        <table:table-row table:style-name="ro23">
          <table:table-cell/>
          <table:table-cell table:style-name="ce21"/>
          <table:table-cell table:style-name="ce21" office:value-type="string">
            <text:p>Home Page</text:p>
          </table:table-cell>
          <table:table-cell table:style-name="ce21" table:number-columns-repeated="2"/>
          <table:table-cell table:style-name="ce32" table:number-columns-repeated="4"/>
          <table:table-cell table:number-columns-repeated="2"/>
          <table:table-cell table:style-name="ce35" office:value-type="string">
            <text:p>Closed</text:p>
          </table:table-cell>
          <table:table-cell table:style-name="ce42"/>
          <table:table-cell table:number-columns-repeated="1011"/>
        </table:table-row>
        <table:table-row table:style-name="ro23">
          <table:table-cell/>
          <table:table-cell table:style-name="ce20" table:number-columns-repeated="2"/>
          <table:table-cell table:style-name="ce20" office:value-type="string">
            <text:p>L0</text:p>
          </table:table-cell>
          <table:table-cell table:style-name="ce28" table:formula="of:=COUNTIF([Home_Page.B2:.B150];&quot;L0&quot;)" office:value-type="float" office:value="26">
            <text:p>26</text:p>
          </table:table-cell>
          <table:table-cell table:style-name="ce33" office:value-type="float" office:value="25">
            <text:p>25</text:p>
          </table:table-cell>
          <table:table-cell table:style-name="ce33" office:value-type="float" office:value="1">
            <text:p>1</text:p>
          </table:table-cell>
          <table:table-cell table:style-name="ce33" office:value-type="float" office:value="0">
            <text:p>0</text:p>
          </table:table-cell>
          <table:table-cell table:style-name="ce20" office:value-type="float" office:value="0">
            <text:p>0</text:p>
          </table:table-cell>
          <table:table-cell table:number-columns-repeated="2"/>
          <table:table-cell office:value-type="string">
            <text:p>Query</text:p>
          </table:table-cell>
          <table:table-cell table:style-name="ce43"/>
          <table:table-cell table:number-columns-repeated="1011"/>
        </table:table-row>
        <table:table-row table:style-name="ro23">
          <table:table-cell/>
          <table:table-cell table:style-name="ce20" table:number-columns-repeated="2"/>
          <table:table-cell table:style-name="ce20" office:value-type="string">
            <text:p>L1</text:p>
          </table:table-cell>
          <table:table-cell table:style-name="ce28" table:formula="of:=COUNTIF([Home_Page.B2:.B150];&quot;L1&quot;)" office:value-type="float" office:value="15">
            <text:p>15</text:p>
          </table:table-cell>
          <table:table-cell table:style-name="ce33" office:value-type="float" office:value="12">
            <text:p>12</text:p>
          </table:table-cell>
          <table:table-cell table:style-name="ce33" office:value-type="float" office:value="3">
            <text:p>3</text:p>
          </table:table-cell>
          <table:table-cell table:style-name="ce33" office:value-type="float" office:value="0">
            <text:p>0</text:p>
          </table:table-cell>
          <table:table-cell table:style-name="ce20" office:value-type="float" office:value="0">
            <text:p>0</text:p>
          </table:table-cell>
          <table:table-cell table:number-columns-repeated="2"/>
          <table:table-cell table:style-name="ce35" office:value-type="string">
            <text:p>Blocked</text:p>
          </table:table-cell>
          <table:table-cell table:style-name="ce44"/>
          <table:table-cell table:style-name="ce24" table:number-columns-repeated="5"/>
          <table:table-cell table:number-columns-repeated="1006"/>
        </table:table-row>
        <table:table-row table:style-name="ro23">
          <table:table-cell/>
          <table:table-cell table:style-name="ce20" table:number-columns-repeated="2"/>
          <table:table-cell table:style-name="ce20" office:value-type="string">
            <text:p>L2</text:p>
          </table:table-cell>
          <table:table-cell table:style-name="ce28" table:formula="of:=COUNTIF([Home_Page.B2:.B150];&quot;L2&quot;)" office:value-type="float" office:value="15">
            <text:p>15</text:p>
          </table:table-cell>
          <table:table-cell table:style-name="ce33" office:value-type="float" office:value="12">
            <text:p>12</text:p>
          </table:table-cell>
          <table:table-cell table:style-name="ce33" office:value-type="float" office:value="3">
            <text:p>3</text:p>
          </table:table-cell>
          <table:table-cell table:style-name="ce33" office:value-type="float" office:value="0">
            <text:p>0</text:p>
          </table:table-cell>
          <table:table-cell table:style-name="ce20" office:value-type="float" office:value="0">
            <text:p>0</text:p>
          </table:table-cell>
          <table:table-cell table:number-columns-repeated="2"/>
          <table:table-cell table:style-name="ce35" office:value-type="string">
            <text:p>Sometimes</text:p>
          </table:table-cell>
          <table:table-cell table:style-name="ce46"/>
          <table:table-cell table:style-name="ce24" table:number-columns-repeated="5"/>
          <table:table-cell table:number-columns-repeated="2"/>
          <table:table-cell table:style-name="ce59" office:value-type="string">
            <text:p>Internet Explorer</text:p>
          </table:table-cell>
          <table:table-cell/>
          <table:table-cell table:style-name="ce59" office:value-type="string">
            <text:p>Mozilla Firefox</text:p>
          </table:table-cell>
          <table:table-cell/>
          <table:table-cell table:style-name="ce59" office:value-type="string">
            <text:p>Google Chrome</text:p>
          </table:table-cell>
          <table:table-cell table:number-columns-repeated="999"/>
        </table:table-row>
        <table:table-row table:style-name="ro23">
          <table:table-cell/>
          <table:table-cell table:style-name="ce20" table:number-columns-repeated="2"/>
          <table:table-cell table:style-name="ce20" office:value-type="string">
            <text:p>L3</text:p>
          </table:table-cell>
          <table:table-cell table:style-name="ce28" table:formula="of:=COUNTIF([Home_Page.B2:.B150];&quot;L3&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2"/>
          <table:table-cell table:style-name="ce37" office:value-type="string">
            <text:p>Category</text:p>
          </table:table-cell>
          <table:table-cell table:style-name="ce37"/>
          <table:table-cell table:style-name="ce26" office:value-type="string">
            <text:p>Total Test Cases</text:p>
          </table:table-cell>
          <table:table-cell table:style-name="ce26" office:value-type="string">
            <text:p>Pass</text:p>
          </table:table-cell>
          <table:table-cell table:style-name="ce26" office:value-type="string">
            <text:p>Fail</text:p>
          </table:table-cell>
          <table:table-cell table:style-name="ce26" office:value-type="string">
            <text:p>Not Run</text:p>
          </table:table-cell>
          <table:table-cell table:style-name="ce26" office:value-type="string">
            <text:p>Block</text:p>
          </table:table-cell>
          <table:table-cell table:style-name="ce54" office:value-type="string">
            <text:p>Automatable</text:p>
          </table:table-cell>
          <table:table-cell table:style-name="ce54" office:value-type="string">
            <text:p>Automated</text:p>
          </table:table-cell>
          <table:table-cell table:style-name="ce60" office:value-type="string">
            <text:p>Pass</text:p>
          </table:table-cell>
          <table:table-cell table:style-name="ce60" office:value-type="string">
            <text:p>Fail</text:p>
          </table:table-cell>
          <table:table-cell table:style-name="ce60" office:value-type="string">
            <text:p>Pass</text:p>
          </table:table-cell>
          <table:table-cell table:style-name="ce60" office:value-type="string">
            <text:p>Fail</text:p>
          </table:table-cell>
          <table:table-cell table:style-name="ce60" office:value-type="string">
            <text:p>Pass</text:p>
          </table:table-cell>
          <table:table-cell table:style-name="ce60" office:value-type="string">
            <text:p>Fail</text:p>
          </table:table-cell>
          <table:table-cell table:number-columns-repeated="998"/>
        </table:table-row>
        <table:table-row table:style-name="ro23">
          <table:table-cell/>
          <table:table-cell table:style-name="ce20" table:number-columns-repeated="2"/>
          <table:table-cell table:style-name="ce20" office:value-type="string">
            <text:p>L4</text:p>
          </table:table-cell>
          <table:table-cell table:style-name="ce28" table:formula="of:=COUNTIF([Home_Page.B2:.B150];&quot;L4&quot;)"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number-columns-repeated="2"/>
          <table:table-cell table:style-name="ce20" office:value-type="string">
            <text:p>Channels Login</text:p>
          </table:table-cell>
          <table:table-cell table:style-name="ce20"/>
          <table:table-cell table:style-name="ce28" office:value-type="float" office:value="25">
            <text:p>25</text:p>
          </table:table-cell>
          <table:table-cell table:style-name="ce28" table:formula="of:=SUM([.F6:.F10])" office:value-type="float" office:value="21">
            <text:p>21</text:p>
          </table:table-cell>
          <table:table-cell table:style-name="ce28" table:formula="of:=SUM([.G6:.G10])" office:value-type="float" office:value="4">
            <text:p>4</text:p>
          </table:table-cell>
          <table:table-cell table:style-name="ce28" office:value-type="float" office:value="0">
            <text:p>0</text:p>
          </table:table-cell>
          <table:table-cell table:style-name="ce28" office:value-type="float" office:value="0">
            <text:p>0</text:p>
          </table:table-cell>
          <table:table-cell table:style-name="ce55" office:value-type="float" office:value="13">
            <text:p>13</text:p>
          </table:table-cell>
          <table:table-cell table:style-name="ce57"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23">
          <table:table-cell/>
          <table:table-cell table:style-name="ce21"/>
          <table:table-cell table:style-name="ce21" office:value-type="string">
            <text:p>Channels Admin</text:p>
          </table:table-cell>
          <table:table-cell table:style-name="ce21" table:number-columns-repeated="2"/>
          <table:table-cell table:style-name="ce32" table:number-columns-repeated="4"/>
          <table:table-cell table:number-columns-repeated="2"/>
          <table:table-cell table:style-name="ce20" office:value-type="string">
            <text:p>Home Page</text:p>
          </table:table-cell>
          <table:table-cell table:style-name="ce20"/>
          <table:table-cell table:style-name="ce28" table:formula="of:=SUM([.E12:.E16])" office:value-type="float" office:value="56">
            <text:p>56</text:p>
          </table:table-cell>
          <table:table-cell table:style-name="ce28" table:formula="of:=SUM([.F12:.F16])" office:value-type="float" office:value="49">
            <text:p>49</text:p>
          </table:table-cell>
          <table:table-cell table:style-name="ce28" table:formula="of:=SUM([.G12:.G16])" office:value-type="float" office:value="7">
            <text:p>7</text:p>
          </table:table-cell>
          <table:table-cell table:style-name="ce50" office:value-type="float" office:value="0">
            <text:p>0</text:p>
          </table:table-cell>
          <table:table-cell table:style-name="ce50" office:value-type="float" office:value="0">
            <text:p>0</text:p>
          </table:table-cell>
          <table:table-cell table:style-name="ce55" office:value-type="float" office:value="33">
            <text:p>33</text:p>
          </table:table-cell>
          <table:table-cell table:style-name="ce55" table:formula="of:=COUNTIF([Home_Page.J2:.J71];&quot;YES&quot;)" office:value-type="float" office:value="28">
            <text:p>28</text:p>
          </table:table-cell>
          <table:table-cell table:formula="of:=COUNTIF([Home_Page.R2:.R201];&quot;YES&quot;)" office:value-type="float" office:value="39">
            <text:p>39</text:p>
          </table:table-cell>
          <table:table-cell table:formula="of:=COUNTIF([Home_Page.R2:.R201];&quot;NO&quot;)" office:value-type="float" office:value="17">
            <text:p>17</text:p>
          </table:table-cell>
          <table:table-cell table:formula="of:=COUNTIF([Home_Page.S2:.S201];&quot;YES&quot;)" office:value-type="float" office:value="39">
            <text:p>39</text:p>
          </table:table-cell>
          <table:table-cell table:formula="of:=COUNTIF([Home_Page.S2:.S201];&quot;NO&quot;)" office:value-type="float" office:value="17">
            <text:p>17</text:p>
          </table:table-cell>
          <table:table-cell table:formula="of:=COUNTIF([Home_Page.T2:.T201];&quot;YES&quot;)" office:value-type="float" office:value="39">
            <text:p>39</text:p>
          </table:table-cell>
          <table:table-cell table:formula="of:=COUNTIF([Home_Page.T2:.T201];&quot;NO&quot;)" office:value-type="float" office:value="17">
            <text:p>17</text:p>
          </table:table-cell>
          <table:table-cell table:number-columns-repeated="998"/>
        </table:table-row>
        <table:table-row table:style-name="ro23">
          <table:table-cell/>
          <table:table-cell table:style-name="ce20" table:number-columns-repeated="2"/>
          <table:table-cell table:style-name="ce20" office:value-type="string">
            <text:p>L0</text:p>
          </table:table-cell>
          <table:table-cell table:style-name="ce28" table:formula="of:=COUNTIF([Channels_Admin.B2:.B150];&quot;L0&quot;)" office:value-type="float" office:value="13">
            <text:p>13</text:p>
          </table:table-cell>
          <table:table-cell table:style-name="ce33" office:value-type="float" office:value="11">
            <text:p>11</text:p>
          </table:table-cell>
          <table:table-cell table:style-name="ce33" office:value-type="float" office:value="2">
            <text:p>2</text:p>
          </table:table-cell>
          <table:table-cell table:style-name="ce33" office:value-type="float" office:value="0">
            <text:p>0</text:p>
          </table:table-cell>
          <table:table-cell table:style-name="ce20" office:value-type="float" office:value="0">
            <text:p>0</text:p>
          </table:table-cell>
          <table:table-cell table:number-columns-repeated="2"/>
          <table:table-cell table:style-name="ce20" office:value-type="string">
            <text:p>Channels Admin</text:p>
          </table:table-cell>
          <table:table-cell table:style-name="ce20"/>
          <table:table-cell table:style-name="ce28" table:formula="of:=SUM([.E18:.E22])" office:value-type="float" office:value="36">
            <text:p>36</text:p>
          </table:table-cell>
          <table:table-cell table:style-name="ce28" table:formula="of:=SUM([.F18:.F22])" office:value-type="float" office:value="25">
            <text:p>25</text:p>
          </table:table-cell>
          <table:table-cell table:style-name="ce28" table:formula="of:=SUM([.G18:.G22])" office:value-type="float" office:value="11">
            <text:p>11</text:p>
          </table:table-cell>
          <table:table-cell table:style-name="ce28" office:value-type="float" office:value="0">
            <text:p>0</text:p>
          </table:table-cell>
          <table:table-cell table:style-name="ce28" office:value-type="float" office:value="0">
            <text:p>0</text:p>
          </table:table-cell>
          <table:table-cell table:style-name="ce55" office:value-type="float" office:value="20">
            <text:p>20</text:p>
          </table:table-cell>
          <table:table-cell table:style-name="ce55"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8"/>
        </table:table-row>
        <table:table-row table:style-name="ro23">
          <table:table-cell/>
          <table:table-cell table:style-name="ce20" table:number-columns-repeated="2"/>
          <table:table-cell table:style-name="ce20" office:value-type="string">
            <text:p>L1</text:p>
          </table:table-cell>
          <table:table-cell table:style-name="ce28" table:formula="of:=COUNTIF([Channels_Admin.B2:.B150];&quot;L1&quot;)" office:value-type="float" office:value="5">
            <text:p>5</text:p>
          </table:table-cell>
          <table:table-cell table:style-name="ce33" office:value-type="float" office:value="5">
            <text:p>5</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2"/>
          <table:table-cell table:style-name="ce20" office:value-type="string">
            <text:p>Display Control</text:p>
          </table:table-cell>
          <table:table-cell table:style-name="ce20"/>
          <table:table-cell table:style-name="ce28" table:formula="of:=SUM([.E24:.E28])" office:value-type="float" office:value="7">
            <text:p>7</text:p>
          </table:table-cell>
          <table:table-cell table:style-name="ce28" table:formula="of:=SUM([.F24:.F28])" office:value-type="float" office:value="7">
            <text:p>7</text:p>
          </table:table-cell>
          <table:table-cell table:style-name="ce28" table:formula="of:=SUM([.G24:.G28])" office:value-type="float" office:value="0">
            <text:p>0</text:p>
          </table:table-cell>
          <table:table-cell table:style-name="ce50" office:value-type="float" office:value="0">
            <text:p>0</text:p>
          </table:table-cell>
          <table:table-cell table:style-name="ce50" office:value-type="float" office:value="0">
            <text:p>0</text:p>
          </table:table-cell>
          <table:table-cell table:style-name="ce55" office:value-type="float" office:value="7">
            <text:p>7</text:p>
          </table:table-cell>
          <table:table-cell table:style-name="ce55"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3">
          <table:table-cell/>
          <table:table-cell table:style-name="ce20" table:number-columns-repeated="2"/>
          <table:table-cell table:style-name="ce20" office:value-type="string">
            <text:p>L2</text:p>
          </table:table-cell>
          <table:table-cell table:style-name="ce28" table:formula="of:=COUNTIF([Channels_Admin.B2:.B150];&quot;L2&quot;)" office:value-type="float" office:value="18">
            <text:p>18</text:p>
          </table:table-cell>
          <table:table-cell table:style-name="ce33" office:value-type="float" office:value="9">
            <text:p>9</text:p>
          </table:table-cell>
          <table:table-cell table:style-name="ce33" office:value-type="float" office:value="9">
            <text:p>9</text:p>
          </table:table-cell>
          <table:table-cell table:style-name="ce33" office:value-type="float" office:value="0">
            <text:p>0</text:p>
          </table:table-cell>
          <table:table-cell table:style-name="ce20" office:value-type="float" office:value="0">
            <text:p>0</text:p>
          </table:table-cell>
          <table:table-cell table:number-columns-repeated="2"/>
          <table:table-cell table:style-name="ce20" office:value-type="string">
            <text:p>Channels Command</text:p>
          </table:table-cell>
          <table:table-cell table:style-name="ce20"/>
          <table:table-cell table:style-name="ce28" office:value-type="float" office:value="32">
            <text:p>32</text:p>
          </table:table-cell>
          <table:table-cell table:style-name="ce28" table:formula="of:=SUM([.F30:.F34])" office:value-type="float" office:value="27">
            <text:p>27</text:p>
          </table:table-cell>
          <table:table-cell table:style-name="ce28" table:formula="of:=SUM([.G30:.G34])" office:value-type="float" office:value="0">
            <text:p>0</text:p>
          </table:table-cell>
          <table:table-cell table:style-name="ce50" office:value-type="float" office:value="0">
            <text:p>0</text:p>
          </table:table-cell>
          <table:table-cell table:style-name="ce50" office:value-type="float" office:value="0">
            <text:p>0</text:p>
          </table:table-cell>
          <table:table-cell table:style-name="ce55" office:value-type="float" office:value="27">
            <text:p>27</text:p>
          </table:table-cell>
          <table:table-cell table:style-name="ce55" table:formula="of:=COUNTIF([Channels_Command_Execution.J2:.J68];&quot;YES&quot;)" office:value-type="float" office:value="30">
            <text:p>30</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23">
          <table:table-cell/>
          <table:table-cell table:style-name="ce20" table:number-columns-repeated="2"/>
          <table:table-cell table:style-name="ce20" office:value-type="string">
            <text:p>L3</text:p>
          </table:table-cell>
          <table:table-cell table:style-name="ce28" table:formula="of:=COUNTIF([Channels_Admin.B2:.B150];&quot;L3&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2"/>
          <table:table-cell table:style-name="ce20" office:value-type="string">
            <text:p>Collaboration Panel</text:p>
          </table:table-cell>
          <table:table-cell/>
          <table:table-cell table:style-name="ce28" table:formula="of:=SUM([.E36:.E40])" office:value-type="float" office:value="27">
            <text:p>27</text:p>
          </table:table-cell>
          <table:table-cell table:style-name="ce28" table:formula="of:=SUM([.F36:.F40])" office:value-type="float" office:value="26">
            <text:p>26</text:p>
          </table:table-cell>
          <table:table-cell table:style-name="ce28" table:formula="of:=SUM([.G36:.G40])" office:value-type="float" office:value="1">
            <text:p>1</text:p>
          </table:table-cell>
          <table:table-cell table:style-name="ce50" office:value-type="float" office:value="0">
            <text:p>0</text:p>
          </table:table-cell>
          <table:table-cell table:style-name="ce50" office:value-type="float" office:value="0">
            <text:p>0</text:p>
          </table:table-cell>
          <table:table-cell table:style-name="ce55" office:value-type="float" office:value="24">
            <text:p>24</text:p>
          </table:table-cell>
          <table:table-cell table:style-name="ce55"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3">
          <table:table-cell/>
          <table:table-cell table:style-name="ce20" table:number-columns-repeated="2"/>
          <table:table-cell table:style-name="ce20" office:value-type="string">
            <text:p>L4</text:p>
          </table:table-cell>
          <table:table-cell table:style-name="ce28" table:formula="of:=COUNTIF([Channels_Admin.B2:.B150];&quot;L4&quot;)"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number-columns-repeated="2"/>
          <table:table-cell table:style-name="ce20" office:value-type="string">
            <text:p>Plan and Segment Bar</text:p>
          </table:table-cell>
          <table:table-cell/>
          <table:table-cell table:style-name="ce28" table:formula="of:=SUM([.E42:.E46])" office:value-type="float" office:value="118">
            <text:p>118</text:p>
          </table:table-cell>
          <table:table-cell table:style-name="ce28" table:formula="of:=SUM([.F42:.F46])" office:value-type="float" office:value="20">
            <text:p>20</text:p>
          </table:table-cell>
          <table:table-cell table:style-name="ce28" table:formula="of:=SUM([.G42:.G46])" office:value-type="float" office:value="9">
            <text:p>9</text:p>
          </table:table-cell>
          <table:table-cell table:style-name="ce50" office:value-type="float" office:value="0">
            <text:p>0</text:p>
          </table:table-cell>
          <table:table-cell table:style-name="ce50" office:value-type="float" office:value="0">
            <text:p>0</text:p>
          </table:table-cell>
          <table:table-cell table:style-name="ce55" office:value-type="float" office:value="21">
            <text:p>21</text:p>
          </table:table-cell>
          <table:table-cell table:style-name="ce55" table:formula="of:=COUNTIF([Plan_and_Segment_Bar.J2:.J185];&quot;YES&quot;)" office:value-type="float" office:value="45">
            <text:p>45</text:p>
          </table:table-cell>
          <table:table-cell table:formula="of:=COUNTIF([Plan_and_Segment_Bar.R2:.R227];&quot;YES&quot;)" office:value-type="float" office:value="110">
            <text:p>110</text:p>
          </table:table-cell>
          <table:table-cell table:formula="of:=COUNTIF([Plan_and_Segment_Bar.R2:.R227];&quot;NO&quot;)" office:value-type="float" office:value="3">
            <text:p>3</text:p>
          </table:table-cell>
          <table:table-cell table:formula="of:=COUNTIF([Plan_and_Segment_Bar.S2:.S227];&quot;YES&quot;)" office:value-type="float" office:value="110">
            <text:p>110</text:p>
          </table:table-cell>
          <table:table-cell table:formula="of:=COUNTIF([Plan_and_Segment_Bar.S2:.S227];&quot;NO&quot;)" office:value-type="float" office:value="3">
            <text:p>3</text:p>
          </table:table-cell>
          <table:table-cell table:formula="of:=COUNTIF([Plan_and_Segment_Bar.T2:.T227];&quot;YES&quot;)" office:value-type="float" office:value="110">
            <text:p>110</text:p>
          </table:table-cell>
          <table:table-cell table:formula="of:=COUNTIF([Plan_and_Segment_Bar.T2:.T227];&quot;NO&quot;)" office:value-type="float" office:value="3">
            <text:p>3</text:p>
          </table:table-cell>
          <table:table-cell table:number-columns-repeated="998"/>
        </table:table-row>
        <table:table-row table:style-name="ro23">
          <table:table-cell/>
          <table:table-cell table:style-name="ce21"/>
          <table:table-cell table:style-name="ce21" office:value-type="string">
            <text:p>Display Control</text:p>
          </table:table-cell>
          <table:table-cell table:style-name="ce21" table:number-columns-repeated="2"/>
          <table:table-cell table:style-name="ce32" table:number-columns-repeated="4"/>
          <table:table-cell table:number-columns-repeated="2"/>
          <table:table-cell table:style-name="ce20" office:value-type="string">
            <text:p>Task and Flow Panel</text:p>
          </table:table-cell>
          <table:table-cell/>
          <table:table-cell table:style-name="ce28" office:value-type="float" office:value="105">
            <text:p>105</text:p>
          </table:table-cell>
          <table:table-cell table:style-name="ce28" table:formula="of:=SUM([.F48:.F52])" office:value-type="float" office:value="89">
            <text:p>89</text:p>
          </table:table-cell>
          <table:table-cell table:style-name="ce28" table:formula="of:=SUM([.G48:.G52])" office:value-type="float" office:value="4">
            <text:p>4</text:p>
          </table:table-cell>
          <table:table-cell table:style-name="ce50" office:value-type="float" office:value="0">
            <text:p>0</text:p>
          </table:table-cell>
          <table:table-cell table:style-name="ce50" office:value-type="float" office:value="0">
            <text:p>0</text:p>
          </table:table-cell>
          <table:table-cell table:style-name="ce55" office:value-type="float" office:value="92">
            <text:p>92</text:p>
          </table:table-cell>
          <table:table-cell table:style-name="ce55"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3">
          <table:table-cell/>
          <table:table-cell table:style-name="ce20" table:number-columns-repeated="2"/>
          <table:table-cell table:style-name="ce20" office:value-type="string">
            <text:p>L0</text:p>
          </table:table-cell>
          <table:table-cell table:style-name="ce28" table:formula="of:=COUNTIF([Display_Control.B2:.B150];&quot;L0&quot;)" office:value-type="float" office:value="7">
            <text:p>7</text:p>
          </table:table-cell>
          <table:table-cell table:style-name="ce33" office:value-type="float" office:value="7">
            <text:p>7</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2"/>
          <table:table-cell table:style-name="ce20" office:value-type="string">
            <text:p>Entities</text:p>
          </table:table-cell>
          <table:table-cell/>
          <table:table-cell table:style-name="ce28" office:value-type="float" office:value="197">
            <text:p>197</text:p>
          </table:table-cell>
          <table:table-cell table:style-name="ce28" table:formula="of:=SUM([.F54:.F58])" office:value-type="float" office:value="150">
            <text:p>150</text:p>
          </table:table-cell>
          <table:table-cell table:style-name="ce28" table:formula="of:=SUM([.G54:.G58])" office:value-type="float" office:value="32">
            <text:p>32</text:p>
          </table:table-cell>
          <table:table-cell table:style-name="ce50" office:value-type="float" office:value="0">
            <text:p>0</text:p>
          </table:table-cell>
          <table:table-cell table:style-name="ce50" office:value-type="float" office:value="0">
            <text:p>0</text:p>
          </table:table-cell>
          <table:table-cell table:style-name="ce55" office:value-type="float" office:value="148">
            <text:p>148</text:p>
          </table:table-cell>
          <table:table-cell table:style-name="ce57"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23">
          <table:table-cell/>
          <table:table-cell table:style-name="ce20" table:number-columns-repeated="2"/>
          <table:table-cell table:style-name="ce20" office:value-type="string">
            <text:p>L1</text:p>
          </table:table-cell>
          <table:table-cell table:style-name="ce28" table:formula="of:=COUNTIF([Display_Control.B2:.B150];&quot;L1&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2"/>
          <table:table-cell table:style-name="ce20" office:value-type="string">
            <text:p>Information Flow Map</text:p>
          </table:table-cell>
          <table:table-cell/>
          <table:table-cell table:style-name="ce28" table:formula="of:=SUM([.E60:.E64])" office:value-type="float" office:value="10">
            <text:p>10</text:p>
          </table:table-cell>
          <table:table-cell table:style-name="ce28" table:formula="of:=SUM([.F60:.F64])" office:value-type="float" office:value="0">
            <text:p>0</text:p>
          </table:table-cell>
          <table:table-cell table:style-name="ce28" table:formula="of:=SUM([.G60:.G64])" office:value-type="float" office:value="0">
            <text:p>0</text:p>
          </table:table-cell>
          <table:table-cell table:style-name="ce50" office:value-type="float" office:value="0">
            <text:p>0</text:p>
          </table:table-cell>
          <table:table-cell table:style-name="ce50" office:value-type="float" office:value="0">
            <text:p>0</text:p>
          </table:table-cell>
          <table:table-cell table:style-name="ce55" office:value-type="float" office:value="0">
            <text:p>0</text:p>
          </table:table-cell>
          <table:table-cell table:style-name="ce55"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3">
          <table:table-cell/>
          <table:table-cell table:style-name="ce20" table:number-columns-repeated="2"/>
          <table:table-cell table:style-name="ce20" office:value-type="string">
            <text:p>L2</text:p>
          </table:table-cell>
          <table:table-cell table:style-name="ce28" table:formula="of:=COUNTIF([Display_Control.B2:.B150];&quot;L2&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2"/>
          <table:table-cell table:style-name="ce20" office:value-type="string">
            <text:p>Information Sharing Guidelines for all Participants( Admin &amp; Planner )</text:p>
          </table:table-cell>
          <table:table-cell/>
          <table:table-cell table:style-name="ce28" table:formula="of:=SUM([.E66:.E70])" office:value-type="float" office:value="13">
            <text:p>13</text:p>
          </table:table-cell>
          <table:table-cell table:style-name="ce28" table:formula="of:=SUM([.F66:.F70])" office:value-type="float" office:value="12">
            <text:p>12</text:p>
          </table:table-cell>
          <table:table-cell table:style-name="ce28" table:formula="of:=SUM([.G66:.G70])" office:value-type="float" office:value="1">
            <text:p>1</text:p>
          </table:table-cell>
          <table:table-cell table:style-name="ce50" office:value-type="float" office:value="0">
            <text:p>0</text:p>
          </table:table-cell>
          <table:table-cell table:style-name="ce50" office:value-type="float" office:value="0">
            <text:p>0</text:p>
          </table:table-cell>
          <table:table-cell table:style-name="ce55" office:value-type="float" office:value="12">
            <text:p>12</text:p>
          </table:table-cell>
          <table:table-cell table:style-name="ce55"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23">
          <table:table-cell/>
          <table:table-cell table:style-name="ce20" table:number-columns-repeated="2"/>
          <table:table-cell table:style-name="ce20" office:value-type="string">
            <text:p>L3</text:p>
          </table:table-cell>
          <table:table-cell table:style-name="ce28" table:formula="of:=COUNTIF([Display_Control.B2:.B150];&quot;L3&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2"/>
          <table:table-cell table:style-name="ce20" office:value-type="string">
            <text:p>Assignments &amp; Commitments</text:p>
          </table:table-cell>
          <table:table-cell/>
          <table:table-cell table:style-name="ce28" table:formula="of:=SUM([.E72:.E76])" office:value-type="float" office:value="13">
            <text:p>13</text:p>
          </table:table-cell>
          <table:table-cell table:style-name="ce28" table:formula="of:=SUM([.F72:.F76])" office:value-type="float" office:value="13">
            <text:p>13</text:p>
          </table:table-cell>
          <table:table-cell table:style-name="ce28" table:formula="of:=SUM([.G72:.G76])" office:value-type="float" office:value="0">
            <text:p>0</text:p>
          </table:table-cell>
          <table:table-cell table:style-name="ce50" office:value-type="float" office:value="0">
            <text:p>0</text:p>
          </table:table-cell>
          <table:table-cell table:style-name="ce50" office:value-type="float" office:value="0">
            <text:p>0</text:p>
          </table:table-cell>
          <table:table-cell table:style-name="ce55" office:value-type="float" office:value="0">
            <text:p>0</text:p>
          </table:table-cell>
          <table:table-cell table:style-name="ce55"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23">
          <table:table-cell/>
          <table:table-cell table:style-name="ce20" table:number-columns-repeated="2"/>
          <table:table-cell table:style-name="ce20" office:value-type="string">
            <text:p>L4</text:p>
          </table:table-cell>
          <table:table-cell table:style-name="ce28" table:formula="of:=COUNTIF([Display_Control.B2:.B150];&quot;L4&quot;)"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number-columns-repeated="2"/>
          <table:table-cell table:style-name="ce20" office:value-type="string">
            <text:p>Lock Functionality</text:p>
          </table:table-cell>
          <table:table-cell/>
          <table:table-cell table:style-name="ce28" table:formula="of:=SUM([.E78:.E82])" office:value-type="float" office:value="14">
            <text:p>14</text:p>
          </table:table-cell>
          <table:table-cell table:style-name="ce28" table:formula="of:=SUM([.F78:.F82])" office:value-type="float" office:value="14">
            <text:p>14</text:p>
          </table:table-cell>
          <table:table-cell table:style-name="ce28" table:formula="of:=SUM([.G78:.G82])" office:value-type="float" office:value="0">
            <text:p>0</text:p>
          </table:table-cell>
          <table:table-cell table:style-name="ce53" office:value-type="float" office:value="0">
            <text:p>0</text:p>
          </table:table-cell>
          <table:table-cell table:style-name="ce53" office:value-type="float" office:value="0">
            <text:p>0</text:p>
          </table:table-cell>
          <table:table-cell table:style-name="ce55" office:value-type="float" office:value="13">
            <text:p>13</text:p>
          </table:table-cell>
          <table:table-cell table:style-name="ce55"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3">
          <table:table-cell/>
          <table:table-cell table:style-name="ce21"/>
          <table:table-cell table:style-name="ce21" office:value-type="string">
            <text:p>Channels Command Execution</text:p>
          </table:table-cell>
          <table:table-cell table:style-name="ce21" table:number-columns-repeated="2"/>
          <table:table-cell table:style-name="ce32" table:number-columns-repeated="4"/>
          <table:table-cell table:number-columns-repeated="2"/>
          <table:table-cell table:style-name="ce20" office:value-type="string">
            <text:p>My Information Sharing Guidelines ( User )</text:p>
          </table:table-cell>
          <table:table-cell/>
          <table:table-cell table:style-name="ce28" table:formula="of:=SUM([.E84:.E88])" office:value-type="float" office:value="5">
            <text:p>5</text:p>
          </table:table-cell>
          <table:table-cell table:style-name="ce28" table:formula="of:=SUM([.F84:.F88])" office:value-type="float" office:value="3">
            <text:p>3</text:p>
          </table:table-cell>
          <table:table-cell table:style-name="ce28" table:formula="of:=SUM([.G84:.G88])" office:value-type="float" office:value="1">
            <text:p>1</text:p>
          </table:table-cell>
          <table:table-cell table:style-name="ce53" office:value-type="float" office:value="0">
            <text:p>0</text:p>
          </table:table-cell>
          <table:table-cell table:style-name="ce53" office:value-type="float" office:value="0">
            <text:p>0</text:p>
          </table:table-cell>
          <table:table-cell table:style-name="ce55" office:value-type="float" office:value="3">
            <text:p>3</text:p>
          </table:table-cell>
          <table:table-cell table:style-name="ce55"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3">
          <table:table-cell/>
          <table:table-cell table:style-name="ce20" table:number-columns-repeated="2"/>
          <table:table-cell table:style-name="ce20" office:value-type="string">
            <text:p>L0</text:p>
          </table:table-cell>
          <table:table-cell table:style-name="ce28" table:formula="of:=COUNTIF([Channels_Command_Execution.B2:.B153];&quot;L0&quot;)" office:value-type="float" office:value="30">
            <text:p>30</text:p>
          </table:table-cell>
          <table:table-cell table:style-name="ce33" office:value-type="float" office:value="27">
            <text:p>27</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2"/>
          <table:table-cell table:style-name="ce20" office:value-type="string">
            <text:p>Issue Summary Report</text:p>
          </table:table-cell>
          <table:table-cell/>
          <table:table-cell table:style-name="ce28" table:formula="of:=SUM([.E90:.E94])" office:value-type="float" office:value="3">
            <text:p>3</text:p>
          </table:table-cell>
          <table:table-cell table:style-name="ce28" table:formula="of:=SUM([.F90:.F94])" office:value-type="float" office:value="3">
            <text:p>3</text:p>
          </table:table-cell>
          <table:table-cell table:style-name="ce28" table:formula="of:=SUM([.G90:.G94])" office:value-type="float" office:value="0">
            <text:p>0</text:p>
          </table:table-cell>
          <table:table-cell table:style-name="ce53" office:value-type="float" office:value="0">
            <text:p>0</text:p>
          </table:table-cell>
          <table:table-cell table:style-name="ce53" office:value-type="float" office:value="0">
            <text:p>0</text:p>
          </table:table-cell>
          <table:table-cell table:style-name="ce55" office:value-type="float" office:value="3">
            <text:p>3</text:p>
          </table:table-cell>
          <table:table-cell table:style-name="ce55"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3">
          <table:table-cell/>
          <table:table-cell table:style-name="ce20" table:number-columns-repeated="2"/>
          <table:table-cell table:style-name="ce20" office:value-type="string">
            <text:p>L1</text:p>
          </table:table-cell>
          <table:table-cell table:style-name="ce28" table:formula="of:=COUNTIF([Channels_Command_Execution.B2:.B153];&quot;L1&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3"/>
          <table:table-cell table:style-name="ce47" office:value-type="string">
            <text:p>Total</text:p>
          </table:table-cell>
          <table:table-cell table:style-name="ce48" table:formula="of:=SUM([.N16:.N30])" office:value-type="float" office:value="661">
            <text:p>661</text:p>
          </table:table-cell>
          <table:table-cell table:style-name="ce48" table:formula="of:=SUM([.O16:.O30])" office:value-type="float" office:value="459">
            <text:p>459</text:p>
          </table:table-cell>
          <table:table-cell table:style-name="ce48" table:formula="of:=SUM([.P16:.P30])" office:value-type="float" office:value="70">
            <text:p>70</text:p>
          </table:table-cell>
          <table:table-cell table:style-name="ce48" office:value-type="float" office:value="0">
            <text:p>0</text:p>
          </table:table-cell>
          <table:table-cell table:style-name="ce48" office:value-type="float" office:value="0">
            <text:p>0</text:p>
          </table:table-cell>
          <table:table-cell table:style-name="ce56" table:formula="of:=SUM([.S16:.S30])" office:value-type="float" office:value="416">
            <text:p>416</text:p>
          </table:table-cell>
          <table:table-cell table:style-name="ce58" table:formula="of:=SUM([.T16:.T30])" office:value-type="float" office:value="362">
            <text:p>362</text:p>
          </table:table-cell>
          <table:table-cell table:formula="of:=SUM([.U16:.U30])" office:value-type="float" office:value="561">
            <text:p>561</text:p>
          </table:table-cell>
          <table:table-cell table:formula="of:=SUM([.V16:.V30])" office:value-type="float" office:value="90">
            <text:p>90</text:p>
          </table:table-cell>
          <table:table-cell table:formula="of:=SUM([.W16:.W30])" office:value-type="float" office:value="561">
            <text:p>561</text:p>
          </table:table-cell>
          <table:table-cell table:formula="of:=SUM([.X16:.X30])" office:value-type="float" office:value="90">
            <text:p>90</text:p>
          </table:table-cell>
          <table:table-cell table:formula="of:=SUM([.Y16:.Y30])" office:value-type="float" office:value="561">
            <text:p>561</text:p>
          </table:table-cell>
          <table:table-cell table:formula="of:=SUM([.Z16:.Z30])" office:value-type="float" office:value="90">
            <text:p>90</text:p>
          </table:table-cell>
          <table:table-cell table:number-columns-repeated="998"/>
        </table:table-row>
        <table:table-row table:style-name="ro23">
          <table:table-cell/>
          <table:table-cell table:style-name="ce20" table:number-columns-repeated="2"/>
          <table:table-cell table:style-name="ce20" office:value-type="string">
            <text:p>L2</text:p>
          </table:table-cell>
          <table:table-cell table:style-name="ce28" table:formula="of:=COUNTIF([Channels_Command_Execution.B2:.B153];&quot;L2&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3</text:p>
          </table:table-cell>
          <table:table-cell table:style-name="ce28" table:formula="of:=COUNTIF([Channels_Command_Execution.B2:.B153];&quot;L3&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4</text:p>
          </table:table-cell>
          <table:table-cell table:style-name="ce28" table:formula="of:=COUNTIF([Channels_Command_Execution.B2:.B153];&quot;L4&quot;)"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1"/>
          <table:table-cell table:style-name="ce21" office:value-type="string">
            <text:p>Collaboration Panel</text:p>
          </table:table-cell>
          <table:table-cell table:style-name="ce21" table:number-columns-repeated="2"/>
          <table:table-cell table:style-name="ce32" table:number-columns-repeated="4"/>
          <table:table-cell table:number-columns-repeated="1015"/>
        </table:table-row>
        <table:table-row table:style-name="ro23">
          <table:table-cell/>
          <table:table-cell table:style-name="ce20" table:number-columns-repeated="2"/>
          <table:table-cell table:style-name="ce20" office:value-type="string">
            <text:p>L0</text:p>
          </table:table-cell>
          <table:table-cell table:style-name="ce28" table:formula="of:=COUNTIF([Collaboration_Panel.B2:.B150];&quot;L0&quot;)" office:value-type="float" office:value="11">
            <text:p>11</text:p>
          </table:table-cell>
          <table:table-cell table:style-name="ce33" office:value-type="float" office:value="10">
            <text:p>10</text:p>
          </table:table-cell>
          <table:table-cell table:style-name="ce33" office:value-type="float" office:value="1">
            <text:p>1</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1</text:p>
          </table:table-cell>
          <table:table-cell table:style-name="ce28" table:formula="of:=COUNTIF([Collaboration_Panel.B2:.B150];&quot;L1&quot;)" office:value-type="float" office:value="16">
            <text:p>16</text:p>
          </table:table-cell>
          <table:table-cell table:style-name="ce33" office:value-type="float" office:value="16">
            <text:p>16</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2</text:p>
          </table:table-cell>
          <table:table-cell table:style-name="ce28" table:formula="of:=COUNTIF([Collaboration_Panel.B2:.B150];&quot;L2&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3</text:p>
          </table:table-cell>
          <table:table-cell table:style-name="ce28" table:formula="of:=COUNTIF([Collaboration_Panel.B2:.B150];&quot;L3&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4</text:p>
          </table:table-cell>
          <table:table-cell table:style-name="ce28" table:formula="of:=COUNTIF([Collaboration_Panel.B2:.B150];&quot;L4&quot;)"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1"/>
          <table:table-cell table:style-name="ce21" office:value-type="string">
            <text:p>Plan and Segment Bar</text:p>
          </table:table-cell>
          <table:table-cell table:style-name="ce21" table:number-columns-repeated="2"/>
          <table:table-cell table:style-name="ce32" table:number-columns-repeated="4"/>
          <table:table-cell table:number-columns-repeated="1015"/>
        </table:table-row>
        <table:table-row table:style-name="ro23">
          <table:table-cell/>
          <table:table-cell table:style-name="ce20" table:number-columns-repeated="2"/>
          <table:table-cell table:style-name="ce20" office:value-type="string">
            <text:p>L0</text:p>
          </table:table-cell>
          <table:table-cell table:style-name="ce28" table:formula="of:=COUNTIF([Plan_and_Segment_Bar.B2:.B176];&quot;L0&quot;)" office:value-type="float" office:value="94">
            <text:p>94</text:p>
          </table:table-cell>
          <table:table-cell table:style-name="ce33" office:value-type="float" office:value="10">
            <text:p>10</text:p>
          </table:table-cell>
          <table:table-cell table:style-name="ce33" office:value-type="float" office:value="6">
            <text:p>6</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1</text:p>
          </table:table-cell>
          <table:table-cell table:style-name="ce28" table:formula="of:=COUNTIF([Plan_and_Segment_Bar.B2:.B176];&quot;L1&quot;)" office:value-type="float" office:value="20">
            <text:p>20</text:p>
          </table:table-cell>
          <table:table-cell table:style-name="ce33" office:value-type="float" office:value="10">
            <text:p>1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2</text:p>
          </table:table-cell>
          <table:table-cell table:style-name="ce28" table:formula="of:=COUNTIF([Plan_and_Segment_Bar.B2:.B176];&quot;L2&quot;)" office:value-type="float" office:value="4">
            <text:p>4</text:p>
          </table:table-cell>
          <table:table-cell table:style-name="ce33" office:value-type="float" office:value="0">
            <text:p>0</text:p>
          </table:table-cell>
          <table:table-cell table:style-name="ce33" office:value-type="float" office:value="3">
            <text:p>3</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3</text:p>
          </table:table-cell>
          <table:table-cell table:style-name="ce28" table:formula="of:=COUNTIF([Plan_and_Segment_Bar.B2:.B176];&quot;L3&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4</text:p>
          </table:table-cell>
          <table:table-cell table:style-name="ce28" table:formula="of:=COUNTIF([Plan_and_Segment_Bar.B2:.B176];&quot;L4&quot;)"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1"/>
          <table:table-cell table:style-name="ce21" office:value-type="string">
            <text:p>Task and Flow Panel</text:p>
          </table:table-cell>
          <table:table-cell table:style-name="ce21" table:number-columns-repeated="2"/>
          <table:table-cell table:style-name="ce32" table:number-columns-repeated="4"/>
          <table:table-cell table:number-columns-repeated="1015"/>
        </table:table-row>
        <table:table-row table:style-name="ro23">
          <table:table-cell/>
          <table:table-cell table:style-name="ce20" table:number-columns-repeated="2"/>
          <table:table-cell table:style-name="ce20" office:value-type="string">
            <text:p>L0</text:p>
          </table:table-cell>
          <table:table-cell table:style-name="ce28" table:formula="of:=COUNTIF([Task_and_Flow_Panel.B2:.B156];&quot;L0&quot;)" office:value-type="float" office:value="5">
            <text:p>5</text:p>
          </table:table-cell>
          <table:table-cell table:style-name="ce33" office:value-type="float" office:value="5">
            <text:p>5</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1</text:p>
          </table:table-cell>
          <table:table-cell table:style-name="ce28" table:formula="of:=COUNTIF([Task_and_Flow_Panel.B2:.B156];&quot;L1&quot;)" office:value-type="float" office:value="83">
            <text:p>83</text:p>
          </table:table-cell>
          <table:table-cell table:style-name="ce33" office:value-type="float" office:value="83">
            <text:p>83</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2</text:p>
          </table:table-cell>
          <table:table-cell table:style-name="ce28" table:formula="of:=COUNTIF([Task_and_Flow_Panel.B2:.B156];&quot;L2&quot;)" office:value-type="float" office:value="4">
            <text:p>4</text:p>
          </table:table-cell>
          <table:table-cell table:style-name="ce33" office:value-type="float" office:value="0">
            <text:p>0</text:p>
          </table:table-cell>
          <table:table-cell table:style-name="ce33" office:value-type="float" office:value="4">
            <text:p>4</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3</text:p>
          </table:table-cell>
          <table:table-cell table:style-name="ce28" table:formula="of:=COUNTIF([Task_and_Flow_Panel.B2:.B156];&quot;L3&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4</text:p>
          </table:table-cell>
          <table:table-cell table:style-name="ce28" table:formula="of:=COUNTIF([Task_and_Flow_Panel.B2:.B156];&quot;L4&quot;)" office:value-type="float" office:value="1">
            <text:p>1</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1"/>
          <table:table-cell table:style-name="ce21" office:value-type="string">
            <text:p>Entities</text:p>
          </table:table-cell>
          <table:table-cell table:style-name="ce21" table:number-columns-repeated="2"/>
          <table:table-cell table:style-name="ce32" table:number-columns-repeated="4"/>
          <table:table-cell table:number-columns-repeated="1015"/>
        </table:table-row>
        <table:table-row table:style-name="ro23">
          <table:table-cell/>
          <table:table-cell table:style-name="ce20" table:number-columns-repeated="2"/>
          <table:table-cell table:style-name="ce20" office:value-type="string">
            <text:p>L0</text:p>
          </table:table-cell>
          <table:table-cell table:style-name="ce28" table:formula="of:=COUNTIF([Entities.B2:.B308];&quot;L0&quot;)" office:value-type="float" office:value="28">
            <text:p>28</text:p>
          </table:table-cell>
          <table:table-cell table:style-name="ce33" office:value-type="float" office:value="12">
            <text:p>12</text:p>
          </table:table-cell>
          <table:table-cell table:style-name="ce33" office:value-type="float" office:value="7">
            <text:p>7</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1</text:p>
          </table:table-cell>
          <table:table-cell table:style-name="ce28" table:formula="of:=COUNTIF([Entities.B2:.B308];&quot;L1&quot;)" office:value-type="float" office:value="144">
            <text:p>144</text:p>
          </table:table-cell>
          <table:table-cell table:style-name="ce33" office:value-type="float" office:value="138">
            <text:p>138</text:p>
          </table:table-cell>
          <table:table-cell table:style-name="ce33" office:value-type="float" office:value="3">
            <text:p>3</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2</text:p>
          </table:table-cell>
          <table:table-cell table:style-name="ce28" table:formula="of:=COUNTIF([Entities.B2:.B308];&quot;L2&quot;)" office:value-type="float" office:value="23">
            <text:p>23</text:p>
          </table:table-cell>
          <table:table-cell table:style-name="ce33" office:value-type="float" office:value="0">
            <text:p>0</text:p>
          </table:table-cell>
          <table:table-cell table:style-name="ce33" office:value-type="float" office:value="22">
            <text:p>22</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3</text:p>
          </table:table-cell>
          <table:table-cell table:style-name="ce28" table:formula="of:=COUNTIF([Entities.B2:.B308];&quot;L3&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4</text:p>
          </table:table-cell>
          <table:table-cell table:style-name="ce28" table:formula="of:=COUNTIF([Entities.B2:.B308];&quot;L4&quot;)"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1"/>
          <table:table-cell table:style-name="ce21" office:value-type="string">
            <text:p>Information Flow Map</text:p>
          </table:table-cell>
          <table:table-cell table:style-name="ce21" table:number-columns-repeated="2"/>
          <table:table-cell table:style-name="ce32" table:number-columns-repeated="4"/>
          <table:table-cell table:number-columns-repeated="1015"/>
        </table:table-row>
        <table:table-row table:style-name="ro23">
          <table:table-cell/>
          <table:table-cell table:style-name="ce20" table:number-columns-repeated="2"/>
          <table:table-cell table:style-name="ce20" office:value-type="string">
            <text:p>L0</text:p>
          </table:table-cell>
          <table:table-cell table:style-name="ce28" table:formula="of:=COUNTIF([Information_Flow_map.B2:.B299];&quot;L0&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1</text:p>
          </table:table-cell>
          <table:table-cell table:style-name="ce28" table:formula="of:=COUNTIF([Information_Flow_map.B2:.B299];&quot;L1&quot;)" office:value-type="float" office:value="10">
            <text:p>1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2</text:p>
          </table:table-cell>
          <table:table-cell table:style-name="ce28" table:formula="of:=COUNTIF([Information_Flow_map.B2:.B299];&quot;L2&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3</text:p>
          </table:table-cell>
          <table:table-cell table:style-name="ce28" table:formula="of:=COUNTIF([Information_Flow_map.B2:.B299];&quot;L3&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4</text:p>
          </table:table-cell>
          <table:table-cell table:style-name="ce28" table:formula="of:=COUNTIF([Information_Flow_map.B2:.B299];&quot;L4&quot;)"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1"/>
          <table:table-cell table:style-name="ce21" office:value-type="string">
            <text:p>Information Sharing Guidelines for all Participants( Admin &amp; Planner )</text:p>
          </table:table-cell>
          <table:table-cell table:style-name="ce21" table:number-columns-repeated="2"/>
          <table:table-cell table:style-name="ce32" table:number-columns-repeated="4"/>
          <table:table-cell table:number-columns-repeated="1015"/>
        </table:table-row>
        <table:table-row table:style-name="ro23">
          <table:table-cell/>
          <table:table-cell table:style-name="ce20" table:number-columns-repeated="2"/>
          <table:table-cell table:style-name="ce20" office:value-type="string">
            <text:p>L0</text:p>
          </table:table-cell>
          <table:table-cell table:style-name="ce28" table:formula="of:=COUNTIF([Information_Sharing_Guidelines_fo_all_Participants.B2:.B300];&quot;L0&quot;)" office:value-type="float" office:value="9">
            <text:p>9</text:p>
          </table:table-cell>
          <table:table-cell table:style-name="ce33" office:value-type="float" office:value="8">
            <text:p>8</text:p>
          </table:table-cell>
          <table:table-cell table:style-name="ce33" office:value-type="float" office:value="1">
            <text:p>1</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1</text:p>
          </table:table-cell>
          <table:table-cell table:style-name="ce28" table:formula="of:=COUNTIF([Information_Sharing_Guidelines_fo_all_Participants.B2:.B300];&quot;L1&quot;)" office:value-type="float" office:value="3">
            <text:p>3</text:p>
          </table:table-cell>
          <table:table-cell table:style-name="ce33" office:value-type="float" office:value="3">
            <text:p>3</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2</text:p>
          </table:table-cell>
          <table:table-cell table:style-name="ce28" table:formula="of:=COUNTIF([Information_Sharing_Guidelines_fo_all_Participants.B2:.B300];&quot;L2&quot;)" office:value-type="float" office:value="1">
            <text:p>1</text:p>
          </table:table-cell>
          <table:table-cell table:style-name="ce33" office:value-type="float" office:value="1">
            <text:p>1</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3</text:p>
          </table:table-cell>
          <table:table-cell table:style-name="ce28" table:formula="of:=COUNTIF([Information_Sharing_Guidelines_fo_all_Participants.B2:.B300];&quot;L3&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4</text:p>
          </table:table-cell>
          <table:table-cell table:style-name="ce28" table:formula="of:=COUNTIF([Information_Sharing_Guidelines_fo_all_Participants.B2:.B300];&quot;L4&quot;)"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1"/>
          <table:table-cell table:style-name="ce21" office:value-type="string">
            <text:p>Assignments &amp; Commitments</text:p>
          </table:table-cell>
          <table:table-cell table:style-name="ce21" table:number-columns-repeated="2"/>
          <table:table-cell table:style-name="ce32" table:number-columns-repeated="4"/>
          <table:table-cell table:number-columns-repeated="1015"/>
        </table:table-row>
        <table:table-row table:style-name="ro23">
          <table:table-cell/>
          <table:table-cell table:style-name="ce20" table:number-columns-repeated="2"/>
          <table:table-cell table:style-name="ce20" office:value-type="string">
            <text:p>L0</text:p>
          </table:table-cell>
          <table:table-cell table:style-name="ce28" table:formula="of:=COUNTIF([Assignments_And_Commitments.B2:.B300];&quot;L0&quot;)" office:value-type="float" office:value="9">
            <text:p>9</text:p>
          </table:table-cell>
          <table:table-cell table:style-name="ce33" office:value-type="float" office:value="9">
            <text:p>9</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1</text:p>
          </table:table-cell>
          <table:table-cell table:style-name="ce28" table:formula="of:=COUNTIF([Assignments_And_Commitments.B2:.B300];&quot;L1&quot;)" office:value-type="float" office:value="3">
            <text:p>3</text:p>
          </table:table-cell>
          <table:table-cell table:style-name="ce33" office:value-type="float" office:value="3">
            <text:p>3</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2</text:p>
          </table:table-cell>
          <table:table-cell table:style-name="ce28" table:formula="of:=COUNTIF([Assignments_And_Commitments.B2:.B300];&quot;L2&quot;)" office:value-type="float" office:value="1">
            <text:p>1</text:p>
          </table:table-cell>
          <table:table-cell table:style-name="ce33" office:value-type="float" office:value="1">
            <text:p>1</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3</text:p>
          </table:table-cell>
          <table:table-cell table:style-name="ce28" table:formula="of:=COUNTIF([Assignments_And_Commitments.B2:.B300];&quot;L3&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0" table:number-columns-repeated="2"/>
          <table:table-cell table:style-name="ce20" office:value-type="string">
            <text:p>L4</text:p>
          </table:table-cell>
          <table:table-cell table:style-name="ce28" table:formula="of:=COUNTIF([Assignments_And_Commitments.B2:.B300];&quot;L4&quot;)"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number-columns-repeated="1015"/>
        </table:table-row>
        <table:table-row table:style-name="ro24">
          <table:table-cell/>
          <table:table-cell table:style-name="ce21"/>
          <table:table-cell table:style-name="ce21" office:value-type="string">
            <text:p>Lock Functionlity</text:p>
          </table:table-cell>
          <table:table-cell table:style-name="ce21" table:number-columns-repeated="6"/>
          <table:table-cell table:number-columns-repeated="1015"/>
        </table:table-row>
        <table:table-row table:style-name="ro23">
          <table:table-cell table:number-columns-repeated="3"/>
          <table:table-cell table:style-name="ce20" office:value-type="string">
            <text:p>L0</text:p>
          </table:table-cell>
          <table:table-cell table:style-name="ce28" table:formula="of:=COUNTIF([Lock_functionality.B2:.B300];&quot;L0&quot;)" office:value-type="float" office:value="14">
            <text:p>14</text:p>
          </table:table-cell>
          <table:table-cell table:style-name="ce33" office:value-type="float" office:value="14">
            <text:p>14</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number-columns-repeated="3"/>
          <table:table-cell table:style-name="ce20" office:value-type="string">
            <text:p>L1</text:p>
          </table:table-cell>
          <table:table-cell table:style-name="ce28" table:formula="of:=COUNTIF([Lock_functionality.B2:.B300];&quot;L1&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number-columns-repeated="3"/>
          <table:table-cell table:style-name="ce20" office:value-type="string">
            <text:p>L2</text:p>
          </table:table-cell>
          <table:table-cell table:style-name="ce28" table:formula="of:=COUNTIF([Lock_functionality.B2:.B300];&quot;L2&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number-columns-repeated="3"/>
          <table:table-cell table:style-name="ce20" office:value-type="string">
            <text:p>L3</text:p>
          </table:table-cell>
          <table:table-cell table:style-name="ce28" table:formula="of:=COUNTIF([Lock_functionality.B2:.B300];&quot;L3&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number-columns-repeated="3"/>
          <table:table-cell table:style-name="ce20" office:value-type="string">
            <text:p>L4</text:p>
          </table:table-cell>
          <table:table-cell table:style-name="ce28" table:formula="of:=COUNTIF([Lock_functionality.B2:.B300];&quot;L4&quot;)"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1"/>
          <table:table-cell table:style-name="ce21" office:value-type="string">
            <text:p>My Information Sharing Guidelines ( User )</text:p>
          </table:table-cell>
          <table:table-cell table:style-name="ce21" table:number-columns-repeated="6"/>
          <table:table-cell table:number-columns-repeated="1015"/>
        </table:table-row>
        <table:table-row table:style-name="ro23">
          <table:table-cell table:number-columns-repeated="2"/>
          <table:table-cell table:style-name="ce20"/>
          <table:table-cell table:style-name="ce20" office:value-type="string">
            <text:p>L0</text:p>
          </table:table-cell>
          <table:table-cell table:style-name="ce28" table:formula="of:=COUNTIF(['My_Information_Sharing_Guidelines(User)'.B2:.B300];&quot;L0&quot;)" office:value-type="float" office:value="5">
            <text:p>5</text:p>
          </table:table-cell>
          <table:table-cell table:style-name="ce33" office:value-type="float" office:value="3">
            <text:p>3</text:p>
          </table:table-cell>
          <table:table-cell table:style-name="ce33" office:value-type="float" office:value="1">
            <text:p>1</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number-columns-repeated="2"/>
          <table:table-cell table:style-name="ce23"/>
          <table:table-cell table:style-name="ce20" office:value-type="string">
            <text:p>L1</text:p>
          </table:table-cell>
          <table:table-cell table:style-name="ce28" table:formula="of:=COUNTIF(['My_Information_Sharing_Guidelines(User)'.B2:.B300];&quot;L1&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number-columns-repeated="2"/>
          <table:table-cell table:style-name="ce20"/>
          <table:table-cell table:style-name="ce20" office:value-type="string">
            <text:p>L2</text:p>
          </table:table-cell>
          <table:table-cell table:style-name="ce28" table:formula="of:=COUNTIF(['My_Information_Sharing_Guidelines(User)'.B2:.B300];&quot;L2&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number-columns-repeated="2"/>
          <table:table-cell table:style-name="ce20"/>
          <table:table-cell table:style-name="ce20" office:value-type="string">
            <text:p>L3</text:p>
          </table:table-cell>
          <table:table-cell table:style-name="ce28" table:formula="of:=COUNTIF(['My_Information_Sharing_Guidelines(User)'.B2:.B300];&quot;L3&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number-columns-repeated="2"/>
          <table:table-cell table:style-name="ce20"/>
          <table:table-cell table:style-name="ce20" office:value-type="string">
            <text:p>L4</text:p>
          </table:table-cell>
          <table:table-cell table:style-name="ce28" table:formula="of:=COUNTIF(['My_Information_Sharing_Guidelines(User)'.B2:.B300];&quot;L4&quot;)"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1"/>
          <table:table-cell table:style-name="ce21" office:value-type="string">
            <text:p>Issue Summary Report</text:p>
          </table:table-cell>
          <table:table-cell table:style-name="ce21" table:number-columns-repeated="6"/>
          <table:table-cell table:number-columns-repeated="1015"/>
        </table:table-row>
        <table:table-row table:style-name="ro23">
          <table:table-cell table:number-columns-repeated="2"/>
          <table:table-cell table:style-name="ce20"/>
          <table:table-cell table:style-name="ce20" office:value-type="string">
            <text:p>L0</text:p>
          </table:table-cell>
          <table:table-cell table:style-name="ce28" table:formula="of:=COUNTIF([Issue_Summary_Report.B2:.B300];&quot;L0&quot;)" office:value-type="float" office:value="3">
            <text:p>3</text:p>
          </table:table-cell>
          <table:table-cell table:style-name="ce33" office:value-type="float" office:value="3">
            <text:p>3</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number-columns-repeated="2"/>
          <table:table-cell table:style-name="ce23"/>
          <table:table-cell table:style-name="ce20" office:value-type="string">
            <text:p>L1</text:p>
          </table:table-cell>
          <table:table-cell table:style-name="ce28" table:formula="of:=COUNTIF([Issue_Summary_Report.B2:.B300];&quot;L1&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number-columns-repeated="2"/>
          <table:table-cell table:style-name="ce20"/>
          <table:table-cell table:style-name="ce20" office:value-type="string">
            <text:p>L2</text:p>
          </table:table-cell>
          <table:table-cell table:style-name="ce28" table:formula="of:=COUNTIF([Issue_Summary_Report.B2:.B300];&quot;L2&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number-columns-repeated="2"/>
          <table:table-cell table:style-name="ce20"/>
          <table:table-cell table:style-name="ce20" office:value-type="string">
            <text:p>L3</text:p>
          </table:table-cell>
          <table:table-cell table:style-name="ce28" table:formula="of:=COUNTIF([Issue_Summary_Report.B2:.B300];&quot;L3&quot;)"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33" office:value-type="float" office:value="0">
            <text:p>0</text:p>
          </table:table-cell>
          <table:table-cell table:style-name="ce20" office:value-type="float" office:value="0">
            <text:p>0</text:p>
          </table:table-cell>
          <table:table-cell table:number-columns-repeated="1015"/>
        </table:table-row>
        <table:table-row table:style-name="ro23">
          <table:table-cell table:number-columns-repeated="2"/>
          <table:table-cell table:style-name="ce20"/>
          <table:table-cell table:style-name="ce20" office:value-type="string">
            <text:p>L4</text:p>
          </table:table-cell>
          <table:table-cell table:style-name="ce28" table:formula="of:=COUNTIF([Issue_Summary_Report.B2:.B300];&quot;L4&quot;)"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number-columns-repeated="1015"/>
        </table:table-row>
        <table:table-row table:style-name="ro23">
          <table:table-cell/>
          <table:table-cell table:style-name="ce21" table:number-columns-repeated="8"/>
          <table:table-cell table:number-columns-repeated="1015"/>
        </table:table-row>
        <table:table-row table:style-name="ro2">
          <table:table-cell table:number-columns-repeated="3"/>
          <table:table-cell table:style-name="ce25" office:value-type="string">
            <text:p>Total </text:p>
          </table:table-cell>
          <table:table-cell table:style-name="ce30" table:formula="of:=SUM([.E6:.E94])" office:value-type="float" office:value="645">
            <text:p>645</text:p>
          </table:table-cell>
          <table:table-cell table:number-columns-repeated="1019"/>
        </table:table-row>
        <table:table-row table:style-name="ro2">
          <table:table-cell table:number-columns-repeated="3"/>
          <table:table-cell table:style-name="ce25"/>
          <table:table-cell table:style-name="ce30"/>
          <table:table-cell table:number-columns-repeated="1019"/>
        </table:table-row>
        <table:table-row table:style-name="ro2">
          <table:table-cell table:number-columns-repeated="3"/>
          <table:table-cell table:style-name="ce25" office:value-type="string">
            <text:p>L0</text:p>
          </table:table-cell>
          <table:table-cell table:style-name="ce30" table:formula="of:=SUM([.E6];[.E12];[.E18];[.E24];[.E30];[.E36];[.E42];[.E48];[.E54];[.E60];[.E66];[.E72];[.E78];[.E84];[.E90])" office:value-type="float" office:value="261">
            <text:p>261</text:p>
          </table:table-cell>
          <table:table-cell table:number-columns-repeated="1019"/>
        </table:table-row>
        <table:table-row table:style-name="ro2">
          <table:table-cell table:number-columns-repeated="3"/>
          <table:table-cell table:style-name="ce25" office:value-type="string">
            <text:p>L1</text:p>
          </table:table-cell>
          <table:table-cell table:style-name="ce30"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25" office:value-type="string">
            <text:p>L2</text:p>
          </table:table-cell>
          <table:table-cell table:style-name="ce30"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5" office:value-type="string">
            <text:p>L3</text:p>
          </table:table-cell>
          <table:table-cell table:style-name="ce30"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5" office:value-type="string">
            <text:p>L4</text:p>
          </table:table-cell>
          <table:table-cell table:style-name="ce30"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30" table:formula="of:=SUM([.E98:.E102])" office:value-type="float" office:value="645">
            <text:p>645</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85" table:default-cell-style-name="ce1"/>
        <table:table-column table:style-name="co10" table:default-cell-style-name="ce1"/>
        <table:table-column table:style-name="co186" table:default-cell-style-name="ce45"/>
        <table:table-column table:style-name="co12" table:default-cell-style-name="ce1"/>
        <table:table-column table:style-name="co187" table:default-cell-style-name="ce1"/>
        <table:table-column table:style-name="co188" table:default-cell-style-name="ce1"/>
        <table:table-column table:style-name="co15" table:default-cell-style-name="ce1"/>
        <table:table-column table:style-name="co189" table:default-cell-style-name="ce1"/>
        <table:table-column table:style-name="co15" table:default-cell-style-name="ce1"/>
        <table:table-column table:style-name="co190" table:default-cell-style-name="ce1"/>
        <table:table-column table:style-name="co191" table:visibility="collapse" table:default-cell-style-name="ce39"/>
        <table:table-column table:style-name="co192" table:visibility="collapse" table:default-cell-style-name="ce1"/>
        <table:table-column table:style-name="co193" table:visibility="collapse" table:default-cell-style-name="ce1"/>
        <table:table-column table:style-name="co190" table:visibility="collapse" table:default-cell-style-name="ce1"/>
        <table:table-column table:style-name="co1" table:visibility="collapse" table:default-cell-style-name="ce1"/>
        <table:table-column table:style-name="co194" table:default-cell-style-name="ce1"/>
        <table:table-column table:style-name="co200"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94"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125">
          <table:table-cell table:style-name="ce192" office:value-type="string">
            <text:p>CL001_LoginPage</text:p>
          </table:table-cell>
          <table:table-cell table:style-name="ce192" office:value-type="string">
            <text:p>L0</text:p>
          </table:table-cell>
          <table:table-cell table:style-name="ce192" office:value-type="string">
            <text:p>Channels Login Page Title</text:p>
          </table:table-cell>
          <table:table-cell table:style-name="ce192"/>
          <table:table-cell table:style-name="ce203" office:value-type="string">
            <text:p>1. Enter URL-http://afourtech.mind-alliance.com</text:p>
          </table:table-cell>
          <table:table-cell table:style-name="ce192"/>
          <table:table-cell table:style-name="ce192" office:value-type="string">
            <text:p>1. Verify that login page render with <text:s/>title "Channels Information Sharing Planning"</text:p>
          </table:table-cell>
          <table:table-cell table:style-name="ce192"/>
          <table:table-cell table:style-name="ce192" office:value-type="string">
            <text:p>PASS</text:p>
          </table:table-cell>
          <table:table-cell table:style-name="ce192" office:value-type="string">
            <text:p>YES</text:p>
          </table:table-cell>
          <table:table-cell table:style-name="ce192" office:value-type="string">
            <text:p>#63 , #65</text:p>
          </table:table-cell>
          <table:table-cell table:style-name="ce192"/>
          <table:table-cell table:style-name="ce192" office:value-type="string">
            <text:p>YES</text:p>
          </table:table-cell>
          <table:table-cell table:style-name="ce254" office:value-type="string">
            <text:p>YES</text:p>
          </table:table-cell>
          <table:table-cell table:style-name="ce254"/>
          <table:table-cell table:style-name="ce254" office:value-type="string">
            <text:p>YES</text:p>
          </table:table-cell>
          <table:table-cell table:style-name="ce254" office:value-type="string">
            <text:p>YES</text:p>
          </table:table-cell>
          <table:table-cell table:style-name="ce254" office:value-type="string">
            <text:p>YES</text:p>
          </table:table-cell>
          <table:table-cell table:style-name="ce254" office:value-type="string">
            <text:p>YES</text:p>
          </table:table-cell>
          <table:table-cell table:style-name="ce254" office:value-type="string">
            <text:p>YES</text:p>
          </table:table-cell>
          <table:table-cell table:style-name="ce254" table:number-columns-repeated="1001"/>
          <table:table-cell table:number-columns-repeated="3"/>
        </table:table-row>
        <table:table-row table:style-name="ro126">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20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27">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8">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205"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1">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193"/>
          <table:table-cell office:value-type="string">
            <text:p>1. Enter URL-http://afourtech.mind-alliance.com</text:p>
            <text:p>2. Click on 'I forgot my user id or my password' Link</text:p>
          </table:table-cell>
          <table:table-cell table:style-name="ce193"/>
          <table:table-cell table:style-name="ce39" office:value-type="string">
            <text:p>1. Verify that new page is displayed to user with title 'Channels New password request'</text:p>
          </table:table-cell>
          <table:table-cell table:style-name="ce19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20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20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193"/>
          <table:table-cell office:value-type="string">
            <text:p>1. Enter URL-http://afourtech.mind-alliance.com</text:p>
            <text:p>2. Click on 'I forgot my user id or my password' Link</text:p>
            <text:p>3. Enter invalid user id <text:s/>and press 'Request new password' button</text:p>
          </table:table-cell>
          <table:table-cell table:style-name="ce193"/>
          <table:table-cell table:style-name="ce39" office:value-type="string">
            <text:p>1.Verify that error message is displayed to the user as 'Unrecognized user name'</text:p>
          </table:table-cell>
          <table:table-cell table:style-name="ce193"/>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193"/>
          <table:table-cell office:value-type="string">
            <text:p>1. Enter URL-http://afourtech.mind-alliance.com</text:p>
            <text:p>2. Click on 'I forgot my user id or my password' Link</text:p>
            <text:p>3. Enter invalid email id <text:s/>and press 'Request new password' button</text:p>
          </table:table-cell>
          <table:table-cell table:style-name="ce193"/>
          <table:table-cell table:style-name="ce39" office:value-type="string">
            <text:p>1.Verify that error message is displayed to the user as 'Unrecognized email address'</text:p>
          </table:table-cell>
          <table:table-cell table:style-name="ce193"/>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2">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193"/>
          <table:table-cell office:value-type="string">
            <text:p>1. Enter URL-http://afourtech.mind-alliance.com <text:s text:c="2"/><text:s text:c="3"/>2. Click on 'I forgot my user id or my password' Link <text:s/>3. Leave user id &amp; password fields blank &amp; press 'Request new password' button</text:p>
          </table:table-cell>
          <table:table-cell table:style-name="ce193"/>
          <table:table-cell table:style-name="ce39" office:value-type="string">
            <text:p>1.Verify that error message is displayed to the user as 'Provide a user name or email address'</text:p>
          </table:table-cell>
          <table:table-cell table:style-name="ce193"/>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252"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92">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193"/>
          <table:table-cell office:value-type="string">
            <text:p>1. Enter URL-http://afourtech.mind-alliance.com</text:p>
            <text:p>2. Click on 'I forgot my user id or my password' Link</text:p>
            <text:p>3. Enter valid user id and press 'Request new password' button <text:s text:c="13"/><text:s text:c="26"/><text:s text:c="19"/>4. Click on 'Back to login' Link</text:p>
          </table:table-cell>
          <table:table-cell table:style-name="ce193"/>
          <table:table-cell table:style-name="ce39" office:value-type="string">
            <text:p>1. Verify that new password is emailed to the user <text:s text:c="10"/><text:s text:c="26"/><text:s text:c="26"/><text:s text:c="7"/>2. Verify that user is able to log in to the system with the new password <text:s text:c="8"/><text:s text:c="26"/><text:s text:c="26"/><text:s text:c="26"/><text:s text:c="2"/>3. Verify that a message is displayed to the user as 'A new password was emailed to you' <text:s text:c="17"/><text:s text:c="26"/><text:s text:c="3"/>4. Verify that <text:s/>login page is displayed to the user</text:p>
          </table:table-cell>
          <table:table-cell table:style-name="ce19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5">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252"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1">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63">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53"/>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53"/>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30" table:default-cell-style-name="ce39"/>
        <table:table-column table:style-name="co7" table:default-cell-style-name="ce39"/>
        <table:table-column table:style-name="co31" table:default-cell-style-name="ce1"/>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32" table:number-columns-repeated="3" table:default-cell-style-name="ce39"/>
        <table:table-column table:style-name="co37" table:default-cell-style-name="ce39"/>
        <table:table-column table:style-name="co32" table:visibility="collapse" table:default-cell-style-name="ce39"/>
        <table:table-column table:style-name="co38" table:visibility="collapse" table:default-cell-style-name="ce39"/>
        <table:table-column table:style-name="co32" table:visibility="collapse" table:number-columns-repeated="2" table:default-cell-style-name="ce39"/>
        <table:table-column table:style-name="co39" table:visibility="collapse" table:default-cell-style-name="ce39"/>
        <table:table-column table:style-name="co40" table:default-cell-style-name="Excel_20_Built-in_20_Normal"/>
        <table:table-column table:style-name="co41" table:default-cell-style-name="ce39"/>
        <table:table-column table:style-name="co24" table:default-cell-style-name="ce39"/>
        <table:table-column table:style-name="co39" table:number-columns-repeated="1002" table:default-cell-style-name="ce39"/>
        <table:table-column table:style-name="co39"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25">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4" table:number-columns-repeated="2"/>
        </table:table-row>
        <table:table-row table:style-name="ro28">
          <table:table-cell table:style-name="ce61" office:value-type="string">
            <text:p>HP004_MIndAllianceWebSite</text:p>
          </table:table-cell>
          <table:table-cell table:style-name="ce61" office:value-type="string">
            <text:p>L1</text:p>
          </table:table-cell>
          <table:table-cell table:style-name="ce61" office:value-type="string">
            <text:p>Navigating to Mind-Alliance website</text:p>
          </table:table-cell>
          <table:table-cell table:style-name="ce61"/>
          <table:table-cell table:style-name="ce61" office:value-type="string">
            <text:p>1. Login to channels with valid credentials</text:p>
            <text:p>2. Click on "by Mind-Alliance Systems" link</text:p>
          </table:table-cell>
          <table:table-cell table:style-name="ce61"/>
          <table:table-cell table:style-name="ce61" office:value-type="string">
            <text:p>1. Verify that Mind-Alliance website opens</text:p>
          </table:table-cell>
          <table:table-cell table:style-name="ce61"/>
          <table:table-cell table:style-name="ce61" office:value-type="string">
            <text:p>FAIL</text:p>
          </table:table-cell>
          <table:table-cell table:style-name="ce61" office:value-type="string">
            <text:p>NO</text:p>
          </table:table-cell>
          <table:table-cell table:style-name="ce61"/>
          <table:table-cell table:style-name="ce61" office:value-type="string">
            <text:p>Invalid. Functionality Removed from Channels</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1" table:number-columns-repeated="1002"/>
          <table:table-cell table:style-name="ce85" table:number-columns-repeated="2"/>
        </table:table-row>
        <table:table-row table:style-name="ro29">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4" table:number-columns-repeated="2"/>
        </table:table-row>
        <table:table-row table:style-name="ro30">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31">
          <table:table-cell table:style-name="ce62"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3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0_SendFeedBack</text:p>
          </table:table-cell>
          <table:table-cell table:style-name="ce19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35">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75"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3" table:number-columns-repeated="1002"/>
          <table:table-cell table:style-name="ce86" table:number-columns-repeated="2"/>
        </table:table-row>
        <table:table-row table:style-name="ro36">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75"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37">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75"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37">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75"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38">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75"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39">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75"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39">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181">
          <table:table-cell table:style-name="ce63" office:value-type="string">
            <text:p>HP018_CancelFeedback</text:p>
          </table:table-cell>
          <table:table-cell table:style-name="ce67" office:value-type="string">
            <text:p>L1</text:p>
          </table:table-cell>
          <table:table-cell table:style-name="ce63" office:value-type="string">
            <text:p>Send Feedback – Cancel Operation</text:p>
          </table:table-cell>
          <table:table-cell table:style-name="ce70"/>
          <table:table-cell table:style-name="ce63" office:value-type="string">
            <text:p>1. Login to channels with valid credentials</text:p>
            <text:p>2. Click on 'Send Feedback' Button</text:p>
            <text:p>3. Click on 'Cancel' Button</text:p>
          </table:table-cell>
          <table:table-cell table:style-name="ce70"/>
          <table:table-cell table:style-name="ce63" office:value-type="string">
            <text:p>1. Verify that Send Feedback window gets displayed</text:p>
            <text:p>2. Verify that Send Feedback window gets disappeared</text:p>
          </table:table-cell>
          <table:table-cell table:style-name="ce70"/>
          <table:table-cell table:style-name="ce63" office:value-type="string">
            <text:p>PASS</text:p>
          </table:table-cell>
          <table:table-cell table:style-name="ce76" office:value-type="string">
            <text:p>YES</text:p>
          </table:table-cell>
          <table:table-cell table:style-name="ce70"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7" table:number-columns-repeated="2"/>
        </table:table-row>
        <table:table-row table:style-name="ro40">
          <table:table-cell office:value-type="string">
            <text:p>HP019_MessageTab</text:p>
          </table:table-cell>
          <table:table-cell table:style-name="ce68" office:value-type="string">
            <text:p>L0</text:p>
          </table:table-cell>
          <table:table-cell table:style-name="ce39"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45">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46">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47">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4" table:number-columns-repeated="2"/>
        </table:table-row>
        <table:table-row table:style-name="ro48">
          <table:table-cell table:style-name="ce64" office:value-type="string">
            <text:p>HP027_SendMessageAsBlankSpace</text:p>
          </table:table-cell>
          <table:table-cell table:style-name="ce64" office:value-type="string">
            <text:p>L2</text:p>
          </table:table-cell>
          <table:table-cell table:style-name="ce64" office:value-type="string">
            <text:p>Sent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2</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48">
          <table:table-cell table:style-name="ce64" office:value-type="string">
            <text:p>HP028_SendMessageAndEmailAsBlankSpace</text:p>
          </table:table-cell>
          <table:table-cell table:style-name="ce64" office:value-type="string">
            <text:p>L2</text:p>
          </table:table-cell>
          <table:table-cell table:style-name="ce64" office:value-type="string">
            <text:p>Sent &amp; Email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1</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48">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4" table:number-columns-repeated="2"/>
        </table:table-row>
        <table:table-row table:style-name="ro49">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4" table:number-columns-repeated="2"/>
        </table:table-row>
        <table:table-row table:style-name="ro50">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44">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65" office:value-type="string">
            <text:p>HP034_HideBroadCast</text:p>
          </table:table-cell>
          <table:table-cell table:style-name="ce63" office:value-type="string">
            <text:p>L1</text:p>
          </table:table-cell>
          <table:table-cell table:style-name="ce63" office:value-type="string">
            <text:p>“Show all messages” Link</text:p>
          </table:table-cell>
          <table:table-cell table:style-name="ce63"/>
          <table:table-cell table:style-name="ce63" office:value-type="string">
            <text:p>1. Login to channels with valid credentials</text:p>
            <text:p>2. Under the Message tab click on 'Show all messages' Link</text:p>
            <text:p/>
            <text:p/>
          </table:table-cell>
          <table:table-cell table:style-name="ce63"/>
          <table:table-cell table:style-name="ce63" office:value-type="string">
            <text:p>1. Verify that the all the messages are displayed to the user</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7" table:number-columns-repeated="2"/>
        </table:table-row>
        <table:table-row table:style-name="ro53">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64" office:value-type="string">
            <text:p>HP039</text:p>
          </table:table-cell>
          <table:table-cell table:style-name="ce64" office:value-type="string">
            <text:p>L1</text:p>
          </table:table-cell>
          <table:table-cell table:style-name="ce64" office:value-type="string">
            <text:p>Print Calendar Details</text:p>
          </table:table-cell>
          <table:table-cell table:style-name="ce64"/>
          <table:table-cell table:style-name="ce64" office:value-type="string">
            <text:p>1. Login to channels with valid credentials</text:p>
            <text:p>2. Click on the 'Calendar' tab</text:p>
            <text:p>3. Click on the 'Print' Link</text:p>
            <text:p/>
          </table:table-cell>
          <table:table-cell table:style-name="ce64"/>
          <table:table-cell table:style-name="ce64" office:value-type="string">
            <text:p>1. Verify that the calendar details can be print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4" table:number-columns-repeated="1002"/>
          <table:table-cell table:style-name="ce42" table:number-columns-repeated="2"/>
        </table:table-row>
        <table:table-row table:style-name="ro58">
          <table:table-cell table:style-name="ce64" office:value-type="string">
            <text:p>HP040</text:p>
          </table:table-cell>
          <table:table-cell table:style-name="ce64" office:value-type="string">
            <text:p>L1</text:p>
          </table:table-cell>
          <table:table-cell table:style-name="ce64" office:value-type="string">
            <text:p>Show Today's Details</text:p>
          </table:table-cell>
          <table:table-cell table:style-name="ce64"/>
          <table:table-cell table:style-name="ce64" office:value-type="string">
            <text:p>1. Login to channels with valid credentials</text:p>
            <text:p>2. Click on the 'Calendar' tab</text:p>
            <text:p>3. Click on Today button</text:p>
            <text:p/>
          </table:table-cell>
          <table:table-cell table:style-name="ce64"/>
          <table:table-cell table:style-name="ce64" office:value-type="string">
            <text:p>1. Verify that Today's date and details can be seen</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58">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8"/><text:s text:c="33"/></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4" table:number-columns-repeated="2"/>
        </table:table-row>
        <table:table-row table:style-name="ro6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4" table:number-columns-repeated="2"/>
        </table:table-row>
        <table:table-row table:style-name="ro62">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4" table:number-columns-repeated="2"/>
        </table:table-row>
        <table:table-row table:style-name="ro64">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19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193"/>
          <table:table-cell office:value-type="string">
            <text:p>1. Login to channels with valid credentials</text:p>
            <text:p>2. Click on About me Tab <text:s text:c="8"/><text:s text:c="44"/></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table:style-name="ce64" office:value-type="string">
            <text:p>HP050</text:p>
          </table:table-cell>
          <table:table-cell table:style-name="ce64" office:value-type="string">
            <text:p>L2</text:p>
          </table:table-cell>
          <table:table-cell table:style-name="ce64" office:value-type="string">
            <text:p>Blank “New Password” &amp; “Confirm” fields in My Password</text:p>
          </table:table-cell>
          <table:table-cell table:style-name="ce72"/>
          <table:table-cell table:style-name="ce64"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64"/>
          <table:table-cell table:style-name="ce64" office:value-type="string">
            <text:p>1. Verify that on clicking 'Apply' button message should be displayed as ' New Password &amp; Again fields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29</text:p>
          </table:table-cell>
          <table:table-cell table:style-name="ce64" office:value-type="string">
            <text:p>C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37">
          <table:table-cell table:style-name="ce64" office:value-type="string">
            <text:p>HP051</text:p>
          </table:table-cell>
          <table:table-cell table:style-name="ce64" office:value-type="string">
            <text:p>L2</text:p>
          </table:table-cell>
          <table:table-cell table:style-name="ce64" office:value-type="string">
            <text:p>“'Confirm” field blank in My Password</text:p>
          </table:table-cell>
          <table:table-cell table:style-name="ce72"/>
          <table:table-cell table:style-name="ce64"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64"/>
          <table:table-cell table:style-name="ce64" office:value-type="string">
            <text:p>1. Verify that on clicking 'Apply' button message should be displayed as 'Your password was NOT changed (new password not confirm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0</text:p>
          </table:table-cell>
          <table:table-cell table:style-name="ce64" office:value-type="string">
            <text:p>C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39">
          <table:table-cell table:style-name="ce64" office:value-type="string">
            <text:p>HP052</text:p>
          </table:table-cell>
          <table:table-cell table:style-name="ce64" office:value-type="string">
            <text:p>L2</text:p>
          </table:table-cell>
          <table:table-cell table:style-name="ce64" office:value-type="string">
            <text:p>“New Password” Field blank in My Password</text:p>
          </table:table-cell>
          <table:table-cell table:style-name="ce64"/>
          <table:table-cell table:style-name="ce64"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64"/>
          <table:table-cell table:style-name="ce64" office:value-type="string">
            <text:p>1. Verify that on clicking 'Apply' button message should be displayed as 'New Password field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1</text:p>
          </table:table-cell>
          <table:table-cell table:style-name="ce64" office:value-type="string">
            <text:p>C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66">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24"/><text:s text:c="22"/></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67">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193"/>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8">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19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38" office:value-type="string">
            <text:p>HP056</text:p>
          </table:table-cell>
          <table:table-cell table:style-name="ce38" office:value-type="string">
            <text:p>L2</text:p>
          </table:table-cell>
          <table:table-cell table:style-name="ce69" office:value-type="string">
            <text:p>Current Password field accepts new password and logins with that current password in social panel</text:p>
          </table:table-cell>
          <table:table-cell table:style-name="ce38"/>
          <table:table-cell table:style-name="ce252"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63">
          <table:table-cell table:style-name="ce66" office:value-type="string">
            <text:p>HP057</text:p>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8"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3"/>
        <table:table-column table:style-name="co42" table:default-cell-style-name="ce63"/>
        <table:table-column table:style-name="co43" table:default-cell-style-name="ce63"/>
        <table:table-column table:style-name="co44" table:default-cell-style-name="ce93"/>
        <table:table-column table:style-name="co45" table:default-cell-style-name="ce93"/>
        <table:table-column table:style-name="co46" table:default-cell-style-name="ce93"/>
        <table:table-column table:style-name="co47" table:default-cell-style-name="ce63"/>
        <table:table-column table:style-name="co32" table:default-cell-style-name="ce63"/>
        <table:table-column table:style-name="co34" table:default-cell-style-name="ce63"/>
        <table:table-column table:style-name="co32" table:number-columns-repeated="3" table:default-cell-style-name="ce63"/>
        <table:table-column table:style-name="co1" table:visibility="collapse" table:number-columns-repeated="5" table:default-cell-style-name="ce63"/>
        <table:table-column table:style-name="co40" table:default-cell-style-name="ce63"/>
        <table:table-column table:style-name="co41" table:default-cell-style-name="ce63"/>
        <table:table-column table:style-name="co24" table:default-cell-style-name="ce63"/>
        <table:table-column table:style-name="co1" table:number-columns-repeated="1002" table:default-cell-style-name="ce63"/>
        <table:table-column table:style-name="co1" table:default-cell-style-name="ce24"/>
        <table:table-column table:style-name="co23" table:default-cell-style-name="ce24"/>
        <table:table-row table:style-name="ro70">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91"/>
          <table:table-cell table:style-name="ce91"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91" office:value-type="string">
            <text:p>Channels Administration – Logout Link</text:p>
          </table:table-cell>
          <table:table-cell table:style-name="ce91"/>
          <table:table-cell table:style-name="ce91"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1">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71">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90"/>
          <table:table-cell table:style-name="ce90"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90"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1">
          <table:table-cell table:style-name="ce64" office:value-type="string">
            <text:p>CA008</text:p>
          </table:table-cell>
          <table:table-cell table:style-name="ce64" office:value-type="string">
            <text:p>L1</text:p>
          </table:table-cell>
          <table:table-cell table:style-name="ce64" office:value-type="string">
            <text:p>Click on Home Icon Link After creating plan with Special Characters</text:p>
          </table:table-cell>
          <table:table-cell table:style-name="ce89"/>
          <table:table-cell table:style-name="ce89"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64"/>
          <table:table-cell table:style-name="ce89" office:value-type="string">
            <text:p>1. Verify that the user is navigated to the Home Page</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10</text:p>
          </table:table-cell>
          <table:table-cell table:style-name="ce64" office:value-type="string">
            <text:p>Closed</text:p>
          </table:table-cell>
          <table:table-cell table:style-name="ce64" office:value-type="string">
            <text:p>NO</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7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71">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2"/>
          <table:table-cell table:style-name="ce92"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92"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72">
          <table:table-cell table:style-name="ce64" office:value-type="string">
            <text:p>CA011_DeletePlan</text:p>
          </table:table-cell>
          <table:table-cell table:style-name="ce64" office:value-type="string">
            <text:p>L0</text:p>
          </table:table-cell>
          <table:table-cell table:style-name="ce64" office:value-type="string">
            <text:p>Delete Existing Plan</text:p>
          </table:table-cell>
          <table:table-cell table:style-name="ce89"/>
          <table:table-cell table:style-name="ce89"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64"/>
          <table:table-cell table:style-name="ce64" office:value-type="string">
            <text:p>1. Verify that Admin should be able to delete the plan</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9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EY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94"/>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86" table:number-columns-repeated="2"/>
        </table:table-row>
        <table:table-row table:style-name="ro74">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1"/>
          <table:table-cell table:style-name="ce9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1"/>
          <table:table-cell table:style-name="ce91"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90"/>
          <table:table-cell table:style-name="ce90"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6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1"/>
          <table:table-cell table:style-name="ce91"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1"/>
          <table:table-cell table:style-name="ce91"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64" office:value-type="string">
            <text:p>CA018</text:p>
          </table:table-cell>
          <table:table-cell table:style-name="ce64" office:value-type="string">
            <text:p>L2</text:p>
          </table:table-cell>
          <table:table-cell table:style-name="ce64" office:value-type="string">
            <text:p>Delete Logged In User</text:p>
          </table:table-cell>
          <table:table-cell table:style-name="ce89"/>
          <table:table-cell table:style-name="ce89" office:value-type="string">
            <text:p>1. Login to channels with valid credientials</text:p>
            <text:p>2. Click on the Channels Administration Link</text:p>
            <text:p>3. Select checkbox ahead of logged in user</text:p>
            <text:p>4. Click on Submit Button</text:p>
            <text:p/>
          </table:table-cell>
          <table:table-cell table:style-name="ce64"/>
          <table:table-cell table:style-name="ce64" office:value-type="string">
            <text:p>1. Verify that the logged in user should not get deleted</text:p>
            <text:p>2. Appropriate error message should be displayed to the user as “Can't Delete Logged in 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47</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42"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1"/>
          <table:table-cell table:style-name="ce91"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6">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1"/>
          <table:table-cell table:style-name="ce91"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7">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1"/>
          <table:table-cell table:style-name="ce91"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8">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1"/>
          <table:table-cell table:style-name="ce91"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9">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1"/>
          <table:table-cell table:style-name="ce91"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90"/>
          <table:table-cell table:style-name="ce90"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90"/>
          <table:table-cell table:style-name="ce90"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90"/>
          <table:table-cell table:style-name="ce90"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80">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1">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1"/>
          <table:table-cell table:style-name="ce91"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0">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90"/>
          <table:table-cell table:style-name="ce90"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25">
          <table:table-cell table:style-name="ce64" office:value-type="string">
            <text:p>CA035</text:p>
          </table:table-cell>
          <table:table-cell table:style-name="ce89" office:value-type="string">
            <text:p>L2</text:p>
          </table:table-cell>
          <table:table-cell table:style-name="ce89" office:value-type="string">
            <text:p>Login to channels with access privilege as Admin from different browsers with different admin's</text:p>
          </table:table-cell>
          <table:table-cell table:style-name="ce89"/>
          <table:table-cell table:style-name="ce89" office:value-type="string">
            <text:p>1. Admin A and Admin B login to channels</text:p>
            <text:p>2. Admin A selects the plan</text:p>
            <text:p>3. Admin B deletes the same plan form the Admin page</text:p>
            <text:p>4. “Internal Error” occurred for Admin A</text:p>
          </table:table-cell>
          <table:table-cell table:style-name="ce89"/>
          <table:table-cell table:style-name="ce89" office:value-type="string">
            <text:p>1. Verify that the user should not be able to delete the plan</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69</text:p>
          </table:table-cell>
          <table:table-cell table:style-name="ce89"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61">
          <table:table-cell table:style-name="ce38" office:value-type="string">
            <text:p>CA036</text:p>
          </table:table-cell>
          <table:table-cell table:style-name="ce90" office:value-type="string">
            <text:p>L2</text:p>
          </table:table-cell>
          <table:table-cell table:style-name="ce90" office:value-type="string">
            <text:p>Change Role of Logged In Admin User to Planner By Different Admin</text:p>
          </table:table-cell>
          <table:table-cell table:style-name="ce90"/>
          <table:table-cell table:style-name="ce90" office:value-type="string">
            <text:p>1. Admin A login to Channels</text:p>
            <text:p>2. Planner/Admin B login to channels</text:p>
            <text:p>3. Admin A changed the role of Planner/Admin B from admin page</text:p>
            <text:p>4. Error occurred for Planner/Admin B</text:p>
          </table:table-cell>
          <table:table-cell table:style-name="ce90"/>
          <table:table-cell table:style-name="ce90" office:value-type="string">
            <text:p>1. Verify that Error should not occurred for the changed user's access privilege ( User B )</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72</text:p>
          </table:table-cell>
          <table:table-cell table:style-name="ce90"/>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2">
          <table:table-cell table:number-columns-repeated="3"/>
          <table:table-cell table:style-name="ce70" table:number-columns-repeated="2"/>
          <table:table-cell/>
          <table:table-cell table:style-name="ce93"/>
          <table:table-cell table:number-columns-repeated="1017"/>
        </table:table-row>
        <table:table-row table:style-name="ro2" table:number-rows-repeated="33">
          <table:table-cell table:number-columns-repeated="3"/>
          <table:table-cell table:style-name="ce70"/>
          <table:table-cell table:number-columns-repeated="2"/>
          <table:table-cell table:style-name="ce93"/>
          <table:table-cell table:number-columns-repeated="1017"/>
        </table:table-row>
        <table:table-row table:style-name="ro2">
          <table:table-cell table:number-columns-repeated="3"/>
          <table:table-cell table:style-name="ce70"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8" table:default-cell-style-name="ce1"/>
        <table:table-column table:style-name="co32" table:default-cell-style-name="ce1"/>
        <table:table-column table:style-name="co49" table:default-cell-style-name="ce1"/>
        <table:table-column table:style-name="co44" table:default-cell-style-name="ce1"/>
        <table:table-column table:style-name="co50" table:default-cell-style-name="ce1"/>
        <table:table-column table:style-name="co51" table:default-cell-style-name="ce1"/>
        <table:table-column table:style-name="co52" table:default-cell-style-name="ce1"/>
        <table:table-column table:style-name="co15" table:default-cell-style-name="ce1"/>
        <table:table-column table:style-name="co39" table:default-cell-style-name="ce1"/>
        <table:table-column table:style-name="co53" table:default-cell-style-name="ce1"/>
        <table:table-column table:style-name="co54" table:default-cell-style-name="ce1"/>
        <table:table-column table:style-name="co55" table:default-cell-style-name="ce1"/>
        <table:table-column table:style-name="co39" table:visibility="collapse" table:number-columns-repeated="5" table:default-cell-style-name="ce1"/>
        <table:table-column table:style-name="co56" table:default-cell-style-name="ce1"/>
        <table:table-column table:style-name="co57" table:default-cell-style-name="ce1"/>
        <table:table-column table:style-name="co24" table:default-cell-style-name="ce1"/>
        <table:table-column table:style-name="co39" table:number-columns-repeated="1002" table:default-cell-style-name="ce1"/>
        <table:table-column table:style-name="co39"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82">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83">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95"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84">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95"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60">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95"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8"/><text:s text:c="6"/>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85">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72">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95"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86">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95"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8" table:default-cell-style-name="ce100"/>
        <table:table-column table:style-name="co59" table:default-cell-style-name="ce100"/>
        <table:table-column table:style-name="co60" table:default-cell-style-name="ce100"/>
        <table:table-column table:style-name="co61" table:default-cell-style-name="ce100"/>
        <table:table-column table:style-name="co62" table:default-cell-style-name="ce100"/>
        <table:table-column table:style-name="co63" table:default-cell-style-name="ce100"/>
        <table:table-column table:style-name="co64" table:default-cell-style-name="ce100"/>
        <table:table-column table:style-name="co65" table:default-cell-style-name="ce100"/>
        <table:table-column table:style-name="co66" table:default-cell-style-name="ce100"/>
        <table:table-column table:style-name="co67" table:default-cell-style-name="ce100"/>
        <table:table-column table:style-name="co68" table:default-cell-style-name="ce100"/>
        <table:table-column table:style-name="co69" table:default-cell-style-name="ce100"/>
        <table:table-column table:style-name="co70" table:visibility="collapse" table:number-columns-repeated="5" table:default-cell-style-name="ce100"/>
        <table:table-column table:style-name="co71" table:default-cell-style-name="ce100"/>
        <table:table-column table:style-name="co72" table:default-cell-style-name="ce100"/>
        <table:table-column table:style-name="co24" table:default-cell-style-name="ce100"/>
        <table:table-column table:style-name="co70" table:number-columns-repeated="1002" table:default-cell-style-name="ce100"/>
        <table:table-column table:style-name="co70"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10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 table:number-columns-repeated="1002"/>
          <table:table-cell table:number-columns-repeated="2"/>
        </table:table-row>
        <table:table-row table:style-name="ro87">
          <table:table-cell table:style-name="ce97" office:value-type="string">
            <text:p>CCE001_DoUndoRedoAddSegment</text:p>
          </table:table-cell>
          <table:table-cell table:style-name="ce39" office:value-type="string">
            <text:p>L0</text:p>
          </table:table-cell>
          <table:table-cell table:style-name="ce97" office:value-type="string">
            <text:p>Do / Undo / Redo <text:s/>- <text:s/>Add Segment</text:p>
          </table:table-cell>
          <table:table-cell table:style-name="ce39"/>
          <table:table-cell table:style-name="ce102"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7"/>
          <table:table-cell table:style-name="ce97"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2_DoUndoRedoRemoveSegment</text:p>
          </table:table-cell>
          <table:table-cell table:style-name="ce39" office:value-type="string">
            <text:p>L0</text:p>
          </table:table-cell>
          <table:table-cell table:style-name="ce97" office:value-type="string">
            <text:p>Do / Undo / Redo <text:s/>- <text:s/>Remove Segment</text:p>
          </table:table-cell>
          <table:table-cell table:style-name="ce39"/>
          <table:table-cell table:style-name="ce102"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7"/>
          <table:table-cell table:style-name="ce97"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3_DoUndoRedoAddGoal</text:p>
          </table:table-cell>
          <table:table-cell table:style-name="ce39" office:value-type="string">
            <text:p>L0</text:p>
          </table:table-cell>
          <table:table-cell table:style-name="ce97" office:value-type="string">
            <text:p>Do / Undo / Redo <text:s/>- <text:s/>Add Goal</text:p>
          </table:table-cell>
          <table:table-cell table:style-name="ce39"/>
          <table:table-cell table:style-name="ce92"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7"/>
          <table:table-cell table:style-name="ce97"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4_DoUndoRedoAddNewTask</text:p>
          </table:table-cell>
          <table:table-cell table:style-name="ce39" office:value-type="string">
            <text:p>L0</text:p>
          </table:table-cell>
          <table:table-cell table:style-name="ce97" office:value-type="string">
            <text:p>Do / Undo / Redo <text:s/>- <text:s/>Add New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7"/>
          <table:table-cell table:style-name="ce97"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7" office:value-type="string">
            <text:p>CCE005_DoUndoRedoCutTask</text:p>
          </table:table-cell>
          <table:table-cell table:style-name="ce39" office:value-type="string">
            <text:p>L0</text:p>
          </table:table-cell>
          <table:table-cell table:style-name="ce97" office:value-type="string">
            <text:p>Do / Undo / Redo <text:s/>- Cut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7"/>
          <table:table-cell table:style-name="ce97"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6_DoUndoRedoCutPasteTask</text:p>
          </table:table-cell>
          <table:table-cell table:style-name="ce39" office:value-type="string">
            <text:p>L0</text:p>
          </table:table-cell>
          <table:table-cell table:style-name="ce97" office:value-type="string">
            <text:p>Do/ Undo / Redo - Paste Task Using Cut</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7"/>
          <table:table-cell table:style-name="ce97"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7_DoUndoRedoCopyPasteTask</text:p>
          </table:table-cell>
          <table:table-cell table:style-name="ce39" office:value-type="string">
            <text:p>L0</text:p>
          </table:table-cell>
          <table:table-cell table:style-name="ce97" office:value-type="string">
            <text:p>Do/ Undo / Redo - Paste Task Using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7"/>
          <table:table-cell table:style-name="ce97"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7" office:value-type="string">
            <text:p>CCE008_DoUndoRedoDuplicateTask</text:p>
          </table:table-cell>
          <table:table-cell table:style-name="ce39" office:value-type="string">
            <text:p>L0</text:p>
          </table:table-cell>
          <table:table-cell table:style-name="ce97" office:value-type="string">
            <text:p>Do / Undo / Redo – Duplic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7"/>
          <table:table-cell table:style-name="ce97"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0">
          <table:table-cell table:style-name="ce97" office:value-type="string">
            <text:p>CCE009_DoUndoRedoIntermediateTask</text:p>
          </table:table-cell>
          <table:table-cell table:style-name="ce39" office:value-type="string">
            <text:p>L0</text:p>
          </table:table-cell>
          <table:table-cell table:style-name="ce97" office:value-type="string">
            <text:p>DO / Undo / Redo – Intermedi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7"/>
          <table:table-cell table:style-name="ce97" office:value-type="string">
            <text:p/>
            <text:p>1. Verify that an intermediated added successfully</text:p>
            <text:p>2. Verify that 'Add Intermediate' operation gets undone</text:p>
            <text:p>3. Verify that 'Add Intermediate' operation gets redone</text:p>
          </table:table-cell>
          <table:table-cell table:style-name="ce97"/>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97" office:value-type="string">
            <text:p>CCE010_DoUndoDisintermediateTask</text:p>
          </table:table-cell>
          <table:table-cell table:style-name="ce39" office:value-type="string">
            <text:p>L0</text:p>
          </table:table-cell>
          <table:table-cell table:style-name="ce97" office:value-type="string">
            <text:p>DO / Undo / Redo – Disintermediate Task</text:p>
          </table:table-cell>
          <table:table-cell table:style-name="ce39"/>
          <table:table-cell table:style-name="ce97" office:value-type="string">
            <text:p>1. Login to channels with valid credentials</text:p>
            <text:p>2. Click on the Information Sharing Model Link</text:p>
          </table:table-cell>
          <table:table-cell table:style-name="ce97"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80">
          <table:table-cell table:style-name="ce97" office:value-type="string">
            <text:p>CCE011_DoUndoRedoMoveTask</text:p>
          </table:table-cell>
          <table:table-cell table:style-name="ce39" office:value-type="string">
            <text:p>L0</text:p>
          </table:table-cell>
          <table:table-cell table:style-name="ce97" office:value-type="string">
            <text:p>DO / Undo / Redo – Move Task</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7"/>
          <table:table-cell table:style-name="ce97"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97" office:value-type="string">
            <text:p>CCE012_DoUndoRedoConnectFlow</text:p>
          </table:table-cell>
          <table:table-cell table:style-name="ce39" office:value-type="string">
            <text:p>L0</text:p>
          </table:table-cell>
          <table:table-cell table:style-name="ce97"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97"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98" office:value-type="string">
            <text:p>CCE013</text:p>
          </table:table-cell>
          <table:table-cell table:style-name="ce101"/>
          <table:table-cell table:style-name="ce98" office:value-type="string">
            <text:p>DO / Undo / Redo – Update Set</text:p>
          </table:table-cell>
          <table:table-cell table:style-name="ce101"/>
          <table:table-cell table:style-name="ce103" office:value-type="string">
            <text:p>1. Login to channels with valid credentials</text:p>
            <text:p>2. Click on the Information Sharing Model Link</text:p>
            <text:p/>
          </table:table-cell>
          <table:table-cell table:style-name="ce101" table:number-columns-repeated="4"/>
          <table:table-cell table:style-name="ce101" office:value-type="string">
            <text:p>NO</text:p>
          </table:table-cell>
          <table:table-cell table:style-name="ce101" table:number-columns-repeated="2"/>
          <table:table-cell table:style-name="ce107" table:number-columns-repeated="5"/>
          <table:table-cell table:style-name="ce107" office:value-type="string">
            <text:p>NO</text:p>
          </table:table-cell>
          <table:table-cell table:style-name="ce107" office:value-type="string">
            <text:p>NO</text:p>
          </table:table-cell>
          <table:table-cell table:style-name="ce107" office:value-type="string">
            <text:p>NO</text:p>
          </table:table-cell>
          <table:table-cell table:style-name="ce107" table:number-columns-repeated="1002"/>
          <table:table-cell table:style-name="ce108" table:number-columns-repeated="2"/>
        </table:table-row>
        <table:table-row table:style-name="ro61">
          <table:table-cell table:style-name="ce97" office:value-type="string">
            <text:p>CCE014_DoUndoAddIssue</text:p>
          </table:table-cell>
          <table:table-cell table:style-name="ce39" office:value-type="string">
            <text:p>L0</text:p>
          </table:table-cell>
          <table:table-cell table:style-name="ce97" office:value-type="string">
            <text:p>DO/ Undo / Redo – Add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7"/>
          <table:table-cell table:style-name="ce97"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74">
          <table:table-cell table:style-name="ce97" office:value-type="string">
            <text:p>CCE015_DoUndoRedoRemoveIssue</text:p>
          </table:table-cell>
          <table:table-cell table:style-name="ce39" office:value-type="string">
            <text:p>L0</text:p>
          </table:table-cell>
          <table:table-cell table:style-name="ce97" office:value-type="string">
            <text:p>Do / Undo / Redo – Remove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7"/>
          <table:table-cell table:style-name="ce97"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16_DoUndoAttachDocument</text:p>
          </table:table-cell>
          <table:table-cell table:style-name="ce39" office:value-type="string">
            <text:p>L0</text:p>
          </table:table-cell>
          <table:table-cell table:style-name="ce97" office:value-type="string">
            <text:p>Do / Undo / Redo – Attach Docu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7"/>
          <table:table-cell table:style-name="ce97"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17_DoCopyAttachment</text:p>
          </table:table-cell>
          <table:table-cell table:style-name="ce39" office:value-type="string">
            <text:p>L0</text:p>
          </table:table-cell>
          <table:table-cell table:style-name="ce97" office:value-type="string">
            <text:p>Do / Undo / Redo – Copy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7"/>
          <table:table-cell table:style-name="ce97"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88">
          <table:table-cell table:style-name="ce99" office:value-type="string">
            <text:p>CCE018_DoCutAttachment</text:p>
          </table:table-cell>
          <table:table-cell table:style-name="ce63" office:value-type="string">
            <text:p>L0</text:p>
          </table:table-cell>
          <table:table-cell table:style-name="ce99" office:value-type="string">
            <text:p>Do / Undo / Redo – Cut Attachment</text:p>
          </table:table-cell>
          <table:table-cell table:style-name="ce63"/>
          <table:table-cell table:style-name="ce104" office:value-type="string">
            <text:p>1. Login to channels with valid credentials</text:p>
            <text:p>2. Click on the Information Sharing Model Link</text:p>
            <text:p/>
          </table:table-cell>
          <table:table-cell table:style-name="ce99" table:number-columns-repeated="2"/>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61">
          <table:table-cell table:style-name="ce97" office:value-type="string">
            <text:p>CCE019_DoUndoRedoPasteAttachment</text:p>
          </table:table-cell>
          <table:table-cell table:style-name="ce39" office:value-type="string">
            <text:p>L0</text:p>
          </table:table-cell>
          <table:table-cell table:style-name="ce97" office:value-type="string">
            <text:p>Do / Undo / Redo – Paste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7"/>
          <table:table-cell table:style-name="ce97"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
          <table:table-cell table:style-name="ce97" office:value-type="string">
            <text:p>CCE020_DoCopyTask</text:p>
          </table:table-cell>
          <table:table-cell table:style-name="ce39" office:value-type="string">
            <text:p>L0</text:p>
          </table:table-cell>
          <table:table-cell table:style-name="ce97" office:value-type="string">
            <text:p>Do / Undo / Redo – Copy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7"/>
          <table:table-cell table:style-name="ce97"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71">
          <table:table-cell table:style-name="ce97" office:value-type="string">
            <text:p>CCE021_DoUndoRedoSetTaskFromCopy</text:p>
          </table:table-cell>
          <table:table-cell table:style-name="ce39" office:value-type="string">
            <text:p>L0</text:p>
          </table:table-cell>
          <table:table-cell table:style-name="ce97" office:value-type="string">
            <text:p>Do / Undo / Redo – Set Task From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7"/>
          <table:table-cell table:style-name="ce97"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2_DoUndoRedoAddInfoNeed</text:p>
          </table:table-cell>
          <table:table-cell table:style-name="ce39" office:value-type="string">
            <text:p>L0</text:p>
          </table:table-cell>
          <table:table-cell table:style-name="ce97" office:value-type="string">
            <text:p>Do / Undo / Redo – Add Info need</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7"/>
          <table:table-cell table:style-name="ce97"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3_DoUndoRedoAddInfoCapability</text:p>
          </table:table-cell>
          <table:table-cell table:style-name="ce39" office:value-type="string">
            <text:p>L0</text:p>
          </table:table-cell>
          <table:table-cell table:style-name="ce97" office:value-type="string">
            <text:p>Do / Undo / Redo – Add Info capability</text:p>
          </table:table-cell>
          <table:table-cell table:style-name="ce39"/>
          <table:table-cell table:style-name="ce92"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7"/>
          <table:table-cell table:style-name="ce97"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4_DoUndoRedoRemoveFlow</text:p>
          </table:table-cell>
          <table:table-cell table:style-name="ce39" office:value-type="string">
            <text:p>L0</text:p>
          </table:table-cell>
          <table:table-cell table:style-name="ce97" office:value-type="string">
            <text:p>Do / Undo / Redo – Add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7"/>
          <table:table-cell table:style-name="ce97"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25_DoUndoRedoDuplicateFlow</text:p>
          </table:table-cell>
          <table:table-cell table:style-name="ce39" office:value-type="string">
            <text:p>L0</text:p>
          </table:table-cell>
          <table:table-cell table:style-name="ce97" office:value-type="string">
            <text:p>Do / Undo / Redo – Duplicate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7"/>
          <table:table-cell table:style-name="ce97"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26_DoUndoRedoBreakUpFlow</text:p>
          </table:table-cell>
          <table:table-cell table:style-name="ce39" office:value-type="string">
            <text:p>L0</text:p>
          </table:table-cell>
          <table:table-cell table:style-name="ce97" office:value-type="string">
            <text:p>Do / Undo / Redo – Break up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7"/>
          <table:table-cell table:style-name="ce97"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
          <table:table-cell table:style-name="ce97" office:value-type="string">
            <text:p>CCE027_DoCopyFlow</text:p>
          </table:table-cell>
          <table:table-cell table:style-name="ce39" office:value-type="string">
            <text:p>L0</text:p>
          </table:table-cell>
          <table:table-cell table:style-name="ce97" office:value-type="string">
            <text:p>Do / Undo / Redo – Copy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7"/>
          <table:table-cell table:style-name="ce97"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99" office:value-type="string">
            <text:p>CCE028_DoUndoRedoTransferJobs</text:p>
          </table:table-cell>
          <table:table-cell table:style-name="ce63" office:value-type="string">
            <text:p>L0</text:p>
          </table:table-cell>
          <table:table-cell table:style-name="ce99" office:value-type="string">
            <text:p>Do / Undo / Redo – Transfer Job</text:p>
          </table:table-cell>
          <table:table-cell table:style-name="ce63"/>
          <table:table-cell table:style-name="ce104" office:value-type="string">
            <text:p>1. Login to channels with valid credentials</text:p>
            <text:p>2. Click on the Information Sharing Model Link</text:p>
            <text:p/>
          </table:table-cell>
          <table:table-cell table:style-name="ce63" table:number-columns-repeated="3"/>
          <table:table-cell table:style-name="ce63" office:value-type="string">
            <text:p>PASS</text:p>
          </table:table-cell>
          <table:table-cell table:style-name="ce63" office:value-type="string">
            <text:p>YES</text:p>
          </table:table-cell>
          <table:table-cell table:style-name="ce63"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61">
          <table:table-cell table:style-name="ce99" office:value-type="string">
            <text:p>CCE029_DoUndoRedoAddRequirement</text:p>
          </table:table-cell>
          <table:table-cell table:style-name="ce63" office:value-type="string">
            <text:p>L0</text:p>
          </table:table-cell>
          <table:table-cell table:style-name="ce97" office:value-type="string">
            <text:p>Do / Undo / Redo – Add new Requirement</text:p>
          </table:table-cell>
          <table:table-cell table:style-name="ce63"/>
          <table:table-cell table:style-name="ce92"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3"/>
          <table:table-cell table:style-name="ce63" office:value-type="string">
            <text:p>1. Verify that new requirement can be added</text:p>
            <text:p>2. Verify that new requirement can be undo</text:p>
            <text:p>3. Verify that new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4">
          <table:table-cell table:style-name="ce99" office:value-type="string">
            <text:p>CCE030_DoUndoRemoveRequirement</text:p>
          </table:table-cell>
          <table:table-cell table:style-name="ce63" office:value-type="string">
            <text:p>L0</text:p>
          </table:table-cell>
          <table:table-cell table:style-name="ce97" office:value-type="string">
            <text:p>Do / Undo / Redo – Remove Requirement</text:p>
          </table:table-cell>
          <table:table-cell table:style-name="ce63"/>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3"/>
          <table:table-cell table:style-name="ce63" office:value-type="string">
            <text:p>1. Verify that new requirement can be removed.</text:p>
            <text:p>2. Verify that remove requirement can be undo</text:p>
            <text:p>3. Verify that remove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61">
          <table:table-cell table:style-name="ce99" office:value-type="string">
            <text:p>CCE031_DoUndoUpdateRequirement</text:p>
          </table:table-cell>
          <table:table-cell table:style-name="ce63" office:value-type="string">
            <text:p>L0</text:p>
          </table:table-cell>
          <table:table-cell table:style-name="ce97" office:value-type="string">
            <text:p>Do / Undo / Redo – Update Requirement</text:p>
          </table:table-cell>
          <table:table-cell table:style-name="ce63"/>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3"/>
          <table:table-cell table:style-name="ce63" office:value-type="string">
            <text:p>1. Verify that new requirement can be updated</text:p>
            <text:p>2. Verify that update requirement can be undo</text:p>
            <text:p>3. Verify that update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9">
          <table:table-cell table:style-name="ce98" office:value-type="string">
            <text:p>CCE031</text:p>
          </table:table-cell>
          <table:table-cell table:style-name="ce101"/>
          <table:table-cell table:style-name="ce98" office:value-type="string">
            <text:p>Do / Undo / Redo – Create Entity</text:p>
          </table:table-cell>
          <table:table-cell table:style-name="ce101"/>
          <table:table-cell table:style-name="ce103" office:value-type="string">
            <text:p>1. Login to channels with valid credentials</text:p>
            <text:p>2. Click on the Information Sharing Model Link</text:p>
            <text:p/>
          </table:table-cell>
          <table:table-cell table:style-name="ce101" table:number-columns-repeated="7"/>
          <table:table-cell table:style-name="ce107" table:number-columns-repeated="1010"/>
          <table:table-cell table:style-name="ce108" table:number-columns-repeated="2"/>
        </table:table-row>
        <table:table-row table:style-name="ro19">
          <table:table-cell table:style-name="ce98" office:value-type="string">
            <text:p>CCE032</text:p>
          </table:table-cell>
          <table:table-cell table:style-name="ce101"/>
          <table:table-cell table:style-name="ce98" office:value-type="string">
            <text:p>Do/ Undo / Redo – Update Add</text:p>
          </table:table-cell>
          <table:table-cell table:style-name="ce101"/>
          <table:table-cell table:style-name="ce103" office:value-type="string">
            <text:p>1. Login to channels with valid credentials</text:p>
            <text:p>2. Click on the Information Sharing Model Link</text:p>
            <text:p/>
          </table:table-cell>
          <table:table-cell table:style-name="ce101" table:number-columns-repeated="7"/>
          <table:table-cell table:style-name="ce107" table:number-columns-repeated="1010"/>
          <table:table-cell table:style-name="ce108" table:number-columns-repeated="2"/>
        </table:table-row>
        <table:table-row table:style-name="ro19">
          <table:table-cell table:style-name="ce98" office:value-type="string">
            <text:p>CCE033</text:p>
          </table:table-cell>
          <table:table-cell table:style-name="ce101"/>
          <table:table-cell table:style-name="ce98" office:value-type="string">
            <text:p>Do / Undo / Redo – Update Move</text:p>
          </table:table-cell>
          <table:table-cell table:style-name="ce101"/>
          <table:table-cell table:style-name="ce103" office:value-type="string">
            <text:p>1. Login to channels with valid credentials</text:p>
            <text:p>2. Click on the Information Sharing Model Link</text:p>
            <text:p/>
          </table:table-cell>
          <table:table-cell table:style-name="ce101" table:number-columns-repeated="7"/>
          <table:table-cell table:style-name="ce107" table:number-columns-repeated="1010"/>
          <table:table-cell table:style-name="ce108" table:number-columns-repeated="2"/>
        </table:table-row>
        <table:table-row table:style-name="ro19">
          <table:table-cell table:style-name="ce98" office:value-type="string">
            <text:p>CCE034</text:p>
          </table:table-cell>
          <table:table-cell table:style-name="ce101"/>
          <table:table-cell table:style-name="ce98" office:value-type="string">
            <text:p>Do / Undo / Redo – Update Remove</text:p>
          </table:table-cell>
          <table:table-cell table:style-name="ce101"/>
          <table:table-cell table:style-name="ce103" office:value-type="string">
            <text:p>1. Login to channels with valid credentials</text:p>
            <text:p>2. Click on the Information Sharing Model Link</text:p>
            <text:p/>
          </table:table-cell>
          <table:table-cell table:style-name="ce101" table:number-columns-repeated="7"/>
          <table:table-cell table:style-name="ce107" table:number-columns-repeated="1010"/>
          <table:table-cell table:style-name="ce108" table:number-columns-repeated="2"/>
        </table:table-row>
        <table:table-row table:style-name="ro2">
          <table:table-cell/>
          <table:table-cell table:style-name="ce1"/>
          <table:table-cell/>
          <table:table-cell table:style-name="ce1"/>
          <table:table-cell table:style-name="ce105"/>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73" table:default-cell-style-name="ce109"/>
        <table:table-column table:style-name="co74" table:default-cell-style-name="ce109"/>
        <table:table-column table:style-name="co75" table:default-cell-style-name="ce109"/>
        <table:table-column table:style-name="co10" table:default-cell-style-name="ce109"/>
        <table:table-column table:style-name="co76" table:default-cell-style-name="ce111"/>
        <table:table-column table:style-name="co15" table:default-cell-style-name="ce109"/>
        <table:table-column table:style-name="co77" table:default-cell-style-name="ce111"/>
        <table:table-column table:style-name="co78" table:default-cell-style-name="ce109"/>
        <table:table-column table:style-name="co39" table:default-cell-style-name="ce109"/>
        <table:table-column table:style-name="co67" table:default-cell-style-name="ce109"/>
        <table:table-column table:style-name="co39" table:default-cell-style-name="ce109"/>
        <table:table-column table:style-name="co69" table:default-cell-style-name="ce109"/>
        <table:table-column table:style-name="co39" table:visibility="collapse" table:number-columns-repeated="5" table:default-cell-style-name="ce109"/>
        <table:table-column table:style-name="co79" table:default-cell-style-name="Excel_20_Built-in_20_Normal"/>
        <table:table-column table:style-name="co80"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14" table:number-columns-repeated="1002"/>
          <table:table-cell table:style-name="ce42"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15" table:number-columns-repeated="1002"/>
          <table:table-cell table:style-name="ce86"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15" table:number-columns-repeated="1002"/>
          <table:table-cell table:style-name="ce86"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1" table:number-columns-repeated="1002"/>
          <table:table-cell table:style-name="ce86"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1" table:number-columns-repeated="1002"/>
          <table:table-cell table:style-name="ce86"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1" table:number-columns-repeated="1002"/>
          <table:table-cell table:style-name="ce86"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1" table:number-columns-repeated="1002"/>
          <table:table-cell table:style-name="ce86" table:number-columns-repeated="2"/>
        </table:table-row>
        <table:table-row table:style-name="ro2" table:number-rows-repeated="4">
          <table:table-cell table:style-name="ce1" table:number-columns-repeated="4"/>
          <table:table-cell table:style-name="ce110"/>
          <table:table-cell table:style-name="ce1"/>
          <table:table-cell table:style-name="ce110"/>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81" table:default-cell-style-name="ce123"/>
        <table:table-column table:style-name="co74" table:default-cell-style-name="ce77"/>
        <table:table-column table:style-name="co81" table:default-cell-style-name="ce77"/>
        <table:table-column table:style-name="co10" table:default-cell-style-name="ce77"/>
        <table:table-column table:style-name="co82" table:default-cell-style-name="ce77"/>
        <table:table-column table:style-name="co15" table:default-cell-style-name="ce77"/>
        <table:table-column table:style-name="co83" table:default-cell-style-name="ce77"/>
        <table:table-column table:style-name="co78" table:default-cell-style-name="ce77"/>
        <table:table-column table:style-name="co84" table:default-cell-style-name="ce77"/>
        <table:table-column table:style-name="co67" table:default-cell-style-name="ce77"/>
        <table:table-column table:style-name="co68" table:default-cell-style-name="ce77"/>
        <table:table-column table:style-name="co69" table:default-cell-style-name="ce77"/>
        <table:table-column table:style-name="co39" table:visibility="collapse" table:number-columns-repeated="5" table:default-cell-style-name="ce77"/>
        <table:table-column table:style-name="co85" table:default-cell-style-name="ce77"/>
        <table:table-column table:style-name="co86" table:default-cell-style-name="ce77"/>
        <table:table-column table:style-name="co24" table:default-cell-style-name="ce77"/>
        <table:table-column table:style-name="co39" table:number-columns-repeated="1002" table:default-cell-style-name="ce77"/>
        <table:table-column table:style-name="co39" table:default-cell-style-name="ce71"/>
        <table:table-column table:style-name="co23" table:default-cell-style-name="ce71"/>
        <table:table-row table:style-name="ro5">
          <table:table-cell table:style-name="ce116"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3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32" table:number-columns-repeated="1002"/>
          <table:table-cell table:number-columns-repeated="2"/>
        </table:table-row>
        <table:table-row table:style-name="ro11">
          <table:table-cell table:style-name="ce117"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74"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17"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17"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17"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1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83" table:number-columns-repeated="998"/>
          <table:table-cell table:style-name="ce41" table:number-columns-repeated="2"/>
        </table:table-row>
        <table:table-row table:style-name="ro19">
          <table:table-cell table:style-name="ce117"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80">
          <table:table-cell table:style-name="ce117"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4">
          <table:table-cell table:style-name="ce11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3" table:number-columns-repeated="998"/>
          <table:table-cell table:style-name="ce41" table:number-columns-repeated="2"/>
        </table:table-row>
        <table:table-row table:style-name="ro71">
          <table:table-cell table:style-name="ce119" office:value-type="string">
            <text:p>PS009</text:p>
          </table:table-cell>
          <table:table-cell table:style-name="ce64" office:value-type="string">
            <text:p>L0</text:p>
          </table:table-cell>
          <table:table-cell table:style-name="ce64" office:value-type="string">
            <text:p>Details button is not working for secrecy classification when user clicked on it</text:p>
          </table:table-cell>
          <table:table-cell table:style-name="ce64"/>
          <table:table-cell table:style-name="ce6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64"/>
          <table:table-cell table:style-name="ce64" office:value-type="string">
            <text:p>1. Verify that Details of Secrecy Classification should gets displayed to the user</text:p>
          </table:table-cell>
          <table:table-cell table:style-name="ce64"/>
          <table:table-cell table:style-name="ce64" office:value-type="string">
            <text:p>Pass</text:p>
          </table:table-cell>
          <table:table-cell table:style-name="ce64"/>
          <table:table-cell table:style-name="ce64" office:value-type="string">
            <text:p>#118</text:p>
          </table:table-cell>
          <table:table-cell table:style-name="ce64" office:value-type="string">
            <text:p>Closed</text:p>
          </table:table-cell>
          <table:table-cell table:style-name="ce64" office:value-type="string">
            <text:p>YES</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4"/>
          <table:table-cell table:style-name="ce133" table:number-columns-repeated="998"/>
          <table:table-cell table:style-name="ce72" table:number-columns-repeated="2"/>
        </table:table-row>
        <table:table-row table:style-name="ro192">
          <table:table-cell table:style-name="ce11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74">
          <table:table-cell table:style-name="ce120" office:value-type="string">
            <text:p>PS011_AddClassification</text:p>
          </table:table-cell>
          <table:table-cell table:style-name="ce127" office:value-type="string">
            <text:p>L0</text:p>
          </table:table-cell>
          <table:table-cell table:style-name="ce127" office:value-type="string">
            <text:p>User is not able to add the Classification</text:p>
          </table:table-cell>
          <table:table-cell table:style-name="ce127"/>
          <table:table-cell table:style-name="ce12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7"/>
          <table:table-cell table:style-name="ce127" office:value-type="string">
            <text:p>1. User Should be able to add “Secrecy Classification”</text:p>
          </table:table-cell>
          <table:table-cell table:style-name="ce127"/>
          <table:table-cell table:style-name="ce127" office:value-type="string">
            <text:p>Pass</text:p>
          </table:table-cell>
          <table:table-cell table:style-name="ce127" office:value-type="string">
            <text:p>YES</text:p>
          </table:table-cell>
          <table:table-cell table:style-name="ce127" office:value-type="string">
            <text:p>#115</text:p>
          </table:table-cell>
          <table:table-cell table:style-name="ce127" office:value-type="string">
            <text:p>Closed</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4" table:number-columns-repeated="998"/>
          <table:table-cell table:style-name="ce135" table:number-columns-repeated="2"/>
        </table:table-row>
        <table:table-row table:style-name="ro11">
          <table:table-cell table:style-name="ce11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11">
          <table:table-cell table:style-name="ce11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63">
          <table:table-cell table:style-name="ce117"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17"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74"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7">
          <table:table-cell table:style-name="ce11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3" table:number-columns-repeated="998"/>
          <table:table-cell table:style-name="ce41"/>
          <table:table-cell/>
        </table:table-row>
        <table:table-row table:style-name="ro90">
          <table:table-cell table:style-name="ce117"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17"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17"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117"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11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83" table:number-columns-repeated="998"/>
          <table:table-cell table:style-name="ce41" table:number-columns-repeated="2"/>
        </table:table-row>
        <table:table-row table:style-name="ro71">
          <table:table-cell table:style-name="ce11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3" table:number-columns-repeated="998"/>
          <table:table-cell table:style-name="ce41"/>
          <table:table-cell table:style-name="ce137"/>
        </table:table-row>
        <table:table-row table:style-name="ro63">
          <table:table-cell table:style-name="ce118"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3" table:number-columns-repeated="998"/>
          <table:table-cell table:style-name="ce41" table:number-columns-repeated="2"/>
        </table:table-row>
        <table:table-row table:style-name="ro5">
          <table:table-cell table:style-name="ce117"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17"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17"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117"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17"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117"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117"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117"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17"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17"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17"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7"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7"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7"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17"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7"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7"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7"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117"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7"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17"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17"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17"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17"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17"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17"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17"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7"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17"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17"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17"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17"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17"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117"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7"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121" office:value-type="string">
            <text:p>PS059_AtLeastOfSources</text:p>
          </table:table-cell>
          <table:table-cell table:style-name="ce121" office:value-type="string">
            <text:p>L0</text:p>
          </table:table-cell>
          <table:table-cell table:style-name="ce121" office:value-type="string">
            <text:p>At least of how many</text:p>
          </table:table-cell>
          <table:table-cell table:style-name="ce121"/>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9" office:value-type="string">
            <text:p>NO</text:p>
          </table:table-cell>
          <table:table-cell table:style-name="ce117"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17" table:number-columns-repeated="4"/>
          <table:table-cell table:style-name="ce123" table:number-columns-repeated="998"/>
          <table:table-cell table:style-name="ce136" table:number-columns-repeated="2"/>
        </table:table-row>
        <table:table-row table:style-name="ro61">
          <table:table-cell table:style-name="ce121" office:value-type="string">
            <text:p>PS060_PreferablyOfSources</text:p>
          </table:table-cell>
          <table:table-cell table:style-name="ce121" office:value-type="string">
            <text:p>L0</text:p>
          </table:table-cell>
          <table:table-cell table:style-name="ce121" office:value-type="string">
            <text:p>Preferably of how many</text:p>
          </table:table-cell>
          <table:table-cell table:style-name="ce121"/>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9" office:value-type="string">
            <text:p>NO</text:p>
          </table:table-cell>
          <table:table-cell table:style-name="ce117"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17" table:number-columns-repeated="4"/>
          <table:table-cell table:style-name="ce123" table:number-columns-repeated="998"/>
          <table:table-cell table:style-name="ce136" table:number-columns-repeated="2"/>
        </table:table-row>
        <table:table-row table:style-name="ro61">
          <table:table-cell table:style-name="ce121" office:value-type="string">
            <text:p>PS061_AndAtMostOfSources</text:p>
          </table:table-cell>
          <table:table-cell table:style-name="ce121" office:value-type="string">
            <text:p>L0</text:p>
          </table:table-cell>
          <table:table-cell table:style-name="ce121" office:value-type="string">
            <text:p>And at most of how many</text:p>
          </table:table-cell>
          <table:table-cell table:style-name="ce121"/>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9" office:value-type="string">
            <text:p>NO</text:p>
          </table:table-cell>
          <table:table-cell table:style-name="ce117"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17" table:number-columns-repeated="4"/>
          <table:table-cell table:style-name="ce123" table:number-columns-repeated="998"/>
          <table:table-cell table:style-name="ce136" table:number-columns-repeated="2"/>
        </table:table-row>
        <table:table-row table:style-name="ro5">
          <table:table-cell table:style-name="ce117"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117"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17"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17"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17"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17"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17"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17"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17"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17"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17"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17"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17"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17"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17"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117"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17"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22" office:value-type="string">
            <text:p>PS079_AtLeastOfReceivers</text:p>
          </table:table-cell>
          <table:table-cell table:style-name="ce121" office:value-type="string">
            <text:p>L0</text:p>
          </table:table-cell>
          <table:table-cell table:style-name="ce122" office:value-type="string">
            <text:p>At least of how many of Receiver</text:p>
          </table:table-cell>
          <table:table-cell table:style-name="ce121"/>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22" office:value-type="string">
            <text:p>PS080_PreferablyOfReceivers</text:p>
          </table:table-cell>
          <table:table-cell table:style-name="ce121" office:value-type="string">
            <text:p>L0</text:p>
          </table:table-cell>
          <table:table-cell table:style-name="ce122" office:value-type="string">
            <text:p>Preferably of how many of Receivers</text:p>
          </table:table-cell>
          <table:table-cell table:style-name="ce121"/>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22" office:value-type="string">
            <text:p>PS081_AndAtMostOfReceivers</text:p>
          </table:table-cell>
          <table:table-cell table:style-name="ce121" office:value-type="string">
            <text:p>L0</text:p>
          </table:table-cell>
          <table:table-cell table:style-name="ce122" office:value-type="string">
            <text:p>And at most of how many of Receivers</text:p>
          </table:table-cell>
          <table:table-cell table:style-name="ce121"/>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22" office:value-type="string">
            <text:p>PS083_AtLeastOfSourcesPerReceiver</text:p>
          </table:table-cell>
          <table:table-cell table:style-name="ce121" office:value-type="string">
            <text:p>L0</text:p>
          </table:table-cell>
          <table:table-cell table:style-name="ce122" office:value-type="string">
            <text:p>At least of how many of Sources Per Receiver</text:p>
          </table:table-cell>
          <table:table-cell table:style-name="ce121"/>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22" office:value-type="string">
            <text:p>PS084_PreferablyOfSourcesPerReceiver</text:p>
          </table:table-cell>
          <table:table-cell table:style-name="ce121" office:value-type="string">
            <text:p>L0</text:p>
          </table:table-cell>
          <table:table-cell table:style-name="ce122" office:value-type="string">
            <text:p>Preferably of how many of Sources Per Receiver</text:p>
          </table:table-cell>
          <table:table-cell table:style-name="ce121"/>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22" office:value-type="string">
            <text:p>PS085_AndAtMostOfSourcesPerReceiver</text:p>
          </table:table-cell>
          <table:table-cell table:style-name="ce121" office:value-type="string">
            <text:p>L0</text:p>
          </table:table-cell>
          <table:table-cell table:style-name="ce122" office:value-type="string">
            <text:p>And at most of how many of Sources Per Receiver</text:p>
          </table:table-cell>
          <table:table-cell table:style-name="ce121"/>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71">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71">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96_NewIssueOfRequirement</text:p>
          </table:table-cell>
          <table:table-cell table:style-name="ce39" office:value-type="string">
            <text:p>L0</text:p>
          </table:table-cell>
          <table:table-cell table:style-name="ce66"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82"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7_IssueDetailsOfRequirement</text:p>
          </table:table-cell>
          <table:table-cell table:style-name="ce39" office:value-type="string">
            <text:p>L1</text:p>
          </table:table-cell>
          <table:table-cell table:style-name="ce66"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82"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8_IssueTypeOfRequirement</text:p>
          </table:table-cell>
          <table:table-cell table:style-name="ce39" office:value-type="string">
            <text:p>L1</text:p>
          </table:table-cell>
          <table:table-cell table:style-name="ce66"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82"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9_TagsDetailsOfRequirement</text:p>
          </table:table-cell>
          <table:table-cell table:style-name="ce39" office:value-type="string">
            <text:p>L1</text:p>
          </table:table-cell>
          <table:table-cell table:style-name="ce66"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82"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0_SeverityOption</text:p>
          </table:table-cell>
          <table:table-cell table:style-name="ce39" office:value-type="string">
            <text:p>L1</text:p>
          </table:table-cell>
          <table:table-cell table:style-name="ce66"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82"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1_SuggestionOfRequirement</text:p>
          </table:table-cell>
          <table:table-cell table:style-name="ce39" office:value-type="string">
            <text:p>L1</text:p>
          </table:table-cell>
          <table:table-cell table:style-name="ce66"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82"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102_IssueAttachOption</text:p>
          </table:table-cell>
          <table:table-cell table:style-name="ce91" office:value-type="string">
            <text:p>L1</text:p>
          </table:table-cell>
          <table:table-cell table:style-name="ce66"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82"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3_IssueAttachmentName</text:p>
          </table:table-cell>
          <table:table-cell table:style-name="ce91" office:value-type="string">
            <text:p>L1</text:p>
          </table:table-cell>
          <table:table-cell table:style-name="ce66"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82"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4_IssueFileAttachmentAsReference</text:p>
          </table:table-cell>
          <table:table-cell table:style-name="ce91" office:value-type="string">
            <text:p>L1</text:p>
          </table:table-cell>
          <table:table-cell table:style-name="ce66"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8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5_IssueFileAttachmentAsPolicy</text:p>
          </table:table-cell>
          <table:table-cell table:style-name="ce91" office:value-type="string">
            <text:p>L1</text:p>
          </table:table-cell>
          <table:table-cell table:style-name="ce66"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8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6_AttachmentAsURL</text:p>
          </table:table-cell>
          <table:table-cell table:style-name="ce91" office:value-type="string">
            <text:p>L1</text:p>
          </table:table-cell>
          <table:table-cell table:style-name="ce66"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82"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124" office:value-type="string">
            <text:p>PS0107_AttachmentAsInvalidURL</text:p>
          </table:table-cell>
          <table:table-cell table:style-name="ce90" office:value-type="string">
            <text:p>L2</text:p>
          </table:table-cell>
          <table:table-cell table:style-name="ce129"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3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125" office:value-type="string">
            <text:p>PS112_ViewAllSituationRequirement</text:p>
          </table:table-cell>
          <table:table-cell table:style-name="ce128" office:value-type="string">
            <text:p>L0</text:p>
          </table:table-cell>
          <table:table-cell table:style-name="ce125"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28"/>
          <table:table-cell table:style-name="ce131" office:value-type="string">
            <text:p>Verify that requirement can be viewed during all sitution ie during,before or after</text:p>
          </table:table-cell>
          <table:table-cell table:style-name="ce128"/>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25" office:value-type="string">
            <text:p>PS113_ViewRequirementBefore</text:p>
          </table:table-cell>
          <table:table-cell table:style-name="ce128" office:value-type="string">
            <text:p>L0</text:p>
          </table:table-cell>
          <table:table-cell table:style-name="ce125"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28"/>
          <table:table-cell table:style-name="ce131" office:value-type="string">
            <text:p>Verify that requirement can be viewed before</text:p>
          </table:table-cell>
          <table:table-cell table:style-name="ce128"/>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25" office:value-type="string">
            <text:p>PS114_ViewRequirementAfter</text:p>
          </table:table-cell>
          <table:table-cell table:style-name="ce128" office:value-type="string">
            <text:p>L0</text:p>
          </table:table-cell>
          <table:table-cell table:style-name="ce125"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28"/>
          <table:table-cell table:style-name="ce131" office:value-type="string">
            <text:p>Verify that requirement can be viewed after</text:p>
          </table:table-cell>
          <table:table-cell table:style-name="ce128"/>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26" office:value-type="string">
            <text:p>PS115_ViewRequirementDuring</text:p>
          </table:table-cell>
          <table:table-cell table:style-name="ce128" office:value-type="string">
            <text:p>L0</text:p>
          </table:table-cell>
          <table:table-cell table:style-name="ce126"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28"/>
          <table:table-cell table:style-name="ce131" office:value-type="string">
            <text:p>Verify that requirement can be viewed during</text:p>
          </table:table-cell>
          <table:table-cell table:style-name="ce128"/>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25" office:value-type="string">
            <text:p>PS116_ViewRequirementAtAnyEvent</text:p>
          </table:table-cell>
          <table:table-cell table:style-name="ce128" office:value-type="string">
            <text:p>L0</text:p>
          </table:table-cell>
          <table:table-cell table:style-name="ce125"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8"/>
          <table:table-cell table:style-name="ce131" office:value-type="string">
            <text:p>Verify that requirement can be viewed at any event</text:p>
          </table:table-cell>
          <table:table-cell table:style-name="ce128"/>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125" office:value-type="string">
            <text:p>PS117_ViewCommitmentsFulfillingRequirements</text:p>
          </table:table-cell>
          <table:table-cell table:style-name="ce128" office:value-type="string">
            <text:p>L0</text:p>
          </table:table-cell>
          <table:table-cell table:style-name="ce125"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8"/>
          <table:table-cell table:style-name="ce131" office:value-type="string">
            <text:p>Verify Commitments fulfilling requirement</text:p>
          </table:table-cell>
          <table:table-cell table:style-name="ce128"/>
          <table:table-cell office:value-type="string">
            <text:p>PASS</text:p>
          </table:table-cell>
          <table:table-cell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2" table:number-rows-repeated="65416">
          <table:table-cell table:number-columns-repeated="1024"/>
        </table:table-row>
        <table:table-row table:style-name="ro2">
          <table:table-cell table:number-columns-repeated="1024"/>
        </table:table-row>
      </table:table>
      <table:table table:name="Task_and_Flow_Panel" table:style-name="ta3">
        <table:table-column table:style-name="co87" table:default-cell-style-name="ce142"/>
        <table:table-column table:style-name="co74" table:default-cell-style-name="ce109"/>
        <table:table-column table:style-name="co88" table:default-cell-style-name="ce142"/>
        <table:table-column table:style-name="co89" table:default-cell-style-name="ce109"/>
        <table:table-column table:style-name="co90" table:default-cell-style-name="ce111"/>
        <table:table-column table:style-name="co15" table:default-cell-style-name="ce109"/>
        <table:table-column table:style-name="co47" table:default-cell-style-name="ce82"/>
        <table:table-column table:style-name="co78" table:default-cell-style-name="ce109"/>
        <table:table-column table:style-name="co39" table:default-cell-style-name="ce109"/>
        <table:table-column table:style-name="co91" table:default-cell-style-name="ce109"/>
        <table:table-column table:style-name="co39" table:default-cell-style-name="ce109"/>
        <table:table-column table:style-name="co92" table:default-cell-style-name="ce109"/>
        <table:table-column table:style-name="co39" table:visibility="collapse" table:number-columns-repeated="3" table:default-cell-style-name="ce109"/>
        <table:table-column table:style-name="co93" table:visibility="collapse" table:default-cell-style-name="ce109"/>
        <table:table-column table:style-name="co94" table:visibility="collapse" table:default-cell-style-name="ce109"/>
        <table:table-column table:style-name="co40" table:default-cell-style-name="ce109"/>
        <table:table-column table:style-name="co95"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63">
          <table:table-cell table:style-name="ce138" office:value-type="string">
            <text:p>TEST CASE ID</text:p>
          </table:table-cell>
          <table:table-cell table:style-name="ce36" office:value-type="string">
            <text:p>PRIORITY</text:p>
          </table:table-cell>
          <table:table-cell table:style-name="ce138"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91">
          <table:table-cell table:style-name="ce66" office:value-type="string">
            <text:p>TFP001_ReceivePanel</text:p>
          </table:table-cell>
          <table:table-cell table:style-name="ce39" office:value-type="string">
            <text:p>L1</text:p>
          </table:table-cell>
          <table:table-cell table:style-name="ce66"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2">
          <table:table-cell table:style-name="ce66" office:value-type="string">
            <text:p>TFP002_SendPanel</text:p>
          </table:table-cell>
          <table:table-cell table:style-name="ce39" office:value-type="string">
            <text:p>L1</text:p>
          </table:table-cell>
          <table:table-cell table:style-name="ce66"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3_AddInfoReceive</text:p>
          </table:table-cell>
          <table:table-cell table:style-name="ce39" office:value-type="string">
            <text:p>L1</text:p>
          </table:table-cell>
          <table:table-cell table:style-name="ce66"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04_AddInfoSend</text:p>
          </table:table-cell>
          <table:table-cell table:style-name="ce39" office:value-type="string">
            <text:p>L1</text:p>
          </table:table-cell>
          <table:table-cell table:style-name="ce66"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05_CreateFlow</text:p>
          </table:table-cell>
          <table:table-cell table:style-name="ce39" office:value-type="string">
            <text:p>L0</text:p>
          </table:table-cell>
          <table:table-cell table:style-name="ce66"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6" office:value-type="string">
            <text:p>TFP006_ExpandTaskSummary</text:p>
          </table:table-cell>
          <table:table-cell table:style-name="ce39" office:value-type="string">
            <text:p>L1</text:p>
          </table:table-cell>
          <table:table-cell table:style-name="ce66"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07</text:p>
          </table:table-cell>
          <table:table-cell table:style-name="ce39" office:value-type="string">
            <text:p>L4</text:p>
          </table:table-cell>
          <table:table-cell table:style-name="ce66"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9" office:value-type="string">
            <text:p>L1</text:p>
          </table:table-cell>
          <table:table-cell table:style-name="ce66"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09_TaskTagsDetails</text:p>
          </table:table-cell>
          <table:table-cell table:style-name="ce39" office:value-type="string">
            <text:p>L1</text:p>
          </table:table-cell>
          <table:table-cell table:style-name="ce66"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10_TaskTagsLink</text:p>
          </table:table-cell>
          <table:table-cell table:style-name="ce39" office:value-type="string">
            <text:p>L1</text:p>
          </table:table-cell>
          <table:table-cell table:style-name="ce66"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2" office:value-type="string">
            <text:p>TFP011_TaskIsOption</text:p>
          </table:table-cell>
          <table:table-cell table:style-name="ce39" office:value-type="string">
            <text:p>L1</text:p>
          </table:table-cell>
          <table:table-cell table:style-name="ce66"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29" office:value-type="string">
            <text:p>TFP012_TaskIsOperational</text:p>
          </table:table-cell>
          <table:table-cell table:style-name="ce38" office:value-type="string">
            <text:p>L0</text:p>
          </table:table-cell>
          <table:table-cell table:style-name="ce129"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3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15" table:number-columns-repeated="1002"/>
          <table:table-cell table:style-name="ce86" table:number-columns-repeated="2"/>
        </table:table-row>
        <table:table-row table:style-name="ro74">
          <table:table-cell table:style-name="ce66" office:value-type="string">
            <text:p>TFP013_ProhibitedOption</text:p>
          </table:table-cell>
          <table:table-cell table:style-name="ce39" office:value-type="string">
            <text:p>L1</text:p>
          </table:table-cell>
          <table:table-cell table:style-name="ce66"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14_AddLocation</text:p>
          </table:table-cell>
          <table:table-cell table:style-name="ce39" office:value-type="string">
            <text:p>L1</text:p>
          </table:table-cell>
          <table:table-cell table:style-name="ce66"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15_AddAgent</text:p>
          </table:table-cell>
          <table:table-cell table:style-name="ce39" office:value-type="string">
            <text:p>L1</text:p>
          </table:table-cell>
          <table:table-cell table:style-name="ce66"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16_AddRole</text:p>
          </table:table-cell>
          <table:table-cell table:style-name="ce39" office:value-type="string">
            <text:p>L1</text:p>
          </table:table-cell>
          <table:table-cell table:style-name="ce66"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17_AddJurisdiction</text:p>
          </table:table-cell>
          <table:table-cell table:style-name="ce39" office:value-type="string">
            <text:p>L1</text:p>
          </table:table-cell>
          <table:table-cell table:style-name="ce66"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9" office:value-type="string">
            <text:p>L1</text:p>
          </table:table-cell>
          <table:table-cell table:style-name="ce66"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19</text:p>
          </table:table-cell>
          <table:table-cell table:style-name="ce39" office:value-type="string">
            <text:p>L1</text:p>
          </table:table-cell>
          <table:table-cell table:style-name="ce66"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20_CausesEventOption</text:p>
          </table:table-cell>
          <table:table-cell table:style-name="ce39" office:value-type="string">
            <text:p>L1</text:p>
          </table:table-cell>
          <table:table-cell table:style-name="ce66"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21_UsuallyCompletesAfterOption</text:p>
          </table:table-cell>
          <table:table-cell table:style-name="ce39" office:value-type="string">
            <text:p>L1</text:p>
          </table:table-cell>
          <table:table-cell table:style-name="ce66"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22_RepeatsEvery</text:p>
          </table:table-cell>
          <table:table-cell table:style-name="ce39" office:value-type="string">
            <text:p>L1</text:p>
          </table:table-cell>
          <table:table-cell table:style-name="ce66"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23_Responding</text:p>
          </table:table-cell>
          <table:table-cell table:style-name="ce39" office:value-type="string">
            <text:p>L1</text:p>
          </table:table-cell>
          <table:table-cell table:style-name="ce66"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24_EventUnnamed</text:p>
          </table:table-cell>
          <table:table-cell table:style-name="ce39" office:value-type="string">
            <text:p>L1</text:p>
          </table:table-cell>
          <table:table-cell table:style-name="ce66"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66" office:value-type="string">
            <text:p>TFP025_OngoingOrStartsWith</text:p>
          </table:table-cell>
          <table:table-cell table:style-name="ce39" office:value-type="string">
            <text:p>L1</text:p>
          </table:table-cell>
          <table:table-cell table:style-name="ce66"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1">
          <table:table-cell table:style-name="ce66" office:value-type="string">
            <text:p>TFP026_EndEventUnnamed</text:p>
          </table:table-cell>
          <table:table-cell table:style-name="ce39" office:value-type="string">
            <text:p>L1</text:p>
          </table:table-cell>
          <table:table-cell table:style-name="ce66"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27_GoalsLink</text:p>
          </table:table-cell>
          <table:table-cell table:style-name="ce39" office:value-type="string">
            <text:p>L1</text:p>
          </table:table-cell>
          <table:table-cell table:style-name="ce66"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28_GoalsOption</text:p>
          </table:table-cell>
          <table:table-cell table:style-name="ce39" office:value-type="string">
            <text:p>L1</text:p>
          </table:table-cell>
          <table:table-cell table:style-name="ce66"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29_GoalsOptionUnchecked</text:p>
          </table:table-cell>
          <table:table-cell table:style-name="ce39" office:value-type="string">
            <text:p>L1</text:p>
          </table:table-cell>
          <table:table-cell table:style-name="ce66"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30_TaskInstructions</text:p>
          </table:table-cell>
          <table:table-cell table:style-name="ce39" office:value-type="string">
            <text:p>L1</text:p>
          </table:table-cell>
          <table:table-cell table:style-name="ce66"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31_TaskAttachOptions</text:p>
          </table:table-cell>
          <table:table-cell table:style-name="ce39" office:value-type="string">
            <text:p>L1</text:p>
          </table:table-cell>
          <table:table-cell table:style-name="ce66"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32_TaskAttachName</text:p>
          </table:table-cell>
          <table:table-cell table:style-name="ce39" office:value-type="string">
            <text:p>L1</text:p>
          </table:table-cell>
          <table:table-cell table:style-name="ce66"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9" office:value-type="string">
            <text:p>L1</text:p>
          </table:table-cell>
          <table:table-cell table:style-name="ce66"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9" office:value-type="string">
            <text:p>L1</text:p>
          </table:table-cell>
          <table:table-cell table:style-name="ce66"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9" office:value-type="string">
            <text:p>L1</text:p>
          </table:table-cell>
          <table:table-cell table:style-name="ce66"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9" office:value-type="string">
            <text:p>L1</text:p>
          </table:table-cell>
          <table:table-cell table:style-name="ce66"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7_TaskAttachmentAsURL</text:p>
          </table:table-cell>
          <table:table-cell table:style-name="ce39" office:value-type="string">
            <text:p>L1</text:p>
          </table:table-cell>
          <table:table-cell table:style-name="ce66"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9" office:value-type="string">
            <text:p>TFP038</text:p>
          </table:table-cell>
          <table:table-cell table:style-name="ce38" office:value-type="string">
            <text:p>L2</text:p>
          </table:table-cell>
          <table:table-cell table:style-name="ce129"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3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48" table:number-columns-repeated="1002"/>
          <table:table-cell table:style-name="ce86" table:number-columns-repeated="2"/>
        </table:table-row>
        <table:table-row table:style-name="ro63">
          <table:table-cell table:style-name="ce66" office:value-type="string">
            <text:p>TFP039_TaskNewIssue</text:p>
          </table:table-cell>
          <table:table-cell table:style-name="ce39" office:value-type="string">
            <text:p>L0</text:p>
          </table:table-cell>
          <table:table-cell table:style-name="ce66"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40_TaskIssueDetails</text:p>
          </table:table-cell>
          <table:table-cell table:style-name="ce39" office:value-type="string">
            <text:p>L1</text:p>
          </table:table-cell>
          <table:table-cell table:style-name="ce66"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41_TaskIssueTypeOption</text:p>
          </table:table-cell>
          <table:table-cell table:style-name="ce39" office:value-type="string">
            <text:p>L1</text:p>
          </table:table-cell>
          <table:table-cell table:style-name="ce66"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42_TaskIssueTagsDetails</text:p>
          </table:table-cell>
          <table:table-cell table:style-name="ce39" office:value-type="string">
            <text:p>L1</text:p>
          </table:table-cell>
          <table:table-cell table:style-name="ce66"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43_TaskIssueSeverityOption</text:p>
          </table:table-cell>
          <table:table-cell table:style-name="ce39" office:value-type="string">
            <text:p>L1</text:p>
          </table:table-cell>
          <table:table-cell table:style-name="ce66"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44_TaskIssueSuggestions</text:p>
          </table:table-cell>
          <table:table-cell table:style-name="ce39" office:value-type="string">
            <text:p>L1</text:p>
          </table:table-cell>
          <table:table-cell table:style-name="ce66"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45_TaskIssueAttachOptions</text:p>
          </table:table-cell>
          <table:table-cell table:style-name="ce91" office:value-type="string">
            <text:p>L1</text:p>
          </table:table-cell>
          <table:table-cell table:style-name="ce66"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46_TaskIssueAttachName</text:p>
          </table:table-cell>
          <table:table-cell table:style-name="ce91" office:value-type="string">
            <text:p>L1</text:p>
          </table:table-cell>
          <table:table-cell table:style-name="ce66"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6" office:value-type="string">
            <text:p>TFP047_TaskIssueAttachmentAsReference</text:p>
          </table:table-cell>
          <table:table-cell table:style-name="ce91" office:value-type="string">
            <text:p>L1</text:p>
          </table:table-cell>
          <table:table-cell table:style-name="ce66"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6" office:value-type="string">
            <text:p>TFP048_TaskIssueAttachmentAsPolicy</text:p>
          </table:table-cell>
          <table:table-cell table:style-name="ce91" office:value-type="string">
            <text:p>L1</text:p>
          </table:table-cell>
          <table:table-cell table:style-name="ce66"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49_IssueAttachmentAsURL</text:p>
          </table:table-cell>
          <table:table-cell table:style-name="ce91" office:value-type="string">
            <text:p>L1</text:p>
          </table:table-cell>
          <table:table-cell table:style-name="ce66"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9" office:value-type="string">
            <text:p>TFP050</text:p>
          </table:table-cell>
          <table:table-cell table:style-name="ce90" office:value-type="string">
            <text:p>L2</text:p>
          </table:table-cell>
          <table:table-cell table:style-name="ce129"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3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48" table:number-columns-repeated="1002"/>
          <table:table-cell table:style-name="ce86" table:number-columns-repeated="2"/>
        </table:table-row>
        <table:table-row table:style-name="ro11">
          <table:table-cell table:style-name="ce66" office:value-type="string">
            <text:p>TFP051</text:p>
          </table:table-cell>
          <table:table-cell table:style-name="ce91" office:value-type="string">
            <text:p>L1</text:p>
          </table:table-cell>
          <table:table-cell table:style-name="ce66"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52_TaskCreateSurvey</text:p>
          </table:table-cell>
          <table:table-cell table:style-name="ce91" office:value-type="string">
            <text:p>L0</text:p>
          </table:table-cell>
          <table:table-cell table:style-name="ce66"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53_AddInfoReceiveSendInformation</text:p>
          </table:table-cell>
          <table:table-cell table:style-name="ce39" office:value-type="string">
            <text:p>L1</text:p>
          </table:table-cell>
          <table:table-cell table:style-name="ce66"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9" office:value-type="string">
            <text:p>L1</text:p>
          </table:table-cell>
          <table:table-cell table:style-name="ce66"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9" office:value-type="string">
            <text:p>L1</text:p>
          </table:table-cell>
          <table:table-cell table:style-name="ce66"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9" office:value-type="string">
            <text:p>L1</text:p>
          </table:table-cell>
          <table:table-cell table:style-name="ce66"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57_AddInfoReceiveSendElementsLink</text:p>
          </table:table-cell>
          <table:table-cell table:style-name="ce39" office:value-type="string">
            <text:p>L1</text:p>
          </table:table-cell>
          <table:table-cell table:style-name="ce66"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9" office:value-type="string">
            <text:p>TFP058_NotificationOption</text:p>
          </table:table-cell>
          <table:table-cell table:style-name="ce143" office:value-type="string">
            <text:p>L1</text:p>
          </table:table-cell>
          <table:table-cell table:style-name="ce139" office:value-type="string">
            <text:p>Notification&lt;options&gt;</text:p>
          </table:table-cell>
          <table:table-cell table:style-name="ce143"/>
          <table:table-cell table:style-name="ce14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3"/>
          <table:table-cell table:style-name="ce144" office:value-type="string">
            <text:p>-Verify that when notification selected then instruction get diabled</text:p>
          </table:table-cell>
          <table:table-cell table:style-name="ce143"/>
          <table:table-cell table:style-name="ce143" office:value-type="string">
            <text:p>PASS</text:p>
          </table:table-cell>
          <table:table-cell table:style-name="ce143" office:value-type="string">
            <text:p>YES</text:p>
          </table:table-cell>
          <table:table-cell table:style-name="ce143" table:number-columns-repeated="2"/>
          <table:table-cell table:style-name="ce146" office:value-type="string">
            <text:p>YES</text:p>
          </table:table-cell>
          <table:table-cell table:style-name="ce146" office:value-type="string">
            <text:p>YES</text:p>
          </table:table-cell>
          <table:table-cell table:style-name="ce146"/>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9" table:number-columns-repeated="1002"/>
          <table:table-cell table:style-name="ce151" table:number-columns-repeated="2"/>
        </table:table-row>
        <table:table-row table:style-name="ro61">
          <table:table-cell table:style-name="ce66" office:value-type="string">
            <text:p>TFP059_ReplyThatOption</text:p>
          </table:table-cell>
          <table:table-cell table:style-name="ce39" office:value-type="string">
            <text:p>L1</text:p>
          </table:table-cell>
          <table:table-cell table:style-name="ce66"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45"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66" office:value-type="string">
            <text:p>TFP060</text:p>
          </table:table-cell>
          <table:table-cell table:style-name="ce39" office:value-type="string">
            <text:p>L1</text:p>
          </table:table-cell>
          <table:table-cell table:style-name="ce66"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45"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66" office:value-type="string">
            <text:p>TFP061</text:p>
          </table:table-cell>
          <table:table-cell table:style-name="ce39" office:value-type="string">
            <text:p>L1</text:p>
          </table:table-cell>
          <table:table-cell table:style-name="ce66"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45"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66" office:value-type="string">
            <text:p>TFP062_CreateFlow</text:p>
          </table:table-cell>
          <table:table-cell table:style-name="ce39" office:value-type="string">
            <text:p>L1</text:p>
          </table:table-cell>
          <table:table-cell table:style-name="ce66"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63_AddInfoReceiveSendButOnlyIfOption</text:p>
          </table:table-cell>
          <table:table-cell table:style-name="ce39" office:value-type="string">
            <text:p>L1</text:p>
          </table:table-cell>
          <table:table-cell table:style-name="ce66"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64_AddInfoReceiveSendChannels</text:p>
          </table:table-cell>
          <table:table-cell table:style-name="ce39" office:value-type="string">
            <text:p>L1</text:p>
          </table:table-cell>
          <table:table-cell table:style-name="ce66"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5_AddInfoReceiveSendChannelsOptions</text:p>
          </table:table-cell>
          <table:table-cell table:style-name="ce39" office:value-type="string">
            <text:p>L1</text:p>
          </table:table-cell>
          <table:table-cell table:style-name="ce66"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6" office:value-type="string">
            <text:p>TFP066</text:p>
          </table:table-cell>
          <table:table-cell table:style-name="ce39" office:value-type="string">
            <text:p>L1</text:p>
          </table:table-cell>
          <table:table-cell table:style-name="ce66"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67_AddInfoReceiveSendWithin</text:p>
          </table:table-cell>
          <table:table-cell table:style-name="ce39" office:value-type="string">
            <text:p>L1</text:p>
          </table:table-cell>
          <table:table-cell table:style-name="ce66"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45"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139" office:value-type="string">
            <text:p>TFP068</text:p>
          </table:table-cell>
          <table:table-cell table:style-name="ce143" office:value-type="string">
            <text:p>L1</text:p>
          </table:table-cell>
          <table:table-cell table:style-name="ce139" office:value-type="string">
            <text:p>Senders task</text:p>
          </table:table-cell>
          <table:table-cell table:style-name="ce143"/>
          <table:table-cell table:style-name="ce143" office:value-type="string">
            <text:p>1. Login to the Channels.</text:p>
            <text:p>2.Click on Information sharing model.</text:p>
            <text:p>3. Create task.</text:p>
            <text:p>4. Click on add info receive or add info send.</text:p>
            <text:p>5. Click on Senders task link</text:p>
          </table:table-cell>
          <table:table-cell table:style-name="ce143"/>
          <table:table-cell table:style-name="ce144" office:value-type="string">
            <text:p>-Verify that information flow details gets minimized</text:p>
            <text:p>-Verify that pointer moves to sender task in add info send</text:p>
          </table:table-cell>
          <table:table-cell table:style-name="ce143"/>
          <table:table-cell table:style-name="ce143" office:value-type="string">
            <text:p>PASS</text:p>
          </table:table-cell>
          <table:table-cell table:style-name="ce143" office:value-type="string">
            <text:p>NO</text:p>
          </table:table-cell>
          <table:table-cell table:style-name="ce143" table:number-columns-repeated="2"/>
          <table:table-cell table:style-name="ce146" office:value-type="string">
            <text:p>YES</text:p>
          </table:table-cell>
          <table:table-cell table:style-name="ce146" office:value-type="string">
            <text:p>YES</text:p>
          </table:table-cell>
          <table:table-cell table:style-name="ce146"/>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9" table:number-columns-repeated="1002"/>
          <table:table-cell table:style-name="ce151" table:number-columns-repeated="2"/>
        </table:table-row>
        <table:table-row table:style-name="ro11">
          <table:table-cell table:style-name="ce139" office:value-type="string">
            <text:p>TFP069</text:p>
          </table:table-cell>
          <table:table-cell table:style-name="ce143" office:value-type="string">
            <text:p>L1</text:p>
          </table:table-cell>
          <table:table-cell table:style-name="ce139" office:value-type="string">
            <text:p>terminates after notifying</text:p>
          </table:table-cell>
          <table:table-cell table:style-name="ce143"/>
          <table:table-cell table:style-name="ce14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3"/>
          <table:table-cell table:style-name="ce144" office:value-type="string">
            <text:p>-Verify that (stop) is displayed on flow</text:p>
          </table:table-cell>
          <table:table-cell table:style-name="ce143"/>
          <table:table-cell table:style-name="ce143" office:value-type="string">
            <text:p>PASS</text:p>
          </table:table-cell>
          <table:table-cell table:style-name="ce143" office:value-type="string">
            <text:p>NO</text:p>
          </table:table-cell>
          <table:table-cell table:style-name="ce143" table:number-columns-repeated="2"/>
          <table:table-cell table:style-name="ce146" office:value-type="string">
            <text:p>YES</text:p>
          </table:table-cell>
          <table:table-cell table:style-name="ce146" office:value-type="string">
            <text:p>YES</text:p>
          </table:table-cell>
          <table:table-cell table:style-name="ce146"/>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9" table:number-columns-repeated="1002"/>
          <table:table-cell table:style-name="ce151" table:number-columns-repeated="2"/>
        </table:table-row>
        <table:table-row table:style-name="ro93">
          <table:table-cell table:style-name="ce66" office:value-type="string">
            <text:p>TFP070_AddInfoReceiveSendInstructions</text:p>
          </table:table-cell>
          <table:table-cell table:style-name="ce39" office:value-type="string">
            <text:p>L1</text:p>
          </table:table-cell>
          <table:table-cell table:style-name="ce66"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0" table:number-columns-repeated="1002"/>
          <table:table-cell table:style-name="ce84" table:number-columns-repeated="2"/>
        </table:table-row>
        <table:table-row table:style-name="ro5">
          <table:table-cell table:style-name="ce66" office:value-type="string">
            <text:p>TFP071_AddInfoReceiveSendAttachOptions</text:p>
          </table:table-cell>
          <table:table-cell table:style-name="ce39" office:value-type="string">
            <text:p>L1</text:p>
          </table:table-cell>
          <table:table-cell table:style-name="ce66"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72_AddInfoReceiveSendAttachName</text:p>
          </table:table-cell>
          <table:table-cell table:style-name="ce39" office:value-type="string">
            <text:p>L1</text:p>
          </table:table-cell>
          <table:table-cell table:style-name="ce66"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6" office:value-type="string">
            <text:p>TFP073_AddInfoReceiveSendAttachmentAsReference</text:p>
          </table:table-cell>
          <table:table-cell table:style-name="ce39" office:value-type="string">
            <text:p>L1</text:p>
          </table:table-cell>
          <table:table-cell table:style-name="ce66"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45"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66" office:value-type="string">
            <text:p>TFP074_AddInfoReceiveSendAttachmentAsPolicy</text:p>
          </table:table-cell>
          <table:table-cell table:style-name="ce39" office:value-type="string">
            <text:p>L1</text:p>
          </table:table-cell>
          <table:table-cell table:style-name="ce66"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45"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66" office:value-type="string">
            <text:p>TFP075_AddInfoReceiveSendAttachmentAsMandating</text:p>
          </table:table-cell>
          <table:table-cell table:style-name="ce39" office:value-type="string">
            <text:p>L1</text:p>
          </table:table-cell>
          <table:table-cell table:style-name="ce66"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45"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66" office:value-type="string">
            <text:p>TFP076_AddInfoReceiveSendAttachmentAsProhibited</text:p>
          </table:table-cell>
          <table:table-cell table:style-name="ce39" office:value-type="string">
            <text:p>L1</text:p>
          </table:table-cell>
          <table:table-cell table:style-name="ce66"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45"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66" office:value-type="string">
            <text:p>TFP077_AddInfoReceiveSendAttachmentAsPicture</text:p>
          </table:table-cell>
          <table:table-cell table:style-name="ce39" office:value-type="string">
            <text:p>L1</text:p>
          </table:table-cell>
          <table:table-cell table:style-name="ce66"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45"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1">
          <table:table-cell table:style-name="ce66" office:value-type="string">
            <text:p>TFP078_AddInfoReceiveSendAttachmentAsURL</text:p>
          </table:table-cell>
          <table:table-cell table:style-name="ce39" office:value-type="string">
            <text:p>L1</text:p>
          </table:table-cell>
          <table:table-cell table:style-name="ce66"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9" office:value-type="string">
            <text:p>TFP079</text:p>
          </table:table-cell>
          <table:table-cell table:style-name="ce38" office:value-type="string">
            <text:p>L2</text:p>
          </table:table-cell>
          <table:table-cell table:style-name="ce129"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3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48" table:number-columns-repeated="1002"/>
          <table:table-cell table:style-name="ce86" table:number-columns-repeated="2"/>
        </table:table-row>
        <table:table-row table:style-name="ro11">
          <table:table-cell table:style-name="ce66" office:value-type="string">
            <text:p>TFP080_AddInfoReceiveSendNewIssue</text:p>
          </table:table-cell>
          <table:table-cell table:style-name="ce39" office:value-type="string">
            <text:p>L0</text:p>
          </table:table-cell>
          <table:table-cell table:style-name="ce66"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9" office:value-type="string">
            <text:p>L1</text:p>
          </table:table-cell>
          <table:table-cell table:style-name="ce66"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9" office:value-type="string">
            <text:p>L1</text:p>
          </table:table-cell>
          <table:table-cell table:style-name="ce66"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9" office:value-type="string">
            <text:p>L1</text:p>
          </table:table-cell>
          <table:table-cell table:style-name="ce66"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9" office:value-type="string">
            <text:p>L1</text:p>
          </table:table-cell>
          <table:table-cell table:style-name="ce66"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9" office:value-type="string">
            <text:p>L1</text:p>
          </table:table-cell>
          <table:table-cell table:style-name="ce66"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9" office:value-type="string">
            <text:p>L1</text:p>
          </table:table-cell>
          <table:table-cell table:style-name="ce66"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9" office:value-type="string">
            <text:p>L1</text:p>
          </table:table-cell>
          <table:table-cell table:style-name="ce66"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88_AddInfoReceiveSentAttachmentAsReference</text:p>
          </table:table-cell>
          <table:table-cell table:style-name="ce39" office:value-type="string">
            <text:p>L1</text:p>
          </table:table-cell>
          <table:table-cell table:style-name="ce66"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89_AddInfoReceiveSentAttachmentAsPolicy</text:p>
          </table:table-cell>
          <table:table-cell table:style-name="ce39" office:value-type="string">
            <text:p>L1</text:p>
          </table:table-cell>
          <table:table-cell table:style-name="ce66"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9" office:value-type="string">
            <text:p>L1</text:p>
          </table:table-cell>
          <table:table-cell table:style-name="ce66"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29" office:value-type="string">
            <text:p>TFP091</text:p>
          </table:table-cell>
          <table:table-cell table:style-name="ce38" office:value-type="string">
            <text:p>L2</text:p>
          </table:table-cell>
          <table:table-cell table:style-name="ce129"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3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48" table:number-columns-repeated="1002"/>
          <table:table-cell table:style-name="ce86" table:number-columns-repeated="2"/>
        </table:table-row>
        <table:table-row table:style-name="ro11">
          <table:table-cell table:style-name="ce66" office:value-type="string">
            <text:p>TFP092</text:p>
          </table:table-cell>
          <table:table-cell table:style-name="ce39" office:value-type="string">
            <text:p>L1</text:p>
          </table:table-cell>
          <table:table-cell table:style-name="ce66"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9" office:value-type="string">
            <text:p>L1</text:p>
          </table:table-cell>
          <table:table-cell table:style-name="ce66"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4">
          <table:table-cell table:style-name="ce129" office:value-type="string">
            <text:p>TFP094</text:p>
          </table:table-cell>
          <table:table-cell table:style-name="ce38"/>
          <table:table-cell table:style-name="ce129" office:value-type="string">
            <text:p>More-SendMessage</text:p>
          </table:table-cell>
          <table:table-cell table:style-name="ce38" table:number-columns-repeated="3"/>
          <table:table-cell table:style-name="ce13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94">
          <table:table-cell table:style-name="ce129" office:value-type="string">
            <text:p>TFP095</text:p>
          </table:table-cell>
          <table:table-cell table:style-name="ce38"/>
          <table:table-cell table:style-name="ce129" office:value-type="string">
            <text:p>More-ShowElements</text:p>
          </table:table-cell>
          <table:table-cell table:style-name="ce38" table:number-columns-repeated="3"/>
          <table:table-cell table:style-name="ce13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94">
          <table:table-cell table:style-name="ce141" office:value-type="string">
            <text:p>TFP096</text:p>
          </table:table-cell>
          <table:table-cell table:style-name="ce38"/>
          <table:table-cell table:style-name="ce129" office:value-type="string">
            <text:p>More-CopyCapability</text:p>
          </table:table-cell>
          <table:table-cell table:style-name="ce38" table:number-columns-repeated="3"/>
          <table:table-cell table:style-name="ce13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94">
          <table:table-cell table:style-name="ce141" office:value-type="string">
            <text:p>TFP097</text:p>
          </table:table-cell>
          <table:table-cell table:style-name="ce38"/>
          <table:table-cell table:style-name="ce129" office:value-type="string">
            <text:p>More-CopyInfoNeed</text:p>
          </table:table-cell>
          <table:table-cell table:style-name="ce38" table:number-columns-repeated="3"/>
          <table:table-cell table:style-name="ce13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94">
          <table:table-cell table:style-name="ce141" office:value-type="string">
            <text:p>TFP098</text:p>
          </table:table-cell>
          <table:table-cell table:style-name="ce38"/>
          <table:table-cell table:style-name="ce129" office:value-type="string">
            <text:p>More-HideShowDetails</text:p>
          </table:table-cell>
          <table:table-cell table:style-name="ce38" table:number-columns-repeated="3"/>
          <table:table-cell table:style-name="ce13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94">
          <table:table-cell table:style-name="ce141" office:value-type="string">
            <text:p>TFP099</text:p>
          </table:table-cell>
          <table:table-cell table:style-name="ce38"/>
          <table:table-cell table:style-name="ce129" office:value-type="string">
            <text:p>More</text:p>
          </table:table-cell>
          <table:table-cell table:style-name="ce38" table:number-columns-repeated="3"/>
          <table:table-cell table:style-name="ce13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63">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66"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66"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66"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66"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34" table:number-columns-repeated="2" table:default-cell-style-name="ce160"/>
        <table:table-column table:style-name="co96" table:default-cell-style-name="ce160"/>
        <table:table-column table:style-name="co34" table:default-cell-style-name="ce160"/>
        <table:table-column table:style-name="co97" table:default-cell-style-name="ce160"/>
        <table:table-column table:style-name="co34" table:default-cell-style-name="ce160"/>
        <table:table-column table:style-name="co98" table:default-cell-style-name="ce160"/>
        <table:table-column table:style-name="co99" table:default-cell-style-name="ce160"/>
        <table:table-column table:style-name="co100" table:default-cell-style-name="ce160"/>
        <table:table-column table:style-name="co101" table:default-cell-style-name="ce160"/>
        <table:table-column table:style-name="co102" table:default-cell-style-name="ce160"/>
        <table:table-column table:style-name="co103" table:default-cell-style-name="ce160"/>
        <table:table-column table:style-name="co34" table:visibility="collapse" table:default-cell-style-name="ce170"/>
        <table:table-column table:style-name="co34" table:visibility="collapse" table:number-columns-repeated="3" table:default-cell-style-name="ce160"/>
        <table:table-column table:style-name="co104" table:default-cell-style-name="ce160"/>
        <table:table-column table:style-name="co105" table:default-cell-style-name="ce160"/>
        <table:table-column table:style-name="co24" table:default-cell-style-name="ce160"/>
        <table:table-column table:style-name="co34" table:number-columns-repeated="1004" table:default-cell-style-name="ce160"/>
        <table:table-column table:style-name="co23" table:default-cell-style-name="ce160"/>
        <table:table-row table:style-name="ro19">
          <table:table-cell table:style-name="ce152" office:value-type="string">
            <text:p>TEST CASE ID</text:p>
          </table:table-cell>
          <table:table-cell table:style-name="ce152" office:value-type="string">
            <text:p>PRIORITY</text:p>
          </table:table-cell>
          <table:table-cell table:style-name="ce152" office:value-type="string">
            <text:p>TITLE</text:p>
          </table:table-cell>
          <table:table-cell table:style-name="ce152" office:value-type="string">
            <text:p>SET UP</text:p>
          </table:table-cell>
          <table:table-cell table:style-name="ce152" office:value-type="string">
            <text:p>STEPS</text:p>
          </table:table-cell>
          <table:table-cell table:style-name="ce152" office:value-type="string">
            <text:p>TEST DATA</text:p>
          </table:table-cell>
          <table:table-cell table:style-name="ce152" office:value-type="string">
            <text:p>EXPECTED RESULTS</text:p>
          </table:table-cell>
          <table:table-cell table:style-name="ce152" office:value-type="string">
            <text:p>ACTUAL RESULT</text:p>
          </table:table-cell>
          <table:table-cell table:style-name="ce152" office:value-type="string">
            <text:p>RESULT</text:p>
          </table:table-cell>
          <table:table-cell table:style-name="ce152" office:value-type="string">
            <text:p>AUTOMATED</text:p>
          </table:table-cell>
          <table:table-cell table:style-name="ce152" office:value-type="string">
            <text:p>TICKET ID</text:p>
          </table:table-cell>
          <table:table-cell table:style-name="ce152" office:value-type="string">
            <text:p>COMMENT</text:p>
          </table:table-cell>
          <table:table-cell table:style-name="ce152" office:value-type="string">
            <text:p>Build Date 9<text:span text:style-name="T1">th</text:span> june</text:p>
          </table:table-cell>
          <table:table-cell table:style-name="ce152" office:value-type="string">
            <text:p>Build Date 20<text:span text:style-name="T1">th</text:span> june On Chrome</text:p>
          </table:table-cell>
          <table:table-cell table:style-name="ce165"/>
          <table:table-cell table:style-name="ce171"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65" table:number-columns-repeated="1005"/>
        </table:table-row>
        <table:table-row table:style-name="ro95">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6">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97">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92" office:value-type="string">
            <text:p>Update agent na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2"/>
          <table:table-cell table:style-name="ce92" office:value-type="string">
            <text:p>1. Verify that agent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92" office:value-type="string">
            <text:p>Update agent <text:s/>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2"/>
          <table:table-cell table:style-name="ce92" office:value-type="string">
            <text:p>1. Verify that agent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92" office:value-type="string">
            <text:p>Update agent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2"/>
          <table:table-cell table:style-name="ce92" office:value-type="string">
            <text:p>1. Verify that agent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92" office:value-type="string">
            <text:p>Add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2"/>
          <table:table-cell table:style-name="ce92" office:value-type="string">
            <text:p>1. Verify that agent'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8" office:value-type="string">
            <text:p>TE008_UpdateAgentsCategoriesWithSpecialCharacters</text:p>
          </table:table-cell>
          <table:table-cell table:style-name="ce90" office:value-type="string">
            <text:p>L2</text:p>
          </table:table-cell>
          <table:table-cell table:style-name="ce38" office:value-type="string">
            <text:p>Update agent'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0"/>
          <table:table-cell table:style-name="ce90" office:value-type="string">
            <text:p>1. Verify that agent'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1">
          <table:table-cell table:style-name="ce153" office:value-type="string">
            <text:p>TE009_RemoveAgentCategory</text:p>
          </table:table-cell>
          <table:table-cell table:style-name="ce39" office:value-type="string">
            <text:p>L1</text:p>
          </table:table-cell>
          <table:table-cell table:style-name="ce92" office:value-type="string">
            <text:p>Remov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9" office:value-type="string">
            <text:p>TE010_AgentSho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9" office:value-type="string">
            <text:p>TE011_AgentAttachmentAsFile</text:p>
          </table:table-cell>
          <table:table-cell table:style-name="ce39" office:value-type="string">
            <text:p>L1</text:p>
          </table:table-cell>
          <table:table-cell table:style-name="ce92" office:value-type="string">
            <text:p>Agent's Attachment as a fil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39" office:value-type="string">
            <text:p>TE012_DeleteAgentsAttachment</text:p>
          </table:table-cell>
          <table:table-cell table:style-name="ce39" office:value-type="string">
            <text:p>L1</text:p>
          </table:table-cell>
          <table:table-cell table:style-name="ce92" office:value-type="string">
            <text:p>Delete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39" office:value-type="string">
            <text:p>TE013</text:p>
          </table:table-cell>
          <table:table-cell table:style-name="ce39" office:value-type="string">
            <text:p>L1</text:p>
          </table:table-cell>
          <table:table-cell table:style-name="ce92" office:value-type="string">
            <text:p>Open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9" office:value-type="string">
            <text:p>TE014_AttachPictureToAgent</text:p>
          </table:table-cell>
          <table:table-cell table:style-name="ce39" office:value-type="string">
            <text:p>L1</text:p>
          </table:table-cell>
          <table:table-cell table:style-name="ce92" office:value-type="string">
            <text:p>Agent's Picture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9">
          <table:table-cell table:style-name="ce38" office:value-type="string">
            <text:p>TE015_DeletePictureOfAgent</text:p>
          </table:table-cell>
          <table:table-cell table:style-name="ce38" office:value-type="string">
            <text:p>L0</text:p>
          </table:table-cell>
          <table:table-cell table:style-name="ce90" office:value-type="string">
            <text:p>Delete Agent'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52</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5">
          <table:table-cell table:style-name="ce38" office:value-type="string">
            <text:p>TE016</text:p>
          </table:table-cell>
          <table:table-cell table:style-name="ce38" office:value-type="string">
            <text:p>L0</text:p>
          </table:table-cell>
          <table:table-cell table:style-name="ce90" office:value-type="string">
            <text:p>Agents new picture and image on presence tab differs</text:p>
          </table:table-cell>
          <table:table-cell table:style-name="ce90"/>
          <table:table-cell table:style-name="ce90"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0"/>
          <table:table-cell table:style-name="ce90" office:value-type="string">
            <text:p>1. Verify that the newly attached picture gets displayed on Agents Profile &amp; Presence tab</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0</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90" office:value-type="string">
            <text:p>Agent without Attachment shows Image</text:p>
          </table:table-cell>
          <table:table-cell table:style-name="ce90"/>
          <table:table-cell table:style-name="ce90" office:value-type="string">
            <text:p>1. Login to the Channels.</text:p>
            <text:p>2. Create agent and Go to agent details.</text:p>
            <text:p>3. Attachment a picture of agent.</text:p>
            <text:p>4. Delete the attachment.</text:p>
          </table:table-cell>
          <table:table-cell table:style-name="ce90"/>
          <table:table-cell table:style-name="ce90" office:value-type="string">
            <text:p>1. Verify that the image should not gets displayed when the attachment is deleted</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54</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98">
          <table:table-cell table:style-name="ce39" office:value-type="string">
            <text:p>TE018_AttachNamedAttachment</text:p>
          </table:table-cell>
          <table:table-cell table:style-name="ce39" office:value-type="string">
            <text:p>L1</text:p>
          </table:table-cell>
          <table:table-cell table:style-name="ce92" office:value-type="string">
            <text:p>Attach Agent'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19_AgentAttachmentAsURL</text:p>
          </table:table-cell>
          <table:table-cell table:style-name="ce39" office:value-type="string">
            <text:p>L1</text:p>
          </table:table-cell>
          <table:table-cell table:style-name="ce92" office:value-type="string">
            <text:p>Agent'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8" office:value-type="string">
            <text:p>TE020_AgentAttachmentAsInvalidURL</text:p>
          </table:table-cell>
          <table:table-cell table:style-name="ce38" office:value-type="string">
            <text:p>L0</text:p>
          </table:table-cell>
          <table:table-cell table:style-name="ce90" office:value-type="string">
            <text:p>Agent'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80">
          <table:table-cell table:style-name="ce39" office:value-type="string">
            <text:p>TE021</text:p>
          </table:table-cell>
          <table:table-cell table:style-name="ce39" office:value-type="string">
            <text:p>L1</text:p>
          </table:table-cell>
          <table:table-cell table:style-name="ce92" office:value-type="string">
            <text:p>Open Agent'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39" office:value-type="string">
            <text:p>TE022_AgentAttachmentAsURLUsingNamedValue</text:p>
          </table:table-cell>
          <table:table-cell table:style-name="ce39" office:value-type="string">
            <text:p>L1</text:p>
          </table:table-cell>
          <table:table-cell table:style-name="ce92" office:value-type="string">
            <text:p>Attach Agent'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64" office:value-type="string">
            <text:p>TE023</text:p>
          </table:table-cell>
          <table:table-cell table:style-name="ce64" office:value-type="string">
            <text:p>L0</text:p>
          </table:table-cell>
          <table:table-cell table:style-name="ce89" office:value-type="string">
            <text:p>Cannot add Clearance details in About Actual Agent window</text:p>
          </table:table-cell>
          <table:table-cell table:style-name="ce89"/>
          <table:table-cell table:style-name="ce89" office:value-type="string">
            <text:p>1. Login to the Channels</text:p>
            <text:p>2. Click on Information sharing models</text:p>
            <text:p>3. Create Agent</text:p>
            <text:p>4. Click on Agent in Index</text:p>
          </table:table-cell>
          <table:table-cell table:style-name="ce89"/>
          <table:table-cell table:style-name="ce89" office:value-type="string">
            <text:p>1. Verify that the user is able to add details of Clearance</text:p>
          </table:table-cell>
          <table:table-cell table:style-name="ce89"/>
          <table:table-cell table:style-name="ce89" office:value-type="string">
            <text:p>FAIL</text:p>
          </table:table-cell>
          <table:table-cell table:style-name="ce64" office:value-type="string">
            <text:p>NO</text:p>
          </table:table-cell>
          <table:table-cell table:style-name="ce89" office:value-type="string">
            <text:p>#126</text:p>
          </table:table-cell>
          <table:table-cell table:style-name="ce89" office:value-type="string">
            <text:p>Closed</text:p>
          </table:table-cell>
          <table:table-cell table:style-name="ce167" office:value-type="string">
            <text:p>YES</text:p>
          </table:table-cell>
          <table:table-cell table:style-name="ce167" office:value-type="string">
            <text:p>NO</text:p>
          </table:table-cell>
          <table:table-cell table:style-name="ce167"/>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6"/>
          <table:table-cell table:style-name="ce172"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92" office:value-type="string">
            <text:p>Update Agent's contact info with valid inpu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2"/>
          <table:table-cell table:style-name="ce92" office:value-type="string">
            <text:p>1. Verify that selected options text box with name &amp; checkbox gets displayed to the user</text:p>
            <text:p>2. Verify that agent's contact informa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92" office:value-type="string">
            <text:p>Update Agent's Availability for full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2"/>
          <table:table-cell table:style-name="ce92" office:value-type="string">
            <text:p>1. Verify that all the checkboxes from sunday to saturday are check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26_UpdateAgentsAvailabilityForSpecifiedTime</text:p>
          </table:table-cell>
          <table:table-cell table:style-name="ce39" office:value-type="string">
            <text:p>L1</text:p>
          </table:table-cell>
          <table:table-cell table:style-name="ce92" office:value-type="string">
            <text:p>Update Agent's Availability for specified period of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2"/>
          <table:table-cell table:style-name="ce92" office:value-type="string">
            <text:p>1. Verify that agent's availability for specified period of ti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92" office:value-type="string">
            <text:p>Show more details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2"/>
          <table:table-cell table:style-name="ce9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28_UpdateAgentCategory</text:p>
          </table:table-cell>
          <table:table-cell table:style-name="ce39" office:value-type="string">
            <text:p>L1</text:p>
          </table:table-cell>
          <table:table-cell table:style-name="ce92" office:value-type="string">
            <text:p>Updat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2"/>
          <table:table-cell table:style-name="ce92" office:value-type="string">
            <text:p>1. Verify that category window gets opened</text:p>
            <text:p>2. Verify that category Description, Tags <text:s/>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29_ShowAgentNetworkDetails</text:p>
          </table:table-cell>
          <table:table-cell table:style-name="ce39" office:value-type="string">
            <text:p>L1</text:p>
          </table:table-cell>
          <table:table-cell table:style-name="ce92" office:value-type="string">
            <text:p>Show agents network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2"/>
          <table:table-cell table:style-name="ce92" office:value-type="string">
            <text:p>1. Verify that agent's network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0">
          <table:table-cell table:style-name="ce82" office:value-type="string">
            <text:p>TE030_ShowAgentIssueDetails</text:p>
          </table:table-cell>
          <table:table-cell table:style-name="ce39" office:value-type="string">
            <text:p>L1</text:p>
          </table:table-cell>
          <table:table-cell table:style-name="ce92" office:value-type="string">
            <text:p>Show agents issue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2"/>
          <table:table-cell table:style-name="ce92" office:value-type="string">
            <text:p>1. Verify that agent'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31_ShowAgentDetails</text:p>
          </table:table-cell>
          <table:table-cell table:style-name="ce39" office:value-type="string">
            <text:p>L1</text:p>
          </table:table-cell>
          <table:table-cell table:style-name="ce92" office:value-type="string">
            <text:p>Show agent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2"/>
          <table:table-cell table:style-name="ce92" office:value-type="string">
            <text:p>1. Verify that agent's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1">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92" office:value-type="string">
            <text:p>Update Locale name</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2"/>
          <table:table-cell table:style-name="ce92" office:value-type="string">
            <text:p>1. Verify that new window with title “About Actual Place: &lt;Locale name&gt;” gets opened</text:p>
            <text:p>1. Verify that Locale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8" office:value-type="string">
            <text:p>TE035_UpdateLocaleWithSpecialCharacters</text:p>
          </table:table-cell>
          <table:table-cell table:style-name="ce90" office:value-type="string">
            <text:p>L2</text:p>
          </table:table-cell>
          <table:table-cell table:style-name="ce90" office:value-type="string">
            <text:p>Update Locale with invalid name ( Junk Characters )</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0"/>
          <table:table-cell table:style-name="ce90" office:value-type="string">
            <text:p>1. Verify that Locale name should not gets updated</text:p>
            <text:p>2. Proper message should be displayed to the user as “Enter valid Locale name”</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7</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92" office:value-type="string">
            <text:p>Update Locale <text:s/>description</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2"/>
          <table:table-cell table:style-name="ce92" office:value-type="string">
            <text:p>1. Verify that Locale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62" office:value-type="string">
            <text:p>TE037_UpdateLocaleTags</text:p>
          </table:table-cell>
          <table:table-cell table:style-name="ce39" office:value-type="string">
            <text:p>L1</text:p>
          </table:table-cell>
          <table:table-cell table:style-name="ce92" office:value-type="string">
            <text:p>Update Locale Tag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2"/>
          <table:table-cell table:style-name="ce92" office:value-type="string">
            <text:p>1. Verify that Locale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154" office:value-type="string">
            <text:p>TE038_AddLocaleCategory</text:p>
          </table:table-cell>
          <table:table-cell table:style-name="ce39" office:value-type="string">
            <text:p>L0</text:p>
          </table:table-cell>
          <table:table-cell table:style-name="ce92" office:value-type="string">
            <text:p>Add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2"/>
          <table:table-cell table:style-name="ce92" office:value-type="string">
            <text:p>1. Verify that Locale'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8" office:value-type="string">
            <text:p>TE039_UpdateLocaleCategoryWithJunkCharacters</text:p>
          </table:table-cell>
          <table:table-cell table:style-name="ce90" office:value-type="string">
            <text:p>L2</text:p>
          </table:table-cell>
          <table:table-cell table:style-name="ce90" office:value-type="string">
            <text:p>Add Locale'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0"/>
          <table:table-cell table:style-name="ce90" office:value-type="string">
            <text:p>1. Verify that Locale'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92" office:value-type="string">
            <text:p>Remove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42_AttachFileToLocale</text:p>
          </table:table-cell>
          <table:table-cell table:style-name="ce39" office:value-type="string">
            <text:p>L1</text:p>
          </table:table-cell>
          <table:table-cell table:style-name="ce92" office:value-type="string">
            <text:p>Locale's Attachment as a fil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43_DeleteLocaleAttachment</text:p>
          </table:table-cell>
          <table:table-cell table:style-name="ce39" office:value-type="string">
            <text:p>L1</text:p>
          </table:table-cell>
          <table:table-cell table:style-name="ce92" office:value-type="string">
            <text:p>Delete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44</text:p>
          </table:table-cell>
          <table:table-cell table:style-name="ce39" office:value-type="string">
            <text:p>L1</text:p>
          </table:table-cell>
          <table:table-cell table:style-name="ce92" office:value-type="string">
            <text:p>Open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45_AttachPictureToLocale</text:p>
          </table:table-cell>
          <table:table-cell table:style-name="ce39" office:value-type="string">
            <text:p>L1</text:p>
          </table:table-cell>
          <table:table-cell table:style-name="ce92" office:value-type="string">
            <text:p>Locale's Picture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9">
          <table:table-cell table:style-name="ce38" office:value-type="string">
            <text:p>TE046_DeleteLocalePicture</text:p>
          </table:table-cell>
          <table:table-cell table:style-name="ce38" office:value-type="string">
            <text:p>L1</text:p>
          </table:table-cell>
          <table:table-cell table:style-name="ce90" office:value-type="string">
            <text:p>Delete Locale'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52</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74">
          <table:table-cell table:style-name="ce39" office:value-type="string">
            <text:p>TE047_NamedLocaleAttachment</text:p>
          </table:table-cell>
          <table:table-cell table:style-name="ce39" office:value-type="string">
            <text:p>L1</text:p>
          </table:table-cell>
          <table:table-cell table:style-name="ce92" office:value-type="string">
            <text:p>Locale'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92" office:value-type="string">
            <text:p>Locale's attachment as a vali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49_AttachInvalidURLToLocale</text:p>
          </table:table-cell>
          <table:table-cell table:style-name="ce90" office:value-type="string">
            <text:p>L2</text:p>
          </table:table-cell>
          <table:table-cell table:style-name="ce90" office:value-type="string">
            <text:p>Locale'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0"/>
          <table:table-cell table:style-name="ce90" office:value-type="string">
            <text:p>1. Verify that the attachment should not get attached as a URL</text:p>
            <text:p>2.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71">
          <table:table-cell table:style-name="ce39" office:value-type="string">
            <text:p>TE050</text:p>
          </table:table-cell>
          <table:table-cell table:style-name="ce39" office:value-type="string">
            <text:p>L1</text:p>
          </table:table-cell>
          <table:table-cell table:style-name="ce92" office:value-type="string">
            <text:p>Open Locale's Attache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51_LocaleAttachmentAsURLUsingNamedValue</text:p>
          </table:table-cell>
          <table:table-cell table:style-name="ce39" office:value-type="string">
            <text:p>L1</text:p>
          </table:table-cell>
          <table:table-cell table:style-name="ce92" office:value-type="string">
            <text:p>Attach Locale'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92" office:value-type="string">
            <text:p>Update Locale's “Is within”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2"/>
          <table:table-cell table:style-name="ce92" office:value-type="string">
            <text:p>1. Verify that Locale's “Is within”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92" office:value-type="string">
            <text:p>Update Locale's “Street address”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92" office:value-type="string">
            <text:p>Update Locale's “Postal Cod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8" office:value-type="string">
            <text:p>TE055</text:p>
          </table:table-cell>
          <table:table-cell table:style-name="ce90" office:value-type="string">
            <text:p>L2</text:p>
          </table:table-cell>
          <table:table-cell table:style-name="ce90" office:value-type="string">
            <text:p>Update Locale's “Postal Code” details using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0"/>
          <table:table-cell table:style-name="ce90" office:value-type="string">
            <text:p>1. Verify that Locale's “Postal Code” details should not be updated</text:p>
            <text:p>2. Verify that proper error message should be displayed to the user as “Enter valid postal code”</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8</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1">
          <table:table-cell table:style-name="ce39" office:value-type="string">
            <text:p>TE056_UpdateLocaleCityCountryPlace</text:p>
          </table:table-cell>
          <table:table-cell table:style-name="ce39" office:value-type="string">
            <text:p>L1</text:p>
          </table:table-cell>
          <table:table-cell table:style-name="ce92" office:value-type="string">
            <text:p>Update Locale's “City, county, state and/or count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2"/>
          <table:table-cell table:style-name="ce92" office:value-type="string">
            <text:p>1. Verify that Locale's “City, county, state and/or country”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
          <table:table-cell table:style-name="ce38" office:value-type="string">
            <text:p>TE057</text:p>
          </table:table-cell>
          <table:table-cell table:style-name="ce38" office:value-type="string">
            <text:p>L0</text:p>
          </table:table-cell>
          <table:table-cell table:style-name="ce90" office:value-type="string">
            <text:p>Show Locale's map details</text:p>
          </table:table-cell>
          <table:table-cell table:style-name="ce90"/>
          <table:table-cell table:style-name="ce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0"/>
          <table:table-cell table:style-name="ce90" office:value-type="string">
            <text:p>1. Verify that Locale's map details gets displayed to the user</text:p>
            <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9</text:p>
          </table:table-cell>
          <table:table-cell table:style-name="ce90"/>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92" office:value-type="string">
            <text:p>Show Locale's issu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2"/>
          <table:table-cell table:style-name="ce92" office:value-type="string">
            <text:p>1. Verify that Locale'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92" office:value-type="string">
            <text:p>Show Local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2"/>
          <table:table-cell table:style-name="ce92" office:value-type="string">
            <text:p>1. Verify that Local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64" office:value-type="string">
            <text:p>TE062</text:p>
          </table:table-cell>
          <table:table-cell table:style-name="ce64" office:value-type="string">
            <text:p>L1</text:p>
          </table:table-cell>
          <table:table-cell table:style-name="ce64" office:value-type="string">
            <text:p>View Default Transmission Media issues</text:p>
          </table:table-cell>
          <table:table-cell table:style-name="ce64"/>
          <table:table-cell table:style-name="ce64" office:value-type="string">
            <text:p>1. Login to the Channels</text:p>
            <text:p>2. Click on Index under show pop up menu</text:p>
            <text:p>3. Select Media form dropdown list</text:p>
            <text:p>4. Click on “issues” option under “show” pop up menu</text:p>
          </table:table-cell>
          <table:table-cell table:style-name="ce64" office:value-type="string">
            <text:p>"Transmission Media"</text:p>
          </table:table-cell>
          <table:table-cell table:style-name="ce64" office:value-type="string">
            <text:p>1. Verify that issues related to selected transmission media gets display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58</text:p>
          </table:table-cell>
          <table:table-cell table:style-name="ce64" office:value-type="string">
            <text:p>Closed</text:p>
          </table:table-cell>
          <table:table-cell table:style-name="ce167" office:value-type="string">
            <text:p>YES</text:p>
          </table:table-cell>
          <table:table-cell table:style-name="ce167" office:value-type="string">
            <text:p>NO</text:p>
          </table:table-cell>
          <table:table-cell table:style-name="ce167"/>
          <table:table-cell table:style-name="ce167" office:value-type="string">
            <text:p>NO</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80">
          <table:table-cell table:style-name="ce39" office:value-type="string">
            <text:p>TE063_UpdateMediumName</text:p>
          </table:table-cell>
          <table:table-cell table:style-name="ce39" office:value-type="string">
            <text:p>L1</text:p>
          </table:table-cell>
          <table:table-cell table:style-name="ce92" office:value-type="string">
            <text:p>Update Transmission Medium name ( Valid Name )</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2"/>
          <table:table-cell table:style-name="ce92" office:value-type="string">
            <text:p>1. Verify that new medium gets added</text:p>
            <text:p>2. Verify that newly added medium's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8" office:value-type="string">
            <text:p>TE064_UpdateTransmissionMediumNameWithSpecialCharacters</text:p>
          </table:table-cell>
          <table:table-cell table:style-name="ce90" office:value-type="string">
            <text:p>L2</text:p>
          </table:table-cell>
          <table:table-cell table:style-name="ce90" office:value-type="string">
            <text:p>Update Transmission Medium name ( Invalid Name )</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0"/>
          <table:table-cell table:style-name="ce90" office:value-type="string">
            <text:p>1. Verify newly added medium's name should not be updated</text:p>
            <text:p>2. Verify that proper error message should be displayed to the user as “Enter valid medium name”</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7</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74">
          <table:table-cell table:style-name="ce39" office:value-type="string">
            <text:p>TE065_UpdateMediumDescription</text:p>
          </table:table-cell>
          <table:table-cell table:style-name="ce39" office:value-type="string">
            <text:p>L1</text:p>
          </table:table-cell>
          <table:table-cell table:style-name="ce92" office:value-type="string">
            <text:p>Update Transmission Medium 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2"/>
          <table:table-cell table:style-name="ce92" office:value-type="string">
            <text:p>1. Verify that Medium's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66_UpdateMediumTags</text:p>
          </table:table-cell>
          <table:table-cell table:style-name="ce39" office:value-type="string">
            <text:p>L1</text:p>
          </table:table-cell>
          <table:table-cell table:style-name="ce92" office:value-type="string">
            <text:p>Update Transmission Medium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2"/>
          <table:table-cell table:style-name="ce92" office:value-type="string">
            <text:p>1. Verify that Medium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67_AddMediumCategory</text:p>
          </table:table-cell>
          <table:table-cell table:style-name="ce39" office:value-type="string">
            <text:p>L0</text:p>
          </table:table-cell>
          <table:table-cell table:style-name="ce92" office:value-type="string">
            <text:p>Add Transmission Medium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2"/>
          <table:table-cell table:style-name="ce92" office:value-type="string">
            <text:p>1. Verify that Transmission Medium'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8" office:value-type="string">
            <text:p>TE068_AddTransmissionMediumCategoryNameWithSpecialCharacters</text:p>
          </table:table-cell>
          <table:table-cell table:style-name="ce90" office:value-type="string">
            <text:p>L2</text:p>
          </table:table-cell>
          <table:table-cell table:style-name="ce90" office:value-type="string">
            <text:p>Add Transmission Medium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0"/>
          <table:table-cell table:style-name="ce90" office:value-type="string">
            <text:p>1. Verify that Transmission Medium's Category should not get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74">
          <table:table-cell table:style-name="ce39" office:value-type="string">
            <text:p>TE069_RemoveMediumCategory</text:p>
          </table:table-cell>
          <table:table-cell table:style-name="ce39" office:value-type="string">
            <text:p>L1</text:p>
          </table:table-cell>
          <table:table-cell table:style-name="ce92" office:value-type="string">
            <text:p>Remove Transmission Medium'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reate new medium in add info receive.</text:p>
            <text:p>3. Click on new medium</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92" office:value-type="string">
            <text:p>Transmission Media's Attachment as a file</text:p>
          </table:table-cell>
          <table:table-cell table:style-name="ce92"/>
          <table:table-cell table:style-name="ce92" office:value-type="string">
            <text:p>1. Login to channels with valid credentials</text:p>
            <text:p>2. Create new medium in add info receive.</text:p>
            <text:p>3. Click on new medium</text:p>
            <text:p>4. Attach a file.</text:p>
          </table:table-cell>
          <table:table-cell table:style-name="ce92"/>
          <table:table-cell table:style-name="ce92" office:value-type="string">
            <text:p>1.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39" office:value-type="string">
            <text:p>TE072_DeleteMediumAttachment</text:p>
          </table:table-cell>
          <table:table-cell table:style-name="ce39" office:value-type="string">
            <text:p>L1</text:p>
          </table:table-cell>
          <table:table-cell table:style-name="ce92" office:value-type="string">
            <text:p>Delete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9">
          <table:table-cell table:style-name="ce39" office:value-type="string">
            <text:p>TE073</text:p>
          </table:table-cell>
          <table:table-cell table:style-name="ce39" office:value-type="string">
            <text:p>L1</text:p>
          </table:table-cell>
          <table:table-cell table:style-name="ce92" office:value-type="string">
            <text:p>Open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9">
          <table:table-cell table:style-name="ce39" office:value-type="string">
            <text:p>TE074_TransmissionNamedAttachment</text:p>
          </table:table-cell>
          <table:table-cell table:style-name="ce39" office:value-type="string">
            <text:p>L1</text:p>
          </table:table-cell>
          <table:table-cell table:style-name="ce92" office:value-type="string">
            <text:p>Transmission Medium'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9" office:value-type="string">
            <text:p>TE075_TransmissionMediumURLAttachment</text:p>
          </table:table-cell>
          <table:table-cell table:style-name="ce39" office:value-type="string">
            <text:p>L1</text:p>
          </table:table-cell>
          <table:table-cell table:style-name="ce92" office:value-type="string">
            <text:p>Transmission'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8" office:value-type="string">
            <text:p>TE076</text:p>
          </table:table-cell>
          <table:table-cell table:style-name="ce90" office:value-type="string">
            <text:p>L2</text:p>
          </table:table-cell>
          <table:table-cell table:style-name="ce90" office:value-type="string">
            <text:p>Transmission Medium'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98">
          <table:table-cell table:style-name="ce39" office:value-type="string">
            <text:p>TE077</text:p>
          </table:table-cell>
          <table:table-cell table:style-name="ce39" office:value-type="string">
            <text:p>L1</text:p>
          </table:table-cell>
          <table:table-cell table:style-name="ce92" office:value-type="string">
            <text:p>Open Transmission Medium'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9">
          <table:table-cell table:style-name="ce39" office:value-type="string">
            <text:p>TE078</text:p>
          </table:table-cell>
          <table:table-cell table:style-name="ce39" office:value-type="string">
            <text:p>L1</text:p>
          </table:table-cell>
          <table:table-cell table:style-name="ce92" office:value-type="string">
            <text:p>Transmission Medium'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92" office:value-type="string">
            <text:p>Update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2"/>
          <table:table-cell table:style-name="ce92" office:value-type="string">
            <text:p>1. Verify that Transmission Medium's “Mode of transmissio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80</text:p>
          </table:table-cell>
          <table:table-cell table:style-name="ce39" office:value-type="string">
            <text:p>L1</text:p>
          </table:table-cell>
          <table:table-cell table:style-name="ce92" office:value-type="string">
            <text:p>Reset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2"/>
          <table:table-cell table:style-name="ce92" office:value-type="string">
            <text:p>1. Verify that Transmission Medium's “Mode of transmission” <text:s/>gets reset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92" office:value-type="string">
            <text:p>Update Transmission Medium's “Address patter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2"/>
          <table:table-cell table:style-name="ce92" office:value-type="string">
            <text:p>1. Verify that Transmission Medium's “Address patter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92" office:value-type="string">
            <text:p>Upda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2"/>
          <table:table-cell table:style-name="ce92" office:value-type="string">
            <text:p>1. Verify that the transmission gets delegated to the selected option</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83</text:p>
          </table:table-cell>
          <table:table-cell table:style-name="ce39" office:value-type="string">
            <text:p>L1</text:p>
          </table:table-cell>
          <table:table-cell table:style-name="ce92" office:value-type="string">
            <text:p>Dele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2"/>
          <table:table-cell table:style-name="ce92" office:value-type="string">
            <text:p>1. Verify that “Delegates transmission to &lt;List value&gt;” gets dele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64" office:value-type="string">
            <text:p>TE084_CreateEvent</text:p>
          </table:table-cell>
          <table:table-cell table:style-name="ce64" office:value-type="string">
            <text:p>L0</text:p>
          </table:table-cell>
          <table:table-cell table:style-name="ce64" office:value-type="string">
            <text:p>Event</text:p>
          </table:table-cell>
          <table:table-cell table:style-name="ce64"/>
          <table:table-cell table:style-name="ce6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64" office:value-type="string">
            <text:p>"Event"</text:p>
          </table:table-cell>
          <table:table-cell table:style-name="ce64" office:value-type="string">
            <text:p>1. Verify that event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5</text:p>
          </table:table-cell>
          <table:table-cell table:style-name="ce64" office:value-type="string">
            <text:p>Closed</text:p>
          </table:table-cell>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90"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1">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9">
          <table:table-cell table:style-name="ce64" office:value-type="string">
            <text:p>TE107_CreatePhase</text:p>
          </table:table-cell>
          <table:table-cell table:style-name="ce64" office:value-type="string">
            <text:p>L0</text:p>
          </table:table-cell>
          <table:table-cell table:style-name="ce64" office:value-type="string">
            <text:p>Phase</text:p>
          </table:table-cell>
          <table:table-cell table:style-name="ce64"/>
          <table:table-cell table:style-name="ce64" office:value-type="string">
            <text:p>1. Login to the Channels</text:p>
            <text:p>2. Click on about plan under show pop up menu</text:p>
            <text:p>3. Click on phase textfiled and enter name</text:p>
          </table:table-cell>
          <table:table-cell table:style-name="ce64" office:value-type="string">
            <text:p>"Phase1"</text:p>
          </table:table-cell>
          <table:table-cell table:style-name="ce64" office:value-type="string">
            <text:p>1. Verify that Phase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64" office:value-type="string">
            <text:p>TE110_DeletePhase</text:p>
          </table:table-cell>
          <table:table-cell table:style-name="ce64" office:value-type="string">
            <text:p>L1</text:p>
          </table:table-cell>
          <table:table-cell table:style-name="ce64" office:value-type="string">
            <text:p>Delete Phase</text:p>
          </table:table-cell>
          <table:table-cell table:style-name="ce64"/>
          <table:table-cell table:style-name="ce64" office:value-type="string">
            <text:p>1. Login to the Channels</text:p>
            <text:p>2. Click on Information sharing Model link</text:p>
            <text:p>3. Click on About plan under show pop up menu</text:p>
            <text:p>4. Click on delete option of phase</text:p>
          </table:table-cell>
          <table:table-cell table:style-name="ce64" office:value-type="string">
            <text:p>"Phase1"</text:p>
          </table:table-cell>
          <table:table-cell table:style-name="ce64" office:value-type="string">
            <text:p>1. Verify that phase can be dele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6"/>
          <table:table-cell table:style-name="ce170"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62"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64" office:value-type="string">
            <text:p>TE131_AddOrganization</text:p>
          </table:table-cell>
          <table:table-cell table:style-name="ce64" office:value-type="string">
            <text:p>L0</text:p>
          </table:table-cell>
          <table:table-cell table:style-name="ce64" office:value-type="string">
            <text:p>Add Organizations</text:p>
          </table:table-cell>
          <table:table-cell table:style-name="ce64"/>
          <table:table-cell table:style-name="ce64"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64" office:value-type="string">
            <text:p>"Organization 1"</text:p>
          </table:table-cell>
          <table:table-cell table:style-name="ce64" office:value-type="string">
            <text:p>1. <text:s/>Verify that Organizations can be created</text:p>
            <text:p>2. Verify that page with title 'About Actual Organization:&lt;name&gt;' opens</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1</text:p>
          </table:table-cell>
          <table:table-cell table:style-name="ce64" office:value-type="string">
            <text:p>Closed</text:p>
          </table:table-cell>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YES</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92" office:value-type="string">
            <text:p>Organization Mission</text:p>
          </table:table-cell>
          <table:table-cell table:style-name="ce92"/>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2"/>
          <table:table-cell table:style-name="ce92" office:value-type="string">
            <text:p>1. Verify that mission details can be enter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92"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92"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90"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2">
          <table:table-cell table:style-name="ce101" office:value-type="string">
            <text:p>TE174</text:p>
          </table:table-cell>
          <table:table-cell table:style-name="ce101"/>
          <table:table-cell table:style-name="ce101" office:value-type="string">
            <text:p>Network entity</text:p>
          </table:table-cell>
          <table:table-cell table:style-name="ce101" table:number-columns-repeated="3"/>
          <table:table-cell table:style-name="ce101" office:value-type="string">
            <text:p>· Verify that Network entity can be created</text:p>
          </table:table-cell>
          <table:table-cell table:style-name="ce101" table:number-columns-repeated="5"/>
          <table:table-cell table:style-name="ce168" table:number-columns-repeated="13"/>
          <table:table-cell table:style-name="ce173" table:number-columns-repeated="999"/>
        </table:table-row>
        <table:table-row table:style-name="ro102">
          <table:table-cell table:style-name="ce101" office:value-type="string">
            <text:p>TE175</text:p>
          </table:table-cell>
          <table:table-cell table:style-name="ce101"/>
          <table:table-cell table:style-name="ce101" office:value-type="string">
            <text:p>Issue View</text:p>
          </table:table-cell>
          <table:table-cell table:style-name="ce101" table:number-columns-repeated="3"/>
          <table:table-cell table:style-name="ce101" office:value-type="string">
            <text:p>· Verify that Issue view can be created</text:p>
          </table:table-cell>
          <table:table-cell table:style-name="ce101" table:number-columns-repeated="5"/>
          <table:table-cell table:style-name="ce168" table:number-columns-repeated="13"/>
          <table:table-cell table:style-name="ce173" table:number-columns-repeated="999"/>
        </table:table-row>
        <table:table-row table:style-name="ro74">
          <table:table-cell table:style-name="ce155" office:value-type="string">
            <text:p>TE176</text:p>
          </table:table-cell>
          <table:table-cell table:style-name="ce39" office:value-type="string">
            <text:p>L0</text:p>
          </table:table-cell>
          <table:table-cell table:style-name="ce154" office:value-type="string">
            <text:p>Mode of transmission: </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92"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155"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92"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155" office:value-type="string">
            <text:p>TE178</text:p>
          </table:table-cell>
          <table:table-cell table:style-name="ce39" office:value-type="string">
            <text:p>L0</text:p>
          </table:table-cell>
          <table:table-cell table:style-name="ce92" office:value-type="string">
            <text:p>Selec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2"/>
          <table:table-cell table:style-name="ce92"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155" office:value-type="string">
            <text:p>TE179</text:p>
          </table:table-cell>
          <table:table-cell table:style-name="ce39" office:value-type="string">
            <text:p>L0</text:p>
          </table:table-cell>
          <table:table-cell table:style-name="ce92" office:value-type="string">
            <text:p>rese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2"/>
          <table:table-cell table:style-name="ce92"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155" office:value-type="string">
            <text:p>TE180</text:p>
          </table:table-cell>
          <table:table-cell table:style-name="ce39" office:value-type="string">
            <text:p>L0</text:p>
          </table:table-cell>
          <table:table-cell table:style-name="ce92" office:value-type="string">
            <text:p>Upda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2"/>
          <table:table-cell table:style-name="ce92"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155" office:value-type="string">
            <text:p>TE181</text:p>
          </table:table-cell>
          <table:table-cell table:style-name="ce39" office:value-type="string">
            <text:p>L0</text:p>
          </table:table-cell>
          <table:table-cell table:style-name="ce92" office:value-type="string">
            <text:p>Dele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2"/>
          <table:table-cell table:style-name="ce92"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155" office:value-type="string">
            <text:p>TE182</text:p>
          </table:table-cell>
          <table:table-cell table:style-name="ce39" office:value-type="string">
            <text:p>L0</text:p>
          </table:table-cell>
          <table:table-cell table:style-name="ce92" office:value-type="string">
            <text:p>Enter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2"/>
          <table:table-cell table:style-name="ce92"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155" office:value-type="string">
            <text:p>TE183</text:p>
          </table:table-cell>
          <table:table-cell table:style-name="ce39" office:value-type="string">
            <text:p>L0</text:p>
          </table:table-cell>
          <table:table-cell table:style-name="ce92" office:value-type="string">
            <text:p>Delete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2"/>
          <table:table-cell table:style-name="ce92"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156" office:value-type="string">
            <text:p>TE184</text:p>
          </table:table-cell>
          <table:table-cell table:style-name="ce156" office:value-type="string">
            <text:p>L2</text:p>
          </table:table-cell>
          <table:table-cell table:style-name="ce162" office:value-type="string">
            <text:p>Create Organization with more than 100 Characters.</text:p>
          </table:table-cell>
          <table:table-cell table:style-name="ce156"/>
          <table:table-cell table:style-name="ce16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6"/>
          <table:table-cell table:style-name="ce162" office:value-type="string">
            <text:p>1. Verify that UI of Organization Window Should not get disturbed</text:p>
          </table:table-cell>
          <table:table-cell table:style-name="ce156"/>
          <table:table-cell table:style-name="ce156" office:value-type="string">
            <text:p>FAIL</text:p>
          </table:table-cell>
          <table:table-cell table:style-name="ce156"/>
          <table:table-cell table:style-name="ce156" office:value-type="string">
            <text:p>#196</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99">
          <table:table-cell table:style-name="ce156" office:value-type="string">
            <text:p>TE185</text:p>
          </table:table-cell>
          <table:table-cell table:style-name="ce156" office:value-type="string">
            <text:p>L2</text:p>
          </table:table-cell>
          <table:table-cell table:style-name="ce162" office:value-type="string">
            <text:p>Create Organization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6"/>
          <table:table-cell table:style-name="ce162" office:value-type="string">
            <text:p>1. Verify that UI of Organization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197</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1">
          <table:table-cell table:style-name="ce157" office:value-type="string">
            <text:p>TE186</text:p>
          </table:table-cell>
          <table:table-cell table:style-name="ce156" office:value-type="string">
            <text:p>L2</text:p>
          </table:table-cell>
          <table:table-cell table:style-name="ce162" office:value-type="string">
            <text:p>Create Phase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6"/>
          <table:table-cell table:style-name="ce162" office:value-type="string">
            <text:p>1. Verify that UI of Phase Window Should not get disturbed</text:p>
          </table:table-cell>
          <table:table-cell table:style-name="ce156"/>
          <table:table-cell table:style-name="ce156" office:value-type="string">
            <text:p>FAIL</text:p>
          </table:table-cell>
          <table:table-cell table:style-name="ce156"/>
          <table:table-cell table:style-name="ce156" office:value-type="string">
            <text:p>#198</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
          <table:table-cell table:style-name="ce157" office:value-type="string">
            <text:p>TE187</text:p>
          </table:table-cell>
          <table:table-cell table:style-name="ce156" office:value-type="string">
            <text:p>L2</text:p>
          </table:table-cell>
          <table:table-cell table:style-name="ce162" office:value-type="string">
            <text:p>Create Phase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6"/>
          <table:table-cell table:style-name="ce162" office:value-type="string">
            <text:p>1. Verify that UI of Phase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199</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61">
          <table:table-cell table:style-name="ce157" office:value-type="string">
            <text:p>TE188</text:p>
          </table:table-cell>
          <table:table-cell table:style-name="ce156" office:value-type="string">
            <text:p>L2</text:p>
          </table:table-cell>
          <table:table-cell table:style-name="ce162" office:value-type="string">
            <text:p>Create Locale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6"/>
          <table:table-cell table:style-name="ce162" office:value-type="string">
            <text:p>1. Verify that UI of Locale Window Should not get disturbed</text:p>
          </table:table-cell>
          <table:table-cell table:style-name="ce156"/>
          <table:table-cell table:style-name="ce156" office:value-type="string">
            <text:p>FAIL</text:p>
          </table:table-cell>
          <table:table-cell table:style-name="ce156"/>
          <table:table-cell table:style-name="ce156" office:value-type="string">
            <text:p>#20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71">
          <table:table-cell table:style-name="ce158" office:value-type="string">
            <text:p>TE189</text:p>
          </table:table-cell>
          <table:table-cell table:style-name="ce156" office:value-type="string">
            <text:p>L2</text:p>
          </table:table-cell>
          <table:table-cell table:style-name="ce162" office:value-type="string">
            <text:p>Create Locale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6"/>
          <table:table-cell table:style-name="ce162" office:value-type="string">
            <text:p>1. Verify that UI of Locale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1</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71">
          <table:table-cell table:style-name="ce158" office:value-type="string">
            <text:p>TE190</text:p>
          </table:table-cell>
          <table:table-cell table:style-name="ce156" office:value-type="string">
            <text:p>L2</text:p>
          </table:table-cell>
          <table:table-cell table:style-name="ce162" office:value-type="string">
            <text:p>Create Event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6"/>
          <table:table-cell table:style-name="ce162" office:value-type="string">
            <text:p>1. Verify that UI of Event Window Should not get disturbed</text:p>
          </table:table-cell>
          <table:table-cell table:style-name="ce156"/>
          <table:table-cell table:style-name="ce156" office:value-type="string">
            <text:p>FAIL</text:p>
          </table:table-cell>
          <table:table-cell table:style-name="ce156"/>
          <table:table-cell table:style-name="ce156" office:value-type="string">
            <text:p>#202</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74">
          <table:table-cell table:style-name="ce158" office:value-type="string">
            <text:p>TE191</text:p>
          </table:table-cell>
          <table:table-cell table:style-name="ce156" office:value-type="string">
            <text:p>L2</text:p>
          </table:table-cell>
          <table:table-cell table:style-name="ce162" office:value-type="string">
            <text:p>Create Event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6"/>
          <table:table-cell table:style-name="ce162" office:value-type="string">
            <text:p>1. Verify that UI of Event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3</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80">
          <table:table-cell table:style-name="ce158" office:value-type="string">
            <text:p>TE192</text:p>
          </table:table-cell>
          <table:table-cell table:style-name="ce156" office:value-type="string">
            <text:p>L2</text:p>
          </table:table-cell>
          <table:table-cell table:style-name="ce162" office:value-type="string">
            <text:p>Create Agent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6"/>
          <table:table-cell table:style-name="ce162" office:value-type="string">
            <text:p>1. Verify that UI of Agent Window Should not get disturbed</text:p>
          </table:table-cell>
          <table:table-cell table:style-name="ce156"/>
          <table:table-cell table:style-name="ce156" office:value-type="string">
            <text:p>FAIL</text:p>
          </table:table-cell>
          <table:table-cell table:style-name="ce156"/>
          <table:table-cell table:style-name="ce156" office:value-type="string">
            <text:p>#204</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74">
          <table:table-cell table:style-name="ce157" office:value-type="string">
            <text:p>TE193</text:p>
          </table:table-cell>
          <table:table-cell table:style-name="ce156" office:value-type="string">
            <text:p>L2</text:p>
          </table:table-cell>
          <table:table-cell table:style-name="ce162" office:value-type="string">
            <text:p>Create Agent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6"/>
          <table:table-cell table:style-name="ce162" office:value-type="string">
            <text:p>1. Verify that UI of Agent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5</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03">
          <table:table-cell table:style-name="ce157" office:value-type="string">
            <text:p>TE194</text:p>
          </table:table-cell>
          <table:table-cell table:style-name="ce157" office:value-type="string">
            <text:p>L2</text:p>
          </table:table-cell>
          <table:table-cell table:style-name="ce163" office:value-type="string">
            <text:p>Update Medium name with more than 100 Characters</text:p>
          </table:table-cell>
          <table:table-cell table:style-name="ce157"/>
          <table:table-cell table:style-name="ce163"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7"/>
          <table:table-cell table:style-name="ce163" office:value-type="string">
            <text:p>1. Verify that UI of Transmission Medium <text:s/>Window Should not get disturbed</text:p>
          </table:table-cell>
          <table:table-cell table:style-name="ce157"/>
          <table:table-cell table:style-name="ce157" office:value-type="string">
            <text:p>FAIL</text:p>
          </table:table-cell>
          <table:table-cell table:style-name="ce157"/>
          <table:table-cell table:style-name="ce157" office:value-type="string">
            <text:p>#210</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82" office:value-type="string">
            <text:p>TE196</text:p>
          </table:table-cell>
          <table:table-cell table:style-name="ce82" office:value-type="string">
            <text:p>L1</text:p>
          </table:table-cell>
          <table:table-cell table:style-name="ce82" office:value-type="string">
            <text:p>Media Not Deployed Option Details</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2"/>
          <table:table-cell table:style-name="ce82" office:value-type="string">
            <text:p>1. Verify that Media type can be selected</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69" office:value-type="string">
            <text:p>YES</text:p>
          </table:table-cell>
          <table:table-cell table:style-name="ce169" office:value-type="string">
            <text:p>YES</text:p>
          </table:table-cell>
          <table:table-cell table:style-name="ce169"/>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table:number-columns-repeated="1005"/>
        </table:table-row>
        <table:table-row table:style-name="ro74">
          <table:table-cell table:style-name="ce82" office:value-type="string">
            <text:p>TE197</text:p>
          </table:table-cell>
          <table:table-cell table:style-name="ce82" office:value-type="string">
            <text:p>L1</text:p>
          </table:table-cell>
          <table:table-cell table:style-name="ce82" office:value-type="string">
            <text:p>Delete Media Not Deployed Option</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2"/>
          <table:table-cell table:style-name="ce82" office:value-type="string">
            <text:p>1. Verify that Media type can be deleted successfully</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69" office:value-type="string">
            <text:p>YES</text:p>
          </table:table-cell>
          <table:table-cell table:style-name="ce169" office:value-type="string">
            <text:p>YES</text:p>
          </table:table-cell>
          <table:table-cell table:style-name="ce169"/>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table:number-columns-repeated="1005"/>
        </table:table-row>
        <table:table-row table:style-name="ro99">
          <table:table-cell table:style-name="ce159" office:value-type="string">
            <text:p>TE198</text:p>
          </table:table-cell>
          <table:table-cell table:style-name="ce161" office:value-type="string">
            <text:p>L0</text:p>
          </table:table-cell>
          <table:table-cell table:style-name="ce161" office:value-type="string">
            <text:p>Agent Clearances</text:p>
          </table:table-cell>
          <table:table-cell table:style-name="ce161"/>
          <table:table-cell table:style-name="ce165"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1"/>
          <table:table-cell table:style-name="ce165" office:value-type="string">
            <text:p>1. Verify that Clearances gets added</text:p>
          </table:table-cell>
          <table:table-cell table:style-name="ce161"/>
          <table:table-cell table:style-name="ce161" office:value-type="string">
            <text:p>PASS</text:p>
          </table:table-cell>
          <table:table-cell table:style-name="ce161" office:value-type="string">
            <text:p>NO</text:p>
          </table:table-cell>
          <table:table-cell table:style-name="ce161" table:number-columns-repeated="2"/>
          <table:table-cell table:style-name="ce155"/>
          <table:table-cell table:style-name="ce161" table:number-columns-repeated="3"/>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6" table:default-cell-style-name="ce109"/>
        <table:table-column table:style-name="co74" table:default-cell-style-name="ce109"/>
        <table:table-column table:style-name="co107" table:default-cell-style-name="ce174"/>
        <table:table-column table:style-name="co10" table:default-cell-style-name="ce109"/>
        <table:table-column table:style-name="co108" table:default-cell-style-name="ce109"/>
        <table:table-column table:style-name="co15" table:default-cell-style-name="ce174"/>
        <table:table-column table:style-name="co107" table:default-cell-style-name="ce109"/>
        <table:table-column table:style-name="co78" table:default-cell-style-name="ce109"/>
        <table:table-column table:style-name="co39" table:default-cell-style-name="ce109"/>
        <table:table-column table:style-name="co67" table:default-cell-style-name="ce109"/>
        <table:table-column table:style-name="co39" table:default-cell-style-name="ce109"/>
        <table:table-column table:style-name="co69" table:default-cell-style-name="ce109"/>
        <table:table-column table:style-name="co39" table:visibility="collapse" table:number-columns-repeated="5" table:default-cell-style-name="ce109"/>
        <table:table-column table:style-name="co109" table:default-cell-style-name="Excel_20_Built-in_20_Normal"/>
        <table:table-column table:style-name="co110" table:default-cell-style-name="Excel_20_Built-in_20_Normal"/>
        <table:table-column table:style-name="co24" table:default-cell-style-name="Excel_20_Built-in_20_Normal"/>
        <table:table-column table:style-name="co39" table:number-columns-repeated="1002" table:default-cell-style-name="ce109"/>
        <table:table-column table:style-name="co39"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104">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4">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4">
          <table:table-cell table:style-name="ce64" office:value-type="string">
            <text:p>IFM006</text:p>
          </table:table-cell>
          <table:table-cell table:style-name="ce64" office:value-type="string">
            <text:p>L1</text:p>
          </table:table-cell>
          <table:table-cell table:style-name="ce64" office:value-type="string">
            <text:p>Intent-Only if task</text:p>
            <text:p>fails</text:p>
          </table:table-cell>
          <table:table-cell table:style-name="ce64"/>
          <table:table-cell table:style-name="ce64"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64"/>
          <table:table-cell table:style-name="ce64" office:value-type="string">
            <text:p>Verify that flow is dot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14" table:number-columns-repeated="1002"/>
          <table:table-cell table:style-name="ce42"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7">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11" table:default-cell-style-name="ce109"/>
        <table:table-column table:style-name="co46" table:default-cell-style-name="ce1"/>
        <table:table-column table:style-name="co112" table:default-cell-style-name="ce174"/>
        <table:table-column table:style-name="co113" table:default-cell-style-name="ce109"/>
        <table:table-column table:style-name="co114" table:default-cell-style-name="ce109"/>
        <table:table-column table:style-name="co15" table:default-cell-style-name="ce174"/>
        <table:table-column table:style-name="co115" table:default-cell-style-name="ce109"/>
        <table:table-column table:style-name="co116" table:default-cell-style-name="ce109"/>
        <table:table-column table:style-name="co117" table:default-cell-style-name="ce109"/>
        <table:table-column table:style-name="co118" table:default-cell-style-name="ce109"/>
        <table:table-column table:style-name="co119" table:default-cell-style-name="ce109"/>
        <table:table-column table:style-name="co120" table:default-cell-style-name="ce109"/>
        <table:table-column table:style-name="co121" table:visibility="collapse" table:default-cell-style-name="ce109"/>
        <table:table-column table:style-name="co122" table:default-cell-style-name="ce109"/>
        <table:table-column table:style-name="co123" table:default-cell-style-name="ce109"/>
        <table:table-column table:style-name="co24" table:default-cell-style-name="ce109"/>
        <table:table-column table:style-name="co39" table:number-columns-repeated="1003" table:default-cell-style-name="ce109"/>
        <table:table-column table:style-name="co39" table:default-cell-style-name="ce24"/>
        <table:table-column table:style-name="co23" table:default-cell-style-name="ce24"/>
        <table:table-column table:style-name="co39" table:number-columns-repeated="2" table:default-cell-style-name="Default"/>
        <table:table-column table:style-name="co23" table:default-cell-style-name="Default"/>
        <table:table-row table:style-name="ro10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3"/>
          <table:table-cell table:number-columns-repeated="5"/>
        </table:table-row>
        <table:table-row table:style-name="ro109">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10">
          <table:table-cell table:style-name="ce64" office:value-type="string">
            <text:p>PP002_InformationSharingGuidelinesToHomePage</text:p>
          </table:table-cell>
          <table:table-cell table:style-name="ce112" office:value-type="string">
            <text:p>L0</text:p>
          </table:table-cell>
          <table:table-cell table:style-name="ce64" office:value-type="string">
            <text:p>“Home” Icon Link</text:p>
          </table:table-cell>
          <table:table-cell table:style-name="ce64"/>
          <table:table-cell table:style-name="ce64" office:value-type="string">
            <text:p>1. Login to the Channels</text:p>
            <text:p>2. Click on 'Information <text:s/>Sharing Guidelines for all Participants'</text:p>
            <text:p>3. Click on 'Home' icon</text:p>
          </table:table-cell>
          <table:table-cell table:style-name="ce64"/>
          <table:table-cell table:style-name="ce64" office:value-type="string">
            <text:p>1. Verify that page with title Responder</text:p>
            <text:p>list for &lt;plan name&gt; gets displayed</text:p>
            <text:p>2. Verify that user successfully navigates to Home page</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4</text:p>
          </table:table-cell>
          <table:table-cell table:style-name="ce64" office:value-type="string">
            <text:p>Closed</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number-columns-repeated="8"/>
          <table:table-cell table:style-name="ce114" table:number-columns-repeated="995"/>
          <table:table-cell table:style-name="ce42" table:number-columns-repeated="2"/>
          <table:table-cell table:style-name="ce175"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11">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44">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63">
          <table:table-cell table:style-name="ce64" office:value-type="string">
            <text:p>PP008</text:p>
          </table:table-cell>
          <table:table-cell table:style-name="ce112" office:value-type="string">
            <text:p>L0</text:p>
          </table:table-cell>
          <table:table-cell table:style-name="ce64" office:value-type="string">
            <text:p>“Assign <text:s/>Users”</text:p>
          </table:table-cell>
          <table:table-cell table:style-name="ce64"/>
          <table:table-cell table:style-name="ce64" office:value-type="string">
            <text:p>1. Login to the Channels</text:p>
            <text:p>2. Click on 'Information <text:s/>Sharing Guidelines for all Participants'</text:p>
            <text:p>3. Click on 'ASSIGN' button under 'Agents' Tab</text:p>
          </table:table-cell>
          <table:table-cell table:style-name="ce64"/>
          <table:table-cell table:style-name="ce64" office:value-type="string">
            <text:p>1. Verify that agent defined in the plan gets assigned to the selected user from the list</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number-columns-repeated="8"/>
          <table:table-cell table:style-name="ce114" table:number-columns-repeated="995"/>
          <table:table-cell table:style-name="ce42"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12">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61">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15" table:number-columns-repeated="995"/>
          <table:table-cell table:style-name="ce86" table:number-columns-repeated="2"/>
          <table:table-cell table:number-columns-repeated="3"/>
        </table:table-row>
        <table:table-row table:style-name="ro9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71">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74"/>
          <table:table-cell table:style-name="ce1"/>
          <table:table-cell table:style-name="ce174"/>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5" table:default-cell-style-name="ce109"/>
        <table:table-column table:style-name="co74" table:default-cell-style-name="ce109"/>
        <table:table-column table:style-name="co124" table:default-cell-style-name="ce174"/>
        <table:table-column table:style-name="co10" table:default-cell-style-name="ce109"/>
        <table:table-column table:style-name="co125" table:default-cell-style-name="ce109"/>
        <table:table-column table:style-name="co15" table:default-cell-style-name="ce174"/>
        <table:table-column table:style-name="co126" table:default-cell-style-name="ce109"/>
        <table:table-column table:style-name="co78" table:default-cell-style-name="ce109"/>
        <table:table-column table:style-name="co84" table:default-cell-style-name="ce109"/>
        <table:table-column table:style-name="co67" table:default-cell-style-name="ce109"/>
        <table:table-column table:style-name="co54" table:number-columns-repeated="2" table:default-cell-style-name="ce109"/>
        <table:table-column table:style-name="co54" table:visibility="collapse" table:number-columns-repeated="5" table:default-cell-style-name="ce109"/>
        <table:table-column table:style-name="co122" table:default-cell-style-name="ce109"/>
        <table:table-column table:style-name="co123" table:default-cell-style-name="ce109"/>
        <table:table-column table:style-name="co24" table:default-cell-style-name="ce109"/>
        <table:table-column table:style-name="co54" table:number-columns-repeated="1002" table:default-cell-style-name="ce109"/>
        <table:table-column table:style-name="co54"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96" office:value-type="string">
            <text:p>Owner Name Checking</text:p>
          </table:table-cell>
          <table:table-cell table:style-name="ce100"/>
          <table:table-cell table:style-name="ce96" office:value-type="string">
            <text:p>1. Login to the Channels with valid credentials</text:p>
            <text:p>2. Click on Procedures Explorer</text:p>
            <text:p/>
          </table:table-cell>
          <table:table-cell table:style-name="ce1"/>
          <table:table-cell table:style-name="ce96"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100" office:value-type="string">
            <text:p>NO</text:p>
          </table:table-cell>
          <table:table-cell table:style-name="ce100"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6"/>
          <table:table-cell table:style-name="ce113" table:number-columns-repeated="996"/>
          <table:table-cell table:style-name="ce84" table:number-columns-repeated="2"/>
        </table:table-row>
        <table:table-row table:style-name="ro113">
          <table:table-cell table:style-name="ce1" office:value-type="string">
            <text:p>PE002</text:p>
          </table:table-cell>
          <table:table-cell table:style-name="ce1" office:value-type="string">
            <text:p>L1</text:p>
          </table:table-cell>
          <table:table-cell table:style-name="ce96" office:value-type="string">
            <text:p>MAP Size</text:p>
          </table:table-cell>
          <table:table-cell table:style-name="ce100"/>
          <table:table-cell table:style-name="ce96"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96"/>
          <table:table-cell table:style-name="ce96"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100" office:value-type="string">
            <text:p>NO</text:p>
          </table:table-cell>
          <table:table-cell table:style-name="ce100"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6"/>
          <table:table-cell table:style-name="ce113" table:number-columns-repeated="996"/>
          <table:table-cell table:style-name="ce84" table:number-columns-repeated="2"/>
        </table:table-row>
        <table:table-row table:style-name="ro85">
          <table:table-cell table:style-name="ce1" office:value-type="string">
            <text:p>PE003</text:p>
          </table:table-cell>
          <table:table-cell table:style-name="ce1" office:value-type="string">
            <text:p>L0</text:p>
          </table:table-cell>
          <table:table-cell table:style-name="ce96" office:value-type="string">
            <text:p>Map According to “Procedures”</text:p>
          </table:table-cell>
          <table:table-cell table:style-name="ce100"/>
          <table:table-cell table:style-name="ce96" office:value-type="string">
            <text:p>1. Login to the Channels with valid credentials</text:p>
            <text:p>2. Click on Procedures Explorer</text:p>
            <text:p>3. Enter the organization name &amp; press enter</text:p>
            <text:p>4.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00"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6"/>
          <table:table-cell table:style-name="ce113" table:number-columns-repeated="996"/>
          <table:table-cell table:style-name="ce84" table:number-columns-repeated="2"/>
        </table:table-row>
        <table:table-row table:style-name="ro114">
          <table:table-cell table:style-name="ce1" office:value-type="string">
            <text:p>PE004</text:p>
          </table:table-cell>
          <table:table-cell table:style-name="ce1" office:value-type="string">
            <text:p>L0</text:p>
          </table:table-cell>
          <table:table-cell table:style-name="ce96" office:value-type="string">
            <text:p>Map According to “By”</text:p>
          </table:table-cell>
          <table:table-cell table:style-name="ce1"/>
          <table:table-cell table:style-name="ce96"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00"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5">
          <table:table-cell table:style-name="ce1" office:value-type="string">
            <text:p>PE005</text:p>
          </table:table-cell>
          <table:table-cell table:style-name="ce1" office:value-type="string">
            <text:p>L0</text:p>
          </table:table-cell>
          <table:table-cell table:style-name="ce96" office:value-type="string">
            <text:p>Map According to “Focusing on”</text:p>
          </table:table-cell>
          <table:table-cell table:style-name="ce1"/>
          <table:table-cell table:style-name="ce96"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6">
          <table:table-cell table:style-name="ce1" office:value-type="string">
            <text:p>PE006</text:p>
          </table:table-cell>
          <table:table-cell table:style-name="ce1" office:value-type="string">
            <text:p>L0</text:p>
          </table:table-cell>
          <table:table-cell table:style-name="ce96" office:value-type="string">
            <text:p>Map According to “Procedures” and “By”</text:p>
          </table:table-cell>
          <table:table-cell table:style-name="ce1"/>
          <table:table-cell table:style-name="ce96"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80">
          <table:table-cell table:style-name="ce1" office:value-type="string">
            <text:p>PE007</text:p>
          </table:table-cell>
          <table:table-cell table:style-name="ce1" office:value-type="string">
            <text:p>L0</text:p>
          </table:table-cell>
          <table:table-cell table:style-name="ce96" office:value-type="string">
            <text:p>Map According to “Procedures” and “Focusing on”</text:p>
          </table:table-cell>
          <table:table-cell table:style-name="ce1"/>
          <table:table-cell table:style-name="ce96"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7">
          <table:table-cell table:style-name="ce1" office:value-type="string">
            <text:p>PE008</text:p>
          </table:table-cell>
          <table:table-cell table:style-name="ce1" office:value-type="string">
            <text:p>L0</text:p>
          </table:table-cell>
          <table:table-cell table:style-name="ce96" office:value-type="string">
            <text:p>Map According to “By” and “Focusing on”</text:p>
          </table:table-cell>
          <table:table-cell table:style-name="ce1"/>
          <table:table-cell table:style-name="ce96"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8">
          <table:table-cell table:style-name="ce1" office:value-type="string">
            <text:p>PE009</text:p>
          </table:table-cell>
          <table:table-cell table:style-name="ce1" office:value-type="string">
            <text:p>L1</text:p>
          </table:table-cell>
          <table:table-cell table:style-name="ce96" office:value-type="string">
            <text:p>“Home” icon Link</text:p>
          </table:table-cell>
          <table:table-cell table:style-name="ce1"/>
          <table:table-cell table:style-name="ce96" office:value-type="string">
            <text:p>1. Login to the Channels with valid credentials</text:p>
            <text:p>2. Click on Procedures Explorer</text:p>
            <text:p>3. Click on 'Home' Icon</text:p>
          </table:table-cell>
          <table:table-cell table:style-name="ce96"/>
          <table:table-cell table:style-name="ce96" office:value-type="string">
            <text:p>1. Verify that the on clicking Home icon Home page renders successfully</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9">
          <table:table-cell table:style-name="ce1" office:value-type="string">
            <text:p>PE010</text:p>
          </table:table-cell>
          <table:table-cell table:style-name="ce1" office:value-type="string">
            <text:p>L0</text:p>
          </table:table-cell>
          <table:table-cell table:style-name="ce96" office:value-type="string">
            <text:p>“Show Report” option</text:p>
          </table:table-cell>
          <table:table-cell table:style-name="ce1"/>
          <table:table-cell table:style-name="ce96" office:value-type="string">
            <text:p>1. Login to the Channels with valid credentials</text:p>
            <text:p>2. Click on Procedures Explorer</text:p>
            <text:p>3. Click on 'Show Report' Button</text:p>
          </table:table-cell>
          <table:table-cell table:style-name="ce96"/>
          <table:table-cell table:style-name="ce96" office:value-type="string">
            <text:p>1. Verify that report is displayed successfully</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20">
          <table:table-cell table:style-name="ce1" office:value-type="string">
            <text:p>PE011</text:p>
          </table:table-cell>
          <table:table-cell table:style-name="ce1" office:value-type="string">
            <text:p>L0</text:p>
          </table:table-cell>
          <table:table-cell table:style-name="ce96" office:value-type="string">
            <text:p>“Show Map” Option</text:p>
          </table:table-cell>
          <table:table-cell table:style-name="ce1"/>
          <table:table-cell table:style-name="ce96" office:value-type="string">
            <text:p>1. Login to the Channels with valid credentials</text:p>
            <text:p>2. Click on Procedures Explorer</text:p>
            <text:p>3. Click on 'Show Report' Button</text:p>
            <text:p>4. Click on 'Show Map' Button</text:p>
          </table:table-cell>
          <table:table-cell table:style-name="ce96"/>
          <table:table-cell table:style-name="ce96"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21">
          <table:table-cell table:style-name="ce1" office:value-type="string">
            <text:p>PE012</text:p>
          </table:table-cell>
          <table:table-cell table:style-name="ce1" office:value-type="string">
            <text:p>L0</text:p>
          </table:table-cell>
          <table:table-cell table:style-name="ce96" office:value-type="string">
            <text:p>“Sign Out” Button</text:p>
          </table:table-cell>
          <table:table-cell table:style-name="ce1"/>
          <table:table-cell table:style-name="ce96" office:value-type="string">
            <text:p>1. Login to the Channels with valid credentials</text:p>
            <text:p>2. Click on Procedures Explorer</text:p>
            <text:p>3. Click on 'Sign Out' Button</text:p>
          </table:table-cell>
          <table:table-cell table:style-name="ce96"/>
          <table:table-cell table:style-name="ce96"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22">
          <table:table-cell table:style-name="ce1" office:value-type="string">
            <text:p>PE013</text:p>
          </table:table-cell>
          <table:table-cell table:style-name="ce1" office:value-type="string">
            <text:p>L2</text:p>
          </table:table-cell>
          <table:table-cell table:style-name="ce96" office:value-type="string">
            <text:p>Invalid Organization or Invalid Agent</text:p>
          </table:table-cell>
          <table:table-cell table:style-name="ce1"/>
          <table:table-cell table:style-name="ce96"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96"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2" table:number-rows-repeated="2">
          <table:table-cell table:style-name="ce1" table:number-columns-repeated="2"/>
          <table:table-cell table:style-name="ce96"/>
          <table:table-cell table:style-name="ce1" table:number-columns-repeated="2"/>
          <table:table-cell table:style-name="ce96"/>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7" table:default-cell-style-name="ce174"/>
        <table:table-column table:style-name="co74" table:default-cell-style-name="ce174"/>
        <table:table-column table:style-name="co107" table:default-cell-style-name="ce174"/>
        <table:table-column table:style-name="co10" table:default-cell-style-name="ce174"/>
        <table:table-column table:style-name="co128" table:default-cell-style-name="ce174"/>
        <table:table-column table:style-name="co107" table:default-cell-style-name="ce174"/>
        <table:table-column table:style-name="co129" table:default-cell-style-name="ce174"/>
        <table:table-column table:style-name="co78" table:default-cell-style-name="ce174"/>
        <table:table-column table:style-name="co84" table:default-cell-style-name="ce174"/>
        <table:table-column table:style-name="co67" table:default-cell-style-name="ce174"/>
        <table:table-column table:style-name="co39" table:default-cell-style-name="ce174"/>
        <table:table-column table:style-name="co69" table:default-cell-style-name="ce174"/>
        <table:table-column table:style-name="co39" table:visibility="collapse" table:number-columns-repeated="5" table:default-cell-style-name="ce174"/>
        <table:table-column table:style-name="co122" table:default-cell-style-name="ce174"/>
        <table:table-column table:style-name="co123" table:default-cell-style-name="ce174"/>
        <table:table-column table:style-name="co24" table:default-cell-style-name="ce174"/>
        <table:table-column table:style-name="co39" table:number-columns-repeated="1002" table:default-cell-style-name="ce174"/>
        <table:table-column table:style-name="co39" table:default-cell-style-name="ce24"/>
        <table:table-column table:style-name="co23" table:default-cell-style-name="ce24"/>
        <table:table-row table:style-name="ro12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7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76" table:number-columns-repeated="1002"/>
          <table:table-cell table:number-columns-repeated="2"/>
        </table:table-row>
        <table:table-row table:style-name="ro80">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9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24">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29">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0">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1">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79">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2">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3">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4">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5">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6">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2">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97"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6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97"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7">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
          <table:table-cell table:style-name="ce96" table:number-columns-repeated="30"/>
          <table:table-cell table:number-columns-repeated="994"/>
        </table:table-row>
        <table:table-row table:style-name="ro2" table:number-rows-repeated="6">
          <table:table-cell table:style-name="ce9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5" table:default-cell-style-name="ce109"/>
        <table:table-column table:style-name="co130" table:default-cell-style-name="ce109"/>
        <table:table-column table:style-name="co33" table:default-cell-style-name="ce174"/>
        <table:table-column table:style-name="co12" table:default-cell-style-name="ce109"/>
        <table:table-column table:style-name="co131" table:default-cell-style-name="ce109"/>
        <table:table-column table:style-name="co15" table:default-cell-style-name="ce174"/>
        <table:table-column table:style-name="co132" table:default-cell-style-name="ce109"/>
        <table:table-column table:style-name="co133" table:default-cell-style-name="ce109"/>
        <table:table-column table:style-name="co10" table:default-cell-style-name="ce109"/>
        <table:table-column table:style-name="co134" table:default-cell-style-name="ce109"/>
        <table:table-column table:style-name="co8" table:default-cell-style-name="ce109"/>
        <table:table-column table:style-name="co135" table:default-cell-style-name="ce109"/>
        <table:table-column table:style-name="co39" table:visibility="collapse" table:number-columns-repeated="5" table:default-cell-style-name="ce109"/>
        <table:table-column table:style-name="co122" table:default-cell-style-name="ce109"/>
        <table:table-column table:style-name="co123"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138">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139">
          <table:table-cell table:style-name="ce89" office:value-type="string">
            <text:p>SG001_NewCalenderSurveyAboutMe</text:p>
          </table:table-cell>
          <table:table-cell table:style-name="ce89" office:value-type="string">
            <text:p>L0</text:p>
          </table:table-cell>
          <table:table-cell table:style-name="ce89" office:value-type="string">
            <text:p>User logged in to channels as access privilage 'User' is not able to view any options except News, Calendar, Surveys and About me</text:p>
          </table:table-cell>
          <table:table-cell table:style-name="ce89"/>
          <table:table-cell table:style-name="ce64" office:value-type="string">
            <text:p>1. Login to the Channels</text:p>
            <text:p>2. Click on 'My Information Sharing Guidelines' Link'</text:p>
          </table:table-cell>
          <table:table-cell table:style-name="ce89"/>
          <table:table-cell table:style-name="ce89" office:value-type="string">
            <text:p>1. Verify that user is able to view the Link “MY INFORMATION SHARING GUIDELINES”</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135</text:p>
          </table:table-cell>
          <table:table-cell table:style-name="ce89" office:value-type="string">
            <text:p>Closed</text:p>
          </table:table-cell>
          <table:table-cell table:style-name="ce112"/>
          <table:table-cell table:style-name="ce112" office:value-type="string">
            <text:p>NO</text:p>
          </table:table-cell>
          <table:table-cell table:style-name="ce112"/>
          <table:table-cell table:style-name="ce112" office:value-type="string">
            <text:p>NO</text:p>
          </table:table-cell>
          <table:table-cell table:style-name="ce112" office:value-type="string">
            <text:p>NO</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4" table:number-columns-repeated="1002"/>
          <table:table-cell table:style-name="ce42" table:number-columns-repeated="2"/>
        </table:table-row>
        <table:table-row table:style-name="ro140">
          <table:table-cell table:style-name="ce92"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41">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41">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02">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74"/>
          <table:table-cell/>
          <table:table-cell table:style-name="ce174"/>
          <table:table-cell table:number-columns-repeated="1017"/>
        </table:table-row>
        <table:table-row table:style-name="ro142">
          <table:table-cell table:number-columns-repeated="3"/>
          <table:table-cell table:style-name="ce1"/>
          <table:table-cell table:style-name="ce174"/>
          <table:table-cell/>
          <table:table-cell table:style-name="ce174"/>
          <table:table-cell table:number-columns-repeated="1017"/>
        </table:table-row>
        <table:table-row table:style-name="ro2" table:number-rows-repeated="4">
          <table:table-cell table:number-columns-repeated="3"/>
          <table:table-cell table:style-name="ce1"/>
          <table:table-cell table:style-name="ce174"/>
          <table:table-cell/>
          <table:table-cell table:style-name="ce174"/>
          <table:table-cell table:number-columns-repeated="1017"/>
        </table:table-row>
        <table:table-row table:style-name="ro2">
          <table:table-cell table:number-columns-repeated="3"/>
          <table:table-cell table:style-name="ce1"/>
          <table:table-cell table:style-name="ce174"/>
          <table:table-cell table:style-name="ce109"/>
          <table:table-cell table:style-name="ce174"/>
          <table:table-cell table:number-columns-repeated="1017"/>
        </table:table-row>
        <table:table-row table:style-name="ro2" table:number-rows-repeated="2">
          <table:table-cell table:number-columns-repeated="3"/>
          <table:table-cell table:style-name="ce1"/>
          <table:table-cell table:style-name="ce174"/>
          <table:table-cell table:style-name="ce1"/>
          <table:table-cell table:style-name="ce174"/>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70" table:number-columns-repeated="2" table:default-cell-style-name="ce24"/>
        <table:table-column table:style-name="co136" table:default-cell-style-name="ce24"/>
        <table:table-column table:style-name="co70" table:default-cell-style-name="ce24"/>
        <table:table-column table:style-name="co137" table:default-cell-style-name="ce24"/>
        <table:table-column table:style-name="co70" table:default-cell-style-name="ce24"/>
        <table:table-column table:style-name="co138" table:default-cell-style-name="ce24"/>
        <table:table-column table:style-name="co70" table:number-columns-repeated="2" table:default-cell-style-name="ce24"/>
        <table:table-column table:style-name="co139" table:default-cell-style-name="ce24"/>
        <table:table-column table:style-name="co70" table:number-columns-repeated="2" table:default-cell-style-name="ce24"/>
        <table:table-column table:style-name="co70" table:visibility="collapse" table:number-columns-repeated="5" table:default-cell-style-name="ce24"/>
        <table:table-column table:style-name="co122" table:default-cell-style-name="ce24"/>
        <table:table-column table:style-name="co123" table:default-cell-style-name="ce24"/>
        <table:table-column table:style-name="co24" table:default-cell-style-name="ce24"/>
        <table:table-column table:style-name="co70" table:number-columns-repeated="1003" table:default-cell-style-name="ce24"/>
        <table:table-column table:style-name="co23" table:default-cell-style-name="ce24"/>
        <table:table-row table:style-name="ro63">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143">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05" office:value-type="string">
            <text:p>YES</text:p>
          </table:table-cell>
          <table:table-cell table:style-name="ce92"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144">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145">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146">
          <table:table-cell table:style-name="ce105" table:number-columns-repeated="2"/>
          <table:table-cell table:style-name="ce39" office:value-type="string">
            <text:p>Send Feedback Button</text:p>
          </table:table-cell>
          <table:table-cell table:style-name="ce105" table:number-columns-repeated="3"/>
          <table:table-cell table:style-name="ce105" office:value-type="string">
            <text:p>Refer Home Page - HP010</text:p>
          </table:table-cell>
          <table:table-cell table:style-name="ce105" table:number-columns-repeated="14"/>
          <table:table-cell table:number-columns-repeated="1003"/>
        </table:table-row>
        <table:table-row table:style-name="ro92">
          <table:table-cell table:style-name="ce105" table:number-columns-repeated="2"/>
          <table:table-cell table:style-name="ce39" office:value-type="string">
            <text:p>Sending feedback “As a question without urgent flag”</text:p>
          </table:table-cell>
          <table:table-cell table:style-name="ce105" table:number-columns-repeated="3"/>
          <table:table-cell table:style-name="ce105" office:value-type="string">
            <text:p>Refer Home Page - HP011</text:p>
          </table:table-cell>
          <table:table-cell table:style-name="ce105" table:number-columns-repeated="14"/>
          <table:table-cell table:number-columns-repeated="1003"/>
        </table:table-row>
        <table:table-row table:style-name="ro91">
          <table:table-cell table:style-name="ce105" table:number-columns-repeated="2"/>
          <table:table-cell table:style-name="ce39" office:value-type="string">
            <text:p>Sending feedback “ As a problem without urgent flag”</text:p>
          </table:table-cell>
          <table:table-cell table:style-name="ce105" table:number-columns-repeated="3"/>
          <table:table-cell table:style-name="ce105" office:value-type="string">
            <text:p>Refer Home Page - HP012</text:p>
          </table:table-cell>
          <table:table-cell table:style-name="ce105" table:number-columns-repeated="14"/>
          <table:table-cell table:number-columns-repeated="1003"/>
        </table:table-row>
        <table:table-row table:style-name="ro147">
          <table:table-cell table:style-name="ce105" table:number-columns-repeated="2"/>
          <table:table-cell table:style-name="ce39" office:value-type="string">
            <text:p>Sending feedback “ As a suggestion without urgent flag”</text:p>
          </table:table-cell>
          <table:table-cell table:style-name="ce105" table:number-columns-repeated="3"/>
          <table:table-cell table:style-name="ce105" office:value-type="string">
            <text:p>Refer Home Page - HP013</text:p>
          </table:table-cell>
          <table:table-cell table:style-name="ce105" table:number-columns-repeated="14"/>
          <table:table-cell table:number-columns-repeated="1003"/>
        </table:table-row>
        <table:table-row table:style-name="ro148">
          <table:table-cell table:style-name="ce105" table:number-columns-repeated="2"/>
          <table:table-cell table:style-name="ce39" office:value-type="string">
            <text:p>Sending feedback “ As a question with urgent flag”</text:p>
          </table:table-cell>
          <table:table-cell table:style-name="ce105" table:number-columns-repeated="3"/>
          <table:table-cell table:style-name="ce105" office:value-type="string">
            <text:p>Refer Home Page - HP014</text:p>
          </table:table-cell>
          <table:table-cell table:style-name="ce105" table:number-columns-repeated="14"/>
          <table:table-cell table:number-columns-repeated="1003"/>
        </table:table-row>
        <table:table-row table:style-name="ro149">
          <table:table-cell table:style-name="ce105" table:number-columns-repeated="2"/>
          <table:table-cell table:style-name="ce39" office:value-type="string">
            <text:p>Sending feedback <text:s/>“ As a problem with urgent flag”</text:p>
          </table:table-cell>
          <table:table-cell table:style-name="ce105" table:number-columns-repeated="3"/>
          <table:table-cell table:style-name="ce105" office:value-type="string">
            <text:p>Refer Home Page - HP015</text:p>
          </table:table-cell>
          <table:table-cell table:style-name="ce105" table:number-columns-repeated="14"/>
          <table:table-cell table:number-columns-repeated="1003"/>
        </table:table-row>
        <table:table-row table:style-name="ro19">
          <table:table-cell table:style-name="ce105" table:number-columns-repeated="2"/>
          <table:table-cell table:style-name="ce39" office:value-type="string">
            <text:p>Sending feedback “ As a suggestion with urgent flag”</text:p>
          </table:table-cell>
          <table:table-cell table:style-name="ce105" table:number-columns-repeated="3"/>
          <table:table-cell table:style-name="ce105" office:value-type="string">
            <text:p>Refer Home Page - HP016</text:p>
          </table:table-cell>
          <table:table-cell table:style-name="ce105" table:number-columns-repeated="14"/>
          <table:table-cell table:number-columns-repeated="1003"/>
        </table:table-row>
        <table:table-row table:style-name="ro63">
          <table:table-cell table:style-name="ce147" table:number-columns-repeated="2"/>
          <table:table-cell table:style-name="ce38" office:value-type="string">
            <text:p>Validation / notification require if feedback send to invalid email or email that does not exists]</text:p>
          </table:table-cell>
          <table:table-cell table:style-name="ce147" table:number-columns-repeated="3"/>
          <table:table-cell table:style-name="ce147" office:value-type="string">
            <text:p>Refer Home Page - HP017</text:p>
          </table:table-cell>
          <table:table-cell table:style-name="ce147" table:number-columns-repeated="14"/>
          <table:table-cell table:style-name="ce86" table:number-columns-repeated="1003"/>
        </table:table-row>
        <table:table-row table:style-name="ro102">
          <table:table-cell table:style-name="ce105" table:number-columns-repeated="2"/>
          <table:table-cell table:style-name="ce39" office:value-type="string">
            <text:p>Send Feedback – Cancel Operation</text:p>
          </table:table-cell>
          <table:table-cell table:style-name="ce105" table:number-columns-repeated="3"/>
          <table:table-cell table:style-name="ce105" office:value-type="string">
            <text:p>Refer Home Page - HP018</text:p>
          </table:table-cell>
          <table:table-cell table:style-name="ce105"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Times New Roman" svg:font-family="'Times New Roman'" style:font-family-generic="roman" style:font-pitch="variable"/>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6">11/16/2011</text:date>, <text:time>15:39:2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16T15:39:24.65</dc:date>
    <meta:editing-cycles>2823</meta:editing-cycles>
    <meta:editing-duration>PT183H30M57S</meta:editing-duration>
    <meta:document-statistic meta:table-count="18" meta:cell-count="9565" meta:object-count="0"/>
  </office:meta>
</office:document-meta>
</file>